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4.662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829cm"/>
    </style:style>
    <style:style style:name="co10" style:family="table-column">
      <style:table-column-properties fo:break-before="auto" style:column-width="4.46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6"/>
    <style:style style:name="ce2" style:family="table-cell" style:parent-style-name="Default" style:data-style-name="N106">
      <style:table-cell-properties fo:background-color="#ffff99"/>
    </style:style>
    <style:style style:name="ce3" style:family="table-cell" style:parent-style-name="Default" style:data-style-name="N106">
      <style:table-cell-properties fo:background-color="#ffcccc"/>
    </style:style>
    <style:style style:name="ce4" style:family="table-cell" style:parent-style-name="Default" style:data-style-name="N106">
      <style:table-cell-properties fo:background-color="transparen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ffff99"/>
    </style:style>
    <style:style style:name="ce7" style:family="table-cell" style:parent-style-name="Default" style:data-style-name="N0">
      <style:table-cell-properties fo:background-color="#ffcccc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ffff99"/>
    </style:style>
    <style:style style:name="ce11" style:family="table-cell" style:parent-style-name="Default" style:data-style-name="N11">
      <style:table-cell-properties fo:background-color="#ffcccc"/>
    </style:style>
    <style:style style:name="ce12" style:family="table-cell" style:parent-style-name="Default" style:data-style-name="N11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9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8" table:number-columns-repeated="1011" table:default-cell-style-name="ce1"/>
        <table:table-row table:style-name="ro1">
          <table:table-cell office:value-type="string">
            <text:p>country</text:p>
          </table:table-cell>
          <table:table-cell office:value-type="string">
            <text:p>population</text:p>
          </table:table-cell>
          <table:table-cell office:value-type="string">
            <text:p>gdp</text:p>
          </table:table-cell>
          <table:table-cell office:value-type="string">
            <text:p>funding percent</text:p>
          </table:table-cell>
          <table:table-cell office:value-type="string">
            <text:p>per year</text:p>
          </table:table-cell>
          <table:table-cell office:value-type="string">
            <text:p>per month</text:p>
          </table:table-cell>
          <table:table-cell office:value-type="string">
            <text:p>running total</text:p>
          </table:table-cell>
          <table:table-cell/>
          <table:table-cell office:value-type="string">
            <text:p>start rating</text:p>
          </table:table-cell>
          <table:table-cell office:value-type="string">
            <text:p>adjusted funding</text:p>
          </table:table-cell>
          <table:table-cell office:value-type="string">
            <text:p>running total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United States</text:p>
          </table:table-cell>
          <table:table-cell table:style-name="ce6" office:value-type="float" office:value="329484123">
            <text:p>329484123</text:p>
          </table:table-cell>
          <table:table-cell table:style-name="ce2" office:value-type="currency" office:currency="USD" office:value="20936600000000">
            <text:p>$20,936,600,000,000.00</text:p>
          </table:table-cell>
          <table:table-cell table:style-name="ce10" office:value-type="percentage" office:value="0.0025">
            <text:p>0.25%</text:p>
          </table:table-cell>
          <table:table-cell table:style-name="ce2" table:formula="of:=[.C2]*[.D2]" office:value-type="currency" office:currency="USD" office:value="52341500000">
            <text:p>$52,341,500,000.00</text:p>
          </table:table-cell>
          <table:table-cell table:style-name="ce2" table:formula="of:=[.E2]/12" office:value-type="currency" office:currency="USD" office:value="4361791666.66667">
            <text:p>$4,361,791,666.67</text:p>
          </table:table-cell>
          <table:table-cell table:style-name="ce2" table:formula="of:=[.F2]" office:value-type="currency" office:currency="USD" office:value="4361791666.66667">
            <text:p>$4,361,791,666.67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2]*[.I2]" office:value-type="currency" office:currency="USD" office:value="4361791666.66667">
            <text:p>$4,361,791,666.67</text:p>
          </table:table-cell>
          <table:table-cell table:style-name="ce2" table:formula="of:=[.J2]" office:value-type="currency" office:currency="USD" office:value="4361791666.66667">
            <text:p>$4,361,791,666.6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hina</text:p>
          </table:table-cell>
          <table:table-cell table:style-name="ce6" office:value-type="float" office:value="1402112000">
            <text:p>1402112000</text:p>
          </table:table-cell>
          <table:table-cell table:style-name="ce2" office:value-type="currency" office:currency="USD" office:value="14722730697890.1">
            <text:p>$14,722,730,697,890.10</text:p>
          </table:table-cell>
          <table:table-cell table:style-name="ce10" table:formula="of:=[.D2]" office:value-type="percentage" office:value="0.0025">
            <text:p>0.25%</text:p>
          </table:table-cell>
          <table:table-cell table:style-name="ce2" table:formula="of:=[.C3]*[.D3]" office:value-type="currency" office:currency="USD" office:value="36806826744.7252">
            <text:p>$36,806,826,744.73</text:p>
          </table:table-cell>
          <table:table-cell table:style-name="ce2" table:formula="of:=[.E3]/12" office:value-type="currency" office:currency="USD" office:value="3067235562.06044">
            <text:p>$3,067,235,562.06</text:p>
          </table:table-cell>
          <table:table-cell table:style-name="ce2" table:formula="of:=[.F3]+[.G2]" office:value-type="currency" office:currency="USD" office:value="7429027228.7271">
            <text:p>$7,429,027,228.73</text:p>
          </table:table-cell>
          <table:table-cell table:style-name="ce3"/>
          <table:table-cell table:style-name="ce5" office:value-type="float" office:value="0.25">
            <text:p>0.25</text:p>
          </table:table-cell>
          <table:table-cell table:formula="of:=[.F3]*[.I3]" office:value-type="currency" office:currency="USD" office:value="766808890.515109">
            <text:p>$766,808,890.52</text:p>
          </table:table-cell>
          <table:table-cell table:style-name="ce2" table:formula="of:=[.J3]+[.K2]" office:value-type="currency" office:currency="USD" office:value="5128600557.18178">
            <text:p>$5,128,600,557.1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Japan</text:p>
          </table:table-cell>
          <table:table-cell table:style-name="ce6" office:value-type="float" office:value="125836021">
            <text:p>125836021</text:p>
          </table:table-cell>
          <table:table-cell table:style-name="ce2" office:value-type="currency" office:currency="USD" office:value="4975415241562.52">
            <text:p>$4,975,415,241,562.52</text:p>
          </table:table-cell>
          <table:table-cell table:style-name="ce10" table:formula="of:=[.D3]" office:value-type="percentage" office:value="0.0025">
            <text:p>0.25%</text:p>
          </table:table-cell>
          <table:table-cell table:style-name="ce2" table:formula="of:=[.C4]*[.D4]" office:value-type="currency" office:currency="USD" office:value="12438538103.9063">
            <text:p>$12,438,538,103.91</text:p>
          </table:table-cell>
          <table:table-cell table:style-name="ce2" table:formula="of:=[.E4]/12" office:value-type="currency" office:currency="USD" office:value="1036544841.99219">
            <text:p>$1,036,544,841.99</text:p>
          </table:table-cell>
          <table:table-cell table:style-name="ce2" table:formula="of:=[.F4]+[.G3]" office:value-type="currency" office:currency="USD" office:value="8465572070.7193">
            <text:p>$8,465,572,070.72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4]*[.I4]" office:value-type="currency" office:currency="USD" office:value="1036544841.99219">
            <text:p>$1,036,544,841.99</text:p>
          </table:table-cell>
          <table:table-cell table:style-name="ce2" table:formula="of:=[.J4]+[.K3]" office:value-type="currency" office:currency="USD" office:value="6165145399.17397">
            <text:p>$6,165,145,399.1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Germany</text:p>
          </table:table-cell>
          <table:table-cell table:style-name="ce6" office:value-type="float" office:value="83240525">
            <text:p>83240525</text:p>
          </table:table-cell>
          <table:table-cell table:style-name="ce2" office:value-type="currency" office:currency="USD" office:value="3846413928653.71">
            <text:p>$3,846,413,928,653.71</text:p>
          </table:table-cell>
          <table:table-cell table:style-name="ce10" table:formula="of:=[.D4]" office:value-type="percentage" office:value="0.0025">
            <text:p>0.25%</text:p>
          </table:table-cell>
          <table:table-cell table:style-name="ce2" table:formula="of:=[.C5]*[.D5]" office:value-type="currency" office:currency="USD" office:value="9616034821.63428">
            <text:p>$9,616,034,821.63</text:p>
          </table:table-cell>
          <table:table-cell table:style-name="ce2" table:formula="of:=[.E5]/12" office:value-type="currency" office:currency="USD" office:value="801336235.13619">
            <text:p>$801,336,235.14</text:p>
          </table:table-cell>
          <table:table-cell table:style-name="ce2" table:formula="of:=[.F5]+[.G4]" office:value-type="currency" office:currency="USD" office:value="9266908305.85549">
            <text:p>$9,266,908,305.86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5]*[.I5]" office:value-type="currency" office:currency="USD" office:value="801336235.13619">
            <text:p>$801,336,235.14</text:p>
          </table:table-cell>
          <table:table-cell table:style-name="ce2" table:formula="of:=[.J5]+[.K4]" office:value-type="currency" office:currency="USD" office:value="6966481634.31016">
            <text:p>$6,966,481,634.3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United Kingdom</text:p>
          </table:table-cell>
          <table:table-cell table:style-name="ce6" office:value-type="float" office:value="67215293">
            <text:p>67215293</text:p>
          </table:table-cell>
          <table:table-cell table:style-name="ce2" office:value-type="currency" office:currency="USD" office:value="2707743777173.91">
            <text:p>$2,707,743,777,173.91</text:p>
          </table:table-cell>
          <table:table-cell table:style-name="ce10" table:formula="of:=[.D5]" office:value-type="percentage" office:value="0.0025">
            <text:p>0.25%</text:p>
          </table:table-cell>
          <table:table-cell table:style-name="ce2" table:formula="of:=[.C6]*[.D6]" office:value-type="currency" office:currency="USD" office:value="6769359442.93478">
            <text:p>$6,769,359,442.93</text:p>
          </table:table-cell>
          <table:table-cell table:style-name="ce2" table:formula="of:=[.E6]/12" office:value-type="currency" office:currency="USD" office:value="564113286.911231">
            <text:p>$564,113,286.91</text:p>
          </table:table-cell>
          <table:table-cell table:style-name="ce2" table:formula="of:=[.F6]+[.G5]" office:value-type="currency" office:currency="USD" office:value="9831021592.76672">
            <text:p>$9,831,021,592.77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6]*[.I6]" office:value-type="currency" office:currency="USD" office:value="564113286.911231">
            <text:p>$564,113,286.91</text:p>
          </table:table-cell>
          <table:table-cell table:style-name="ce2" table:formula="of:=[.J6]+[.K5]" office:value-type="currency" office:currency="USD" office:value="7530594921.22139">
            <text:p>$7,530,594,921.22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France</text:p>
          </table:table-cell>
          <table:table-cell table:style-name="ce6" office:value-type="float" office:value="67391582">
            <text:p>67391582</text:p>
          </table:table-cell>
          <table:table-cell table:style-name="ce2" office:value-type="currency" office:currency="USD" office:value="2630317731455.26">
            <text:p>$2,630,317,731,455.26</text:p>
          </table:table-cell>
          <table:table-cell table:style-name="ce10" table:formula="of:=[.D6]" office:value-type="percentage" office:value="0.0025">
            <text:p>0.25%</text:p>
          </table:table-cell>
          <table:table-cell table:style-name="ce2" table:formula="of:=[.C7]*[.D7]" office:value-type="currency" office:currency="USD" office:value="6575794328.63815">
            <text:p>$6,575,794,328.64</text:p>
          </table:table-cell>
          <table:table-cell table:style-name="ce2" table:formula="of:=[.E7]/12" office:value-type="currency" office:currency="USD" office:value="547982860.719846">
            <text:p>$547,982,860.72</text:p>
          </table:table-cell>
          <table:table-cell table:style-name="ce2" table:formula="of:=[.F7]+[.G6]" office:value-type="currency" office:currency="USD" office:value="10379004453.4866">
            <text:p>$10,379,004,453.49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7]*[.I7]" office:value-type="currency" office:currency="USD" office:value="547982860.719846">
            <text:p>$547,982,860.72</text:p>
          </table:table-cell>
          <table:table-cell table:style-name="ce2" table:formula="of:=[.J7]+[.K6]" office:value-type="currency" office:currency="USD" office:value="8078577781.94123">
            <text:p>$8,078,577,781.9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India</text:p>
          </table:table-cell>
          <table:table-cell table:style-name="ce6" office:value-type="float" office:value="1380004385">
            <text:p>1380004385</text:p>
          </table:table-cell>
          <table:table-cell table:style-name="ce2" office:value-type="currency" office:currency="USD" office:value="2622983732006.45">
            <text:p>$2,622,983,732,006.45</text:p>
          </table:table-cell>
          <table:table-cell table:style-name="ce10" table:formula="of:=[.D7]" office:value-type="percentage" office:value="0.0025">
            <text:p>0.25%</text:p>
          </table:table-cell>
          <table:table-cell table:style-name="ce2" table:formula="of:=[.C8]*[.D8]" office:value-type="currency" office:currency="USD" office:value="6557459330.01613">
            <text:p>$6,557,459,330.02</text:p>
          </table:table-cell>
          <table:table-cell table:style-name="ce2" table:formula="of:=[.E8]/12" office:value-type="currency" office:currency="USD" office:value="546454944.168011">
            <text:p>$546,454,944.17</text:p>
          </table:table-cell>
          <table:table-cell table:style-name="ce2" table:formula="of:=[.F8]+[.G7]" office:value-type="currency" office:currency="USD" office:value="10925459397.6546">
            <text:p>$10,925,459,397.65</text:p>
          </table:table-cell>
          <table:table-cell table:style-name="ce3"/>
          <table:table-cell table:style-name="ce5" office:value-type="float" office:value="0.75">
            <text:p>0.75</text:p>
          </table:table-cell>
          <table:table-cell table:formula="of:=[.F8]*[.I8]" office:value-type="currency" office:currency="USD" office:value="409841208.126008">
            <text:p>$409,841,208.13</text:p>
          </table:table-cell>
          <table:table-cell table:style-name="ce2" table:formula="of:=[.J8]+[.K7]" office:value-type="currency" office:currency="USD" office:value="8488418990.06724">
            <text:p>$8,488,418,990.0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Italy</text:p>
          </table:table-cell>
          <table:table-cell table:style-name="ce6" office:value-type="float" office:value="59554023">
            <text:p>59554023</text:p>
          </table:table-cell>
          <table:table-cell table:style-name="ce2" office:value-type="currency" office:currency="USD" office:value="1886445268340.71">
            <text:p>$1,886,445,268,340.71</text:p>
          </table:table-cell>
          <table:table-cell table:style-name="ce10" table:formula="of:=[.D8]" office:value-type="percentage" office:value="0.0025">
            <text:p>0.25%</text:p>
          </table:table-cell>
          <table:table-cell table:style-name="ce2" table:formula="of:=[.C9]*[.D9]" office:value-type="currency" office:currency="USD" office:value="4716113170.85178">
            <text:p>$4,716,113,170.85</text:p>
          </table:table-cell>
          <table:table-cell table:style-name="ce2" table:formula="of:=[.E9]/12" office:value-type="currency" office:currency="USD" office:value="393009430.904315">
            <text:p>$393,009,430.90</text:p>
          </table:table-cell>
          <table:table-cell table:style-name="ce2" table:formula="of:=[.F9]+[.G8]" office:value-type="currency" office:currency="USD" office:value="11318468828.5589">
            <text:p>$11,318,468,828.56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9]*[.I9]" office:value-type="currency" office:currency="USD" office:value="393009430.904315">
            <text:p>$393,009,430.90</text:p>
          </table:table-cell>
          <table:table-cell table:style-name="ce2" table:formula="of:=[.J9]+[.K8]" office:value-type="currency" office:currency="USD" office:value="8881428420.97156">
            <text:p>$8,881,428,420.9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anada</text:p>
          </table:table-cell>
          <table:table-cell table:style-name="ce6" office:value-type="float" office:value="38005238">
            <text:p>38005238</text:p>
          </table:table-cell>
          <table:table-cell table:style-name="ce2" office:value-type="currency" office:currency="USD" office:value="1644037286481.26">
            <text:p>$1,644,037,286,481.26</text:p>
          </table:table-cell>
          <table:table-cell table:style-name="ce10" table:formula="of:=[.D9]" office:value-type="percentage" office:value="0.0025">
            <text:p>0.25%</text:p>
          </table:table-cell>
          <table:table-cell table:style-name="ce2" table:formula="of:=[.C10]*[.D10]" office:value-type="currency" office:currency="USD" office:value="4110093216.20315">
            <text:p>$4,110,093,216.20</text:p>
          </table:table-cell>
          <table:table-cell table:style-name="ce2" table:formula="of:=[.E10]/12" office:value-type="currency" office:currency="USD" office:value="342507768.016929">
            <text:p>$342,507,768.02</text:p>
          </table:table-cell>
          <table:table-cell table:style-name="ce2" table:formula="of:=[.F10]+[.G9]" office:value-type="currency" office:currency="USD" office:value="11660976596.5758">
            <text:p>$11,660,976,596.58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10]*[.I10]" office:value-type="currency" office:currency="USD" office:value="342507768.016929">
            <text:p>$342,507,768.02</text:p>
          </table:table-cell>
          <table:table-cell table:style-name="ce2" table:formula="of:=[.J10]+[.K9]" office:value-type="currency" office:currency="USD" office:value="9223936188.98849">
            <text:p>$9,223,936,188.99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outh Korea</text:p>
          </table:table-cell>
          <table:table-cell table:style-name="ce6" office:value-type="float" office:value="51780579">
            <text:p>51780579</text:p>
          </table:table-cell>
          <table:table-cell table:style-name="ce2" office:value-type="currency" office:currency="USD" office:value="1630525005469.11">
            <text:p>$1,630,525,005,469.11</text:p>
          </table:table-cell>
          <table:table-cell table:style-name="ce10" table:formula="of:=[.D10]" office:value-type="percentage" office:value="0.0025">
            <text:p>0.25%</text:p>
          </table:table-cell>
          <table:table-cell table:style-name="ce2" table:formula="of:=[.C11]*[.D11]" office:value-type="currency" office:currency="USD" office:value="4076312513.67278">
            <text:p>$4,076,312,513.67</text:p>
          </table:table-cell>
          <table:table-cell table:style-name="ce2" table:formula="of:=[.E11]/12" office:value-type="currency" office:currency="USD" office:value="339692709.472731">
            <text:p>$339,692,709.47</text:p>
          </table:table-cell>
          <table:table-cell table:style-name="ce2" table:formula="of:=[.F11]+[.G10]" office:value-type="currency" office:currency="USD" office:value="12000669306.0486">
            <text:p>$12,000,669,306.05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11]*[.I11]" office:value-type="currency" office:currency="USD" office:value="339692709.472731">
            <text:p>$339,692,709.47</text:p>
          </table:table-cell>
          <table:table-cell table:style-name="ce2" table:formula="of:=[.J11]+[.K10]" office:value-type="currency" office:currency="USD" office:value="9563628898.46122">
            <text:p>$9,563,628,898.4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Russian Federation</text:p>
          </table:table-cell>
          <table:table-cell table:style-name="ce6" office:value-type="float" office:value="144104080">
            <text:p>144104080</text:p>
          </table:table-cell>
          <table:table-cell table:style-name="ce2" office:value-type="currency" office:currency="USD" office:value="1483497784867.6">
            <text:p>$1,483,497,784,867.60</text:p>
          </table:table-cell>
          <table:table-cell table:style-name="ce10" table:formula="of:=[.D11]" office:value-type="percentage" office:value="0.0025">
            <text:p>0.25%</text:p>
          </table:table-cell>
          <table:table-cell table:style-name="ce2" table:formula="of:=[.C12]*[.D12]" office:value-type="currency" office:currency="USD" office:value="3708744462.169">
            <text:p>$3,708,744,462.17</text:p>
          </table:table-cell>
          <table:table-cell table:style-name="ce2" table:formula="of:=[.E12]/12" office:value-type="currency" office:currency="USD" office:value="309062038.514083">
            <text:p>$309,062,038.51</text:p>
          </table:table-cell>
          <table:table-cell table:style-name="ce2" table:formula="of:=[.F12]+[.G11]" office:value-type="currency" office:currency="USD" office:value="12309731344.5626">
            <text:p>$12,309,731,344.56</text:p>
          </table:table-cell>
          <table:table-cell table:style-name="ce3"/>
          <table:table-cell table:style-name="ce5" office:value-type="float" office:value="0.5">
            <text:p>0.5</text:p>
          </table:table-cell>
          <table:table-cell table:formula="of:=[.F12]*[.I12]" office:value-type="currency" office:currency="USD" office:value="154531019.257042">
            <text:p>$154,531,019.26</text:p>
          </table:table-cell>
          <table:table-cell table:style-name="ce2" table:formula="of:=[.J12]+[.K11]" office:value-type="currency" office:currency="USD" office:value="9718159917.71826">
            <text:p>$9,718,159,917.72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razil</text:p>
          </table:table-cell>
          <table:table-cell table:style-name="ce6" office:value-type="float" office:value="212559409">
            <text:p>212559409</text:p>
          </table:table-cell>
          <table:table-cell table:style-name="ce2" office:value-type="currency" office:currency="USD" office:value="1444733258971.65">
            <text:p>$1,444,733,258,971.65</text:p>
          </table:table-cell>
          <table:table-cell table:style-name="ce10" table:formula="of:=[.D12]" office:value-type="percentage" office:value="0.0025">
            <text:p>0.25%</text:p>
          </table:table-cell>
          <table:table-cell table:style-name="ce2" table:formula="of:=[.C13]*[.D13]" office:value-type="currency" office:currency="USD" office:value="3611833147.42912">
            <text:p>$3,611,833,147.43</text:p>
          </table:table-cell>
          <table:table-cell table:style-name="ce2" table:formula="of:=[.E13]/12" office:value-type="currency" office:currency="USD" office:value="300986095.619094">
            <text:p>$300,986,095.62</text:p>
          </table:table-cell>
          <table:table-cell table:style-name="ce2" table:formula="of:=[.F13]+[.G12]" office:value-type="currency" office:currency="USD" office:value="12610717440.1817">
            <text:p>$12,610,717,440.18</text:p>
          </table:table-cell>
          <table:table-cell table:style-name="ce3"/>
          <table:table-cell table:style-name="ce5" office:value-type="float" office:value="0.5">
            <text:p>0.5</text:p>
          </table:table-cell>
          <table:table-cell table:formula="of:=[.F13]*[.I13]" office:value-type="currency" office:currency="USD" office:value="150493047.809547">
            <text:p>$150,493,047.81</text:p>
          </table:table-cell>
          <table:table-cell table:style-name="ce2" table:formula="of:=[.J13]+[.K12]" office:value-type="currency" office:currency="USD" office:value="9868652965.52781">
            <text:p>$9,868,652,965.53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Australia</text:p>
          </table:table-cell>
          <table:table-cell table:style-name="ce6" office:value-type="float" office:value="25687041">
            <text:p>25687041</text:p>
          </table:table-cell>
          <table:table-cell table:style-name="ce2" office:value-type="currency" office:currency="USD" office:value="1330900925056.98">
            <text:p>$1,330,900,925,056.98</text:p>
          </table:table-cell>
          <table:table-cell table:style-name="ce10" table:formula="of:=[.D13]" office:value-type="percentage" office:value="0.0025">
            <text:p>0.25%</text:p>
          </table:table-cell>
          <table:table-cell table:style-name="ce2" table:formula="of:=[.C14]*[.D14]" office:value-type="currency" office:currency="USD" office:value="3327252312.64245">
            <text:p>$3,327,252,312.64</text:p>
          </table:table-cell>
          <table:table-cell table:style-name="ce2" table:formula="of:=[.E14]/12" office:value-type="currency" office:currency="USD" office:value="277271026.053537">
            <text:p>$277,271,026.05</text:p>
          </table:table-cell>
          <table:table-cell table:style-name="ce2" table:formula="of:=[.F14]+[.G13]" office:value-type="currency" office:currency="USD" office:value="12887988466.2353">
            <text:p>$12,887,988,466.24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14]*[.I14]" office:value-type="currency" office:currency="USD" office:value="277271026.053537">
            <text:p>$277,271,026.05</text:p>
          </table:table-cell>
          <table:table-cell table:style-name="ce2" table:formula="of:=[.J14]+[.K13]" office:value-type="currency" office:currency="USD" office:value="10145923991.5813">
            <text:p>$10,145,923,991.5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pain</text:p>
          </table:table-cell>
          <table:table-cell table:style-name="ce6" office:value-type="float" office:value="47351567">
            <text:p>47351567</text:p>
          </table:table-cell>
          <table:table-cell table:style-name="ce2" office:value-type="currency" office:currency="USD" office:value="1281484640043.58">
            <text:p>$1,281,484,640,043.58</text:p>
          </table:table-cell>
          <table:table-cell table:style-name="ce10" table:formula="of:=[.D14]" office:value-type="percentage" office:value="0.0025">
            <text:p>0.25%</text:p>
          </table:table-cell>
          <table:table-cell table:style-name="ce2" table:formula="of:=[.C15]*[.D15]" office:value-type="currency" office:currency="USD" office:value="3203711600.10895">
            <text:p>$3,203,711,600.11</text:p>
          </table:table-cell>
          <table:table-cell table:style-name="ce2" table:formula="of:=[.E15]/12" office:value-type="currency" office:currency="USD" office:value="266975966.675746">
            <text:p>$266,975,966.68</text:p>
          </table:table-cell>
          <table:table-cell table:style-name="ce2" table:formula="of:=[.F15]+[.G14]" office:value-type="currency" office:currency="USD" office:value="13154964432.911">
            <text:p>$13,154,964,432.91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15]*[.I15]" office:value-type="currency" office:currency="USD" office:value="266975966.675746">
            <text:p>$266,975,966.68</text:p>
          </table:table-cell>
          <table:table-cell table:style-name="ce2" table:formula="of:=[.J15]+[.K14]" office:value-type="currency" office:currency="USD" office:value="10412899958.2571">
            <text:p>$10,412,899,958.2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Mexico</text:p>
          </table:table-cell>
          <table:table-cell table:style-name="ce6" office:value-type="float" office:value="128932753">
            <text:p>128932753</text:p>
          </table:table-cell>
          <table:table-cell table:style-name="ce2" office:value-type="currency" office:currency="USD" office:value="1076163316174.94">
            <text:p>$1,076,163,316,174.94</text:p>
          </table:table-cell>
          <table:table-cell table:style-name="ce10" table:formula="of:=[.D15]" office:value-type="percentage" office:value="0.0025">
            <text:p>0.25%</text:p>
          </table:table-cell>
          <table:table-cell table:style-name="ce2" table:formula="of:=[.C16]*[.D16]" office:value-type="currency" office:currency="USD" office:value="2690408290.43735">
            <text:p>$2,690,408,290.44</text:p>
          </table:table-cell>
          <table:table-cell table:style-name="ce2" table:formula="of:=[.E16]/12" office:value-type="currency" office:currency="USD" office:value="224200690.869779">
            <text:p>$224,200,690.87</text:p>
          </table:table-cell>
          <table:table-cell table:style-name="ce2" table:formula="of:=[.F16]+[.G15]" office:value-type="currency" office:currency="USD" office:value="13379165123.7808">
            <text:p>$13,379,165,123.78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16]*[.I16]" office:value-type="currency" office:currency="USD" office:value="224200690.869779">
            <text:p>$224,200,690.87</text:p>
          </table:table-cell>
          <table:table-cell table:style-name="ce2" table:formula="of:=[.J16]+[.K15]" office:value-type="currency" office:currency="USD" office:value="10637100649.1269">
            <text:p>$10,637,100,649.13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Indonesia</text:p>
          </table:table-cell>
          <table:table-cell table:style-name="ce6" office:value-type="float" office:value="273523621">
            <text:p>273523621</text:p>
          </table:table-cell>
          <table:table-cell table:style-name="ce2" office:value-type="currency" office:currency="USD" office:value="1058423838345.14">
            <text:p>$1,058,423,838,345.14</text:p>
          </table:table-cell>
          <table:table-cell table:style-name="ce10" table:formula="of:=[.D16]" office:value-type="percentage" office:value="0.0025">
            <text:p>0.25%</text:p>
          </table:table-cell>
          <table:table-cell table:style-name="ce2" table:formula="of:=[.C17]*[.D17]" office:value-type="currency" office:currency="USD" office:value="2646059595.86285">
            <text:p>$2,646,059,595.86</text:p>
          </table:table-cell>
          <table:table-cell table:style-name="ce2" table:formula="of:=[.E17]/12" office:value-type="currency" office:currency="USD" office:value="220504966.321904">
            <text:p>$220,504,966.32</text:p>
          </table:table-cell>
          <table:table-cell table:style-name="ce2" table:formula="of:=[.F17]+[.G16]" office:value-type="currency" office:currency="USD" office:value="13599670090.1027">
            <text:p>$13,599,670,090.10</text:p>
          </table:table-cell>
          <table:table-cell table:style-name="ce3"/>
          <table:table-cell table:style-name="ce5" office:value-type="float" office:value="0.75">
            <text:p>0.75</text:p>
          </table:table-cell>
          <table:table-cell table:formula="of:=[.F17]*[.I17]" office:value-type="currency" office:currency="USD" office:value="165378724.741428">
            <text:p>$165,378,724.74</text:p>
          </table:table-cell>
          <table:table-cell table:style-name="ce2" table:formula="of:=[.J17]+[.K16]" office:value-type="currency" office:currency="USD" office:value="10802479373.8683">
            <text:p>$10,802,479,373.8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Netherlands</text:p>
          </table:table-cell>
          <table:table-cell table:style-name="ce6" office:value-type="float" office:value="17441139">
            <text:p>17441139</text:p>
          </table:table-cell>
          <table:table-cell table:style-name="ce2" office:value-type="currency" office:currency="USD" office:value="913865395789.886">
            <text:p>$913,865,395,789.89</text:p>
          </table:table-cell>
          <table:table-cell table:style-name="ce10" table:formula="of:=[.D17]" office:value-type="percentage" office:value="0.0025">
            <text:p>0.25%</text:p>
          </table:table-cell>
          <table:table-cell table:style-name="ce2" table:formula="of:=[.C18]*[.D18]" office:value-type="currency" office:currency="USD" office:value="2284663489.47471">
            <text:p>$2,284,663,489.47</text:p>
          </table:table-cell>
          <table:table-cell table:style-name="ce2" table:formula="of:=[.E18]/12" office:value-type="currency" office:currency="USD" office:value="190388624.122893">
            <text:p>$190,388,624.12</text:p>
          </table:table-cell>
          <table:table-cell table:style-name="ce2" table:formula="of:=[.F18]+[.G17]" office:value-type="currency" office:currency="USD" office:value="13790058714.2256">
            <text:p>$13,790,058,714.2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18]*[.I18]" office:value-type="currency" office:currency="USD" office:value="190388624.122893">
            <text:p>$190,388,624.12</text:p>
          </table:table-cell>
          <table:table-cell table:style-name="ce2" table:formula="of:=[.J18]+[.K17]" office:value-type="currency" office:currency="USD" office:value="10992867997.9912">
            <text:p>$10,992,867,997.99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witzerland</text:p>
          </table:table-cell>
          <table:table-cell table:style-name="ce6" office:value-type="float" office:value="8636896">
            <text:p>8636896</text:p>
          </table:table-cell>
          <table:table-cell table:style-name="ce2" office:value-type="currency" office:currency="USD" office:value="752248045730.11">
            <text:p>$752,248,045,730.11</text:p>
          </table:table-cell>
          <table:table-cell table:style-name="ce10" table:formula="of:=[.D18]" office:value-type="percentage" office:value="0.0025">
            <text:p>0.25%</text:p>
          </table:table-cell>
          <table:table-cell table:style-name="ce2" table:formula="of:=[.C19]*[.D19]" office:value-type="currency" office:currency="USD" office:value="1880620114.32528">
            <text:p>$1,880,620,114.33</text:p>
          </table:table-cell>
          <table:table-cell table:style-name="ce2" table:formula="of:=[.E19]/12" office:value-type="currency" office:currency="USD" office:value="156718342.86044">
            <text:p>$156,718,342.86</text:p>
          </table:table-cell>
          <table:table-cell table:style-name="ce2" table:formula="of:=[.F19]+[.G18]" office:value-type="currency" office:currency="USD" office:value="13946777057.086">
            <text:p>$13,946,777,057.09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formula="of:=[.F19]*[.I19]" office:value-type="currency" office:currency="USD" office:value="156718342.86044">
            <text:p>$156,718,342.86</text:p>
          </table:table-cell>
          <table:table-cell table:style-name="ce2" table:formula="of:=[.J19]+[.K18]" office:value-type="currency" office:currency="USD" office:value="11149586340.8516">
            <text:p>$11,149,586,340.8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urkey</text:p>
          </table:table-cell>
          <table:table-cell table:style-name="ce6" office:value-type="float" office:value="84339067">
            <text:p>84339067</text:p>
          </table:table-cell>
          <table:table-cell table:style-name="ce2" office:value-type="currency" office:currency="USD" office:value="720101212394.114">
            <text:p>$720,101,212,394.11</text:p>
          </table:table-cell>
          <table:table-cell table:style-name="ce10" table:formula="of:=[.D19]" office:value-type="percentage" office:value="0.0025">
            <text:p>0.25%</text:p>
          </table:table-cell>
          <table:table-cell table:style-name="ce2" table:formula="of:=[.C20]*[.D20]" office:value-type="currency" office:currency="USD" office:value="1800253030.98529">
            <text:p>$1,800,253,030.99</text:p>
          </table:table-cell>
          <table:table-cell table:style-name="ce2" table:formula="of:=[.E20]/12" office:value-type="currency" office:currency="USD" office:value="150021085.91544">
            <text:p>$150,021,085.92</text:p>
          </table:table-cell>
          <table:table-cell table:style-name="ce2" table:formula="of:=[.F20]+[.G19]" office:value-type="currency" office:currency="USD" office:value="14096798143.0015">
            <text:p>$14,096,798,143.00</text:p>
          </table:table-cell>
          <table:table-cell table:style-name="ce3"/>
          <table:table-cell table:style-name="ce5" office:value-type="float" office:value="0.75">
            <text:p>0.75</text:p>
          </table:table-cell>
          <table:table-cell table:formula="of:=[.F20]*[.I20]" office:value-type="currency" office:currency="USD" office:value="112515814.43658">
            <text:p>$112,515,814.44</text:p>
          </table:table-cell>
          <table:table-cell table:style-name="ce2" table:formula="of:=[.J20]+[.K19]" office:value-type="currency" office:currency="USD" office:value="11262102155.2882">
            <text:p>$11,262,102,155.2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Saudi Arabia</text:p>
          </table:table-cell>
          <table:table-cell table:style-name="ce7" office:value-type="float" office:value="34813867">
            <text:p>34813867</text:p>
          </table:table-cell>
          <table:table-cell table:style-name="ce3" office:value-type="currency" office:currency="USD" office:value="700117873249.269">
            <text:p>$700,117,873,249.27</text:p>
          </table:table-cell>
          <table:table-cell table:style-name="ce11" table:formula="of:=[.D20]" office:value-type="percentage" office:value="0.0025">
            <text:p>0.25%</text:p>
          </table:table-cell>
          <table:table-cell table:style-name="ce3" table:formula="of:=[.C21]*[.D21]" office:value-type="currency" office:currency="USD" office:value="1750294683.12317">
            <text:p>$1,750,294,683.12</text:p>
          </table:table-cell>
          <table:table-cell table:style-name="ce3" table:formula="of:=[.E21]/12" office:value-type="currency" office:currency="USD" office:value="145857890.260264">
            <text:p>$145,857,890.26</text:p>
          </table:table-cell>
          <table:table-cell table:style-name="ce3" table:formula="of:=[.F21]+[.G20]" office:value-type="currency" office:currency="USD" office:value="14242656033.2617">
            <text:p>$14,242,656,033.26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Poland</text:p>
          </table:table-cell>
          <table:table-cell table:style-name="ce7" office:value-type="float" office:value="37950802">
            <text:p>37950802</text:p>
          </table:table-cell>
          <table:table-cell table:style-name="ce3" office:value-type="currency" office:currency="USD" office:value="594164690894.936">
            <text:p>$594,164,690,894.94</text:p>
          </table:table-cell>
          <table:table-cell table:style-name="ce11" table:formula="of:=[.D21]" office:value-type="percentage" office:value="0.0025">
            <text:p>0.25%</text:p>
          </table:table-cell>
          <table:table-cell table:style-name="ce3" table:formula="of:=[.C22]*[.D22]" office:value-type="currency" office:currency="USD" office:value="1485411727.23734">
            <text:p>$1,485,411,727.24</text:p>
          </table:table-cell>
          <table:table-cell table:style-name="ce3" table:formula="of:=[.E22]/12" office:value-type="currency" office:currency="USD" office:value="123784310.603112">
            <text:p>$123,784,310.60</text:p>
          </table:table-cell>
          <table:table-cell table:style-name="ce3" table:formula="of:=[.F22]+[.G21]" office:value-type="currency" office:currency="USD" office:value="14366440343.8648">
            <text:p>$14,366,440,343.86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Sweden</text:p>
          </table:table-cell>
          <table:table-cell table:style-name="ce7" office:value-type="float" office:value="10353442">
            <text:p>10353442</text:p>
          </table:table-cell>
          <table:table-cell table:style-name="ce3" office:value-type="currency" office:currency="USD" office:value="541063604339.715">
            <text:p>$541,063,604,339.72</text:p>
          </table:table-cell>
          <table:table-cell table:style-name="ce11" table:formula="of:=[.D22]" office:value-type="percentage" office:value="0.0025">
            <text:p>0.25%</text:p>
          </table:table-cell>
          <table:table-cell table:style-name="ce3" table:formula="of:=[.C23]*[.D23]" office:value-type="currency" office:currency="USD" office:value="1352659010.84929">
            <text:p>$1,352,659,010.85</text:p>
          </table:table-cell>
          <table:table-cell table:style-name="ce3" table:formula="of:=[.E23]/12" office:value-type="currency" office:currency="USD" office:value="112721584.237441">
            <text:p>$112,721,584.24</text:p>
          </table:table-cell>
          <table:table-cell table:style-name="ce3" table:formula="of:=[.F23]+[.G22]" office:value-type="currency" office:currency="USD" office:value="14479161928.1023">
            <text:p>$14,479,161,928.10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Belgium</text:p>
          </table:table-cell>
          <table:table-cell table:style-name="ce7" office:value-type="float" office:value="11555997">
            <text:p>11555997</text:p>
          </table:table-cell>
          <table:table-cell table:style-name="ce3" office:value-type="currency" office:currency="USD" office:value="515332499627.861">
            <text:p>$515,332,499,627.86</text:p>
          </table:table-cell>
          <table:table-cell table:style-name="ce11" table:formula="of:=[.D23]" office:value-type="percentage" office:value="0.0025">
            <text:p>0.25%</text:p>
          </table:table-cell>
          <table:table-cell table:style-name="ce3" table:formula="of:=[.C24]*[.D24]" office:value-type="currency" office:currency="USD" office:value="1288331249.06965">
            <text:p>$1,288,331,249.07</text:p>
          </table:table-cell>
          <table:table-cell table:style-name="ce3" table:formula="of:=[.E24]/12" office:value-type="currency" office:currency="USD" office:value="107360937.422471">
            <text:p>$107,360,937.42</text:p>
          </table:table-cell>
          <table:table-cell table:style-name="ce3" table:formula="of:=[.F24]+[.G23]" office:value-type="currency" office:currency="USD" office:value="14586522865.5248">
            <text:p>$14,586,522,865.5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Thailand</text:p>
          </table:table-cell>
          <table:table-cell table:style-name="ce7" office:value-type="float" office:value="69799978">
            <text:p>69799978</text:p>
          </table:table-cell>
          <table:table-cell table:style-name="ce3" office:value-type="currency" office:currency="USD" office:value="501794961925.244">
            <text:p>$501,794,961,925.24</text:p>
          </table:table-cell>
          <table:table-cell table:style-name="ce11" table:formula="of:=[.D24]" office:value-type="percentage" office:value="0.0025">
            <text:p>0.25%</text:p>
          </table:table-cell>
          <table:table-cell table:style-name="ce3" table:formula="of:=[.C25]*[.D25]" office:value-type="currency" office:currency="USD" office:value="1254487404.81311">
            <text:p>$1,254,487,404.81</text:p>
          </table:table-cell>
          <table:table-cell table:style-name="ce3" table:formula="of:=[.E25]/12" office:value-type="currency" office:currency="USD" office:value="104540617.067759">
            <text:p>$104,540,617.07</text:p>
          </table:table-cell>
          <table:table-cell table:style-name="ce3" table:formula="of:=[.F25]+[.G24]" office:value-type="currency" office:currency="USD" office:value="14691063482.5925">
            <text:p>$14,691,063,482.59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4" office:value-type="string">
            <text:p>Venezuela</text:p>
          </table:table-cell>
          <table:table-cell table:style-name="ce8" office:value-type="float" office:value="28435943">
            <text:p>28435943</text:p>
          </table:table-cell>
          <table:table-cell table:style-name="ce4" office:value-type="currency" office:currency="USD" office:value="47260000000">
            <text:p>$47,260,000,000.00</text:p>
          </table:table-cell>
          <table:table-cell table:style-name="ce12" table:formula="of:=[.D25]" office:value-type="percentage" office:value="0.0025">
            <text:p>0.25%</text:p>
          </table:table-cell>
          <table:table-cell table:style-name="ce4" table:formula="of:=[.C26]*[.D26]" office:value-type="currency" office:currency="USD" office:value="118150000">
            <text:p>$118,150,000.00</text:p>
          </table:table-cell>
          <table:table-cell table:style-name="ce4" table:formula="of:=[.E26]/12" office:value-type="currency" office:currency="USD" office:value="9845833.33333333">
            <text:p>$9,845,833.33</text:p>
          </table:table-cell>
          <table:table-cell table:style-name="ce4" table:formula="of:=[.F26]+[.G25]" office:value-type="currency" office:currency="USD" office:value="14700909315.9258">
            <text:p>$14,700,909,315.93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3" office:value-type="string">
            <text:p>Nigeria</text:p>
          </table:table-cell>
          <table:table-cell table:style-name="ce7" office:value-type="float" office:value="206139587">
            <text:p>206139587</text:p>
          </table:table-cell>
          <table:table-cell table:style-name="ce3" office:value-type="currency" office:currency="USD" office:value="432293776262.398">
            <text:p>$432,293,776,262.40</text:p>
          </table:table-cell>
          <table:table-cell table:style-name="ce11" table:formula="of:=[.D26]" office:value-type="percentage" office:value="0.0025">
            <text:p>0.25%</text:p>
          </table:table-cell>
          <table:table-cell table:style-name="ce3" table:formula="of:=[.C27]*[.D27]" office:value-type="currency" office:currency="USD" office:value="1080734440.656">
            <text:p>$1,080,734,440.66</text:p>
          </table:table-cell>
          <table:table-cell table:style-name="ce3" table:formula="of:=[.E27]/12" office:value-type="currency" office:currency="USD" office:value="90061203.3879996">
            <text:p>$90,061,203.39</text:p>
          </table:table-cell>
          <table:table-cell table:style-name="ce3" table:formula="of:=[.F27]+[.G26]" office:value-type="currency" office:currency="USD" office:value="14790970519.3138">
            <text:p>$14,790,970,519.31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Austria</text:p>
          </table:table-cell>
          <table:table-cell table:style-name="ce7" office:value-type="float" office:value="8917205">
            <text:p>8917205</text:p>
          </table:table-cell>
          <table:table-cell table:style-name="ce3" office:value-type="currency" office:currency="USD" office:value="430947393757.511">
            <text:p>$430,947,393,757.51</text:p>
          </table:table-cell>
          <table:table-cell table:style-name="ce11" table:formula="of:=[.D27]" office:value-type="percentage" office:value="0.0025">
            <text:p>0.25%</text:p>
          </table:table-cell>
          <table:table-cell table:style-name="ce3" table:formula="of:=[.C28]*[.D28]" office:value-type="currency" office:currency="USD" office:value="1077368484.39378">
            <text:p>$1,077,368,484.39</text:p>
          </table:table-cell>
          <table:table-cell table:style-name="ce3" table:formula="of:=[.E28]/12" office:value-type="currency" office:currency="USD" office:value="89780707.0328148">
            <text:p>$89,780,707.03</text:p>
          </table:table-cell>
          <table:table-cell table:style-name="ce3" table:formula="of:=[.F28]+[.G27]" office:value-type="currency" office:currency="USD" office:value="14880751226.3467">
            <text:p>$14,880,751,226.35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Ireland</text:p>
          </table:table-cell>
          <table:table-cell table:style-name="ce7" office:value-type="float" office:value="4994724">
            <text:p>4994724</text:p>
          </table:table-cell>
          <table:table-cell table:style-name="ce3" office:value-type="currency" office:currency="USD" office:value="425888950992.003">
            <text:p>$425,888,950,992.00</text:p>
          </table:table-cell>
          <table:table-cell table:style-name="ce11" table:formula="of:=[.D28]" office:value-type="percentage" office:value="0.0025">
            <text:p>0.25%</text:p>
          </table:table-cell>
          <table:table-cell table:style-name="ce3" table:formula="of:=[.C29]*[.D29]" office:value-type="currency" office:currency="USD" office:value="1064722377.48001">
            <text:p>$1,064,722,377.48</text:p>
          </table:table-cell>
          <table:table-cell table:style-name="ce3" table:formula="of:=[.E29]/12" office:value-type="currency" office:currency="USD" office:value="88726864.7900006">
            <text:p>$88,726,864.79</text:p>
          </table:table-cell>
          <table:table-cell table:style-name="ce3" table:formula="of:=[.F29]+[.G28]" office:value-type="currency" office:currency="USD" office:value="14969478091.1367">
            <text:p>$14,969,478,091.1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United Arab Emirates</text:p>
          </table:table-cell>
          <table:table-cell table:style-name="ce7" office:value-type="float" office:value="9890400">
            <text:p>9890400</text:p>
          </table:table-cell>
          <table:table-cell table:style-name="ce3" office:value-type="currency" office:currency="USD" office:value="421142267937.372">
            <text:p>$421,142,267,937.37</text:p>
          </table:table-cell>
          <table:table-cell table:style-name="ce11" table:formula="of:=[.D29]" office:value-type="percentage" office:value="0.0025">
            <text:p>0.25%</text:p>
          </table:table-cell>
          <table:table-cell table:style-name="ce3" table:formula="of:=[.C30]*[.D30]" office:value-type="currency" office:currency="USD" office:value="1052855669.84343">
            <text:p>$1,052,855,669.84</text:p>
          </table:table-cell>
          <table:table-cell table:style-name="ce3" table:formula="of:=[.E30]/12" office:value-type="currency" office:currency="USD" office:value="87737972.4869525">
            <text:p>$87,737,972.49</text:p>
          </table:table-cell>
          <table:table-cell table:style-name="ce3" table:formula="of:=[.F30]+[.G29]" office:value-type="currency" office:currency="USD" office:value="15057216063.6236">
            <text:p>$15,057,216,063.6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Israel</text:p>
          </table:table-cell>
          <table:table-cell table:style-name="ce7" office:value-type="float" office:value="9216900">
            <text:p>9216900</text:p>
          </table:table-cell>
          <table:table-cell table:style-name="ce3" office:value-type="currency" office:currency="USD" office:value="401953767072.801">
            <text:p>$401,953,767,072.80</text:p>
          </table:table-cell>
          <table:table-cell table:style-name="ce11" table:formula="of:=[.D30]" office:value-type="percentage" office:value="0.0025">
            <text:p>0.25%</text:p>
          </table:table-cell>
          <table:table-cell table:style-name="ce3" table:formula="of:=[.C31]*[.D31]" office:value-type="currency" office:currency="USD" office:value="1004884417.682">
            <text:p>$1,004,884,417.68</text:p>
          </table:table-cell>
          <table:table-cell table:style-name="ce3" table:formula="of:=[.E31]/12" office:value-type="currency" office:currency="USD" office:value="83740368.1401669">
            <text:p>$83,740,368.14</text:p>
          </table:table-cell>
          <table:table-cell table:style-name="ce3" table:formula="of:=[.F31]+[.G30]" office:value-type="currency" office:currency="USD" office:value="15140956431.7638">
            <text:p>$15,140,956,431.76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Argentina</text:p>
          </table:table-cell>
          <table:table-cell table:style-name="ce7" office:value-type="float" office:value="45376763">
            <text:p>45376763</text:p>
          </table:table-cell>
          <table:table-cell table:style-name="ce3" office:value-type="currency" office:currency="USD" office:value="383066977653.56">
            <text:p>$383,066,977,653.56</text:p>
          </table:table-cell>
          <table:table-cell table:style-name="ce11" table:formula="of:=[.D31]" office:value-type="percentage" office:value="0.0025">
            <text:p>0.25%</text:p>
          </table:table-cell>
          <table:table-cell table:style-name="ce3" table:formula="of:=[.C32]*[.D32]" office:value-type="currency" office:currency="USD" office:value="957667444.1339">
            <text:p>$957,667,444.13</text:p>
          </table:table-cell>
          <table:table-cell table:style-name="ce3" table:formula="of:=[.E32]/12" office:value-type="currency" office:currency="USD" office:value="79805620.3444917">
            <text:p>$79,805,620.34</text:p>
          </table:table-cell>
          <table:table-cell table:style-name="ce3" table:formula="of:=[.F32]+[.G31]" office:value-type="currency" office:currency="USD" office:value="15220762052.1083">
            <text:p>$15,220,762,052.11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Egypt</text:p>
          </table:table-cell>
          <table:table-cell table:style-name="ce7" office:value-type="float" office:value="102334403">
            <text:p>102334403</text:p>
          </table:table-cell>
          <table:table-cell table:style-name="ce3" office:value-type="currency" office:currency="USD" office:value="363069245165.315">
            <text:p>$363,069,245,165.32</text:p>
          </table:table-cell>
          <table:table-cell table:style-name="ce11" table:formula="of:=[.D32]" office:value-type="percentage" office:value="0.0025">
            <text:p>0.25%</text:p>
          </table:table-cell>
          <table:table-cell table:style-name="ce3" table:formula="of:=[.C33]*[.D33]" office:value-type="currency" office:currency="USD" office:value="907673112.913288">
            <text:p>$907,673,112.91</text:p>
          </table:table-cell>
          <table:table-cell table:style-name="ce3" table:formula="of:=[.E33]/12" office:value-type="currency" office:currency="USD" office:value="75639426.0761073">
            <text:p>$75,639,426.08</text:p>
          </table:table-cell>
          <table:table-cell table:style-name="ce3" table:formula="of:=[.F33]+[.G32]" office:value-type="currency" office:currency="USD" office:value="15296401478.1844">
            <text:p>$15,296,401,478.18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Norway</text:p>
          </table:table-cell>
          <table:table-cell table:style-name="ce7" office:value-type="float" office:value="5379475">
            <text:p>5379475</text:p>
          </table:table-cell>
          <table:table-cell table:style-name="ce3" office:value-type="currency" office:currency="USD" office:value="362522347110.364">
            <text:p>$362,522,347,110.36</text:p>
          </table:table-cell>
          <table:table-cell table:style-name="ce11" table:formula="of:=[.D33]" office:value-type="percentage" office:value="0.0025">
            <text:p>0.25%</text:p>
          </table:table-cell>
          <table:table-cell table:style-name="ce3" table:formula="of:=[.C34]*[.D34]" office:value-type="currency" office:currency="USD" office:value="906305867.77591">
            <text:p>$906,305,867.78</text:p>
          </table:table-cell>
          <table:table-cell table:style-name="ce3" table:formula="of:=[.E34]/12" office:value-type="currency" office:currency="USD" office:value="75525488.9813258">
            <text:p>$75,525,488.98</text:p>
          </table:table-cell>
          <table:table-cell table:style-name="ce3" table:formula="of:=[.F34]+[.G33]" office:value-type="currency" office:currency="USD" office:value="15371926967.1657">
            <text:p>$15,371,926,967.17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Philippines</text:p>
          </table:table-cell>
          <table:table-cell table:style-name="ce7" office:value-type="float" office:value="109581085">
            <text:p>109581085</text:p>
          </table:table-cell>
          <table:table-cell table:style-name="ce3" office:value-type="currency" office:currency="USD" office:value="361489354350">
            <text:p>$361,489,354,350.00</text:p>
          </table:table-cell>
          <table:table-cell table:style-name="ce11" table:formula="of:=[.D34]" office:value-type="percentage" office:value="0.0025">
            <text:p>0.25%</text:p>
          </table:table-cell>
          <table:table-cell table:style-name="ce3" table:formula="of:=[.C35]*[.D35]" office:value-type="currency" office:currency="USD" office:value="903723385.875">
            <text:p>$903,723,385.88</text:p>
          </table:table-cell>
          <table:table-cell table:style-name="ce3" table:formula="of:=[.E35]/12" office:value-type="currency" office:currency="USD" office:value="75310282.15625">
            <text:p>$75,310,282.16</text:p>
          </table:table-cell>
          <table:table-cell table:style-name="ce3" table:formula="of:=[.F35]+[.G34]" office:value-type="currency" office:currency="USD" office:value="15447237249.322">
            <text:p>$15,447,237,249.3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Denmark</text:p>
          </table:table-cell>
          <table:table-cell table:style-name="ce7" office:value-type="float" office:value="5831404">
            <text:p>5831404</text:p>
          </table:table-cell>
          <table:table-cell table:style-name="ce3" office:value-type="currency" office:currency="USD" office:value="356084867685.639">
            <text:p>$356,084,867,685.64</text:p>
          </table:table-cell>
          <table:table-cell table:style-name="ce11" table:formula="of:=[.D35]" office:value-type="percentage" office:value="0.0025">
            <text:p>0.25%</text:p>
          </table:table-cell>
          <table:table-cell table:style-name="ce3" table:formula="of:=[.C36]*[.D36]" office:value-type="currency" office:currency="USD" office:value="890212169.214098">
            <text:p>$890,212,169.21</text:p>
          </table:table-cell>
          <table:table-cell table:style-name="ce3" table:formula="of:=[.E36]/12" office:value-type="currency" office:currency="USD" office:value="74184347.4345081">
            <text:p>$74,184,347.43</text:p>
          </table:table-cell>
          <table:table-cell table:style-name="ce3" table:formula="of:=[.F36]+[.G35]" office:value-type="currency" office:currency="USD" office:value="15521421596.7565">
            <text:p>$15,521,421,596.76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Singapore</text:p>
          </table:table-cell>
          <table:table-cell table:style-name="ce7" office:value-type="float" office:value="5685807">
            <text:p>5685807</text:p>
          </table:table-cell>
          <table:table-cell table:style-name="ce3" office:value-type="currency" office:currency="USD" office:value="339998477929.985">
            <text:p>$339,998,477,929.99</text:p>
          </table:table-cell>
          <table:table-cell table:style-name="ce11" table:formula="of:=[.D36]" office:value-type="percentage" office:value="0.0025">
            <text:p>0.25%</text:p>
          </table:table-cell>
          <table:table-cell table:style-name="ce3" table:formula="of:=[.C37]*[.D37]" office:value-type="currency" office:currency="USD" office:value="849996194.824963">
            <text:p>$849,996,194.82</text:p>
          </table:table-cell>
          <table:table-cell table:style-name="ce3" table:formula="of:=[.E37]/12" office:value-type="currency" office:currency="USD" office:value="70833016.2354135">
            <text:p>$70,833,016.24</text:p>
          </table:table-cell>
          <table:table-cell table:style-name="ce3" table:formula="of:=[.F37]+[.G36]" office:value-type="currency" office:currency="USD" office:value="15592254612.9919">
            <text:p>$15,592,254,612.99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Malaysia</text:p>
          </table:table-cell>
          <table:table-cell table:style-name="ce7" office:value-type="float" office:value="32365998">
            <text:p>32365998</text:p>
          </table:table-cell>
          <table:table-cell table:style-name="ce3" office:value-type="currency" office:currency="USD" office:value="336664444247.042">
            <text:p>$336,664,444,247.04</text:p>
          </table:table-cell>
          <table:table-cell table:style-name="ce11" table:formula="of:=[.D37]" office:value-type="percentage" office:value="0.0025">
            <text:p>0.25%</text:p>
          </table:table-cell>
          <table:table-cell table:style-name="ce3" table:formula="of:=[.C38]*[.D38]" office:value-type="currency" office:currency="USD" office:value="841661110.617605">
            <text:p>$841,661,110.62</text:p>
          </table:table-cell>
          <table:table-cell table:style-name="ce3" table:formula="of:=[.E38]/12" office:value-type="currency" office:currency="USD" office:value="70138425.8848004">
            <text:p>$70,138,425.88</text:p>
          </table:table-cell>
          <table:table-cell table:style-name="ce3" table:formula="of:=[.F38]+[.G37]" office:value-type="currency" office:currency="USD" office:value="15662393038.8767">
            <text:p>$15,662,393,038.88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Bangladesh</text:p>
          </table:table-cell>
          <table:table-cell table:style-name="ce7" office:value-type="float" office:value="164689383">
            <text:p>164689383</text:p>
          </table:table-cell>
          <table:table-cell table:style-name="ce3" office:value-type="currency" office:currency="USD" office:value="324239176765.053">
            <text:p>$324,239,176,765.05</text:p>
          </table:table-cell>
          <table:table-cell table:style-name="ce11" table:formula="of:=[.D38]" office:value-type="percentage" office:value="0.0025">
            <text:p>0.25%</text:p>
          </table:table-cell>
          <table:table-cell table:style-name="ce3" table:formula="of:=[.C39]*[.D39]" office:value-type="currency" office:currency="USD" office:value="810597941.912632">
            <text:p>$810,597,941.91</text:p>
          </table:table-cell>
          <table:table-cell table:style-name="ce3" table:formula="of:=[.E39]/12" office:value-type="currency" office:currency="USD" office:value="67549828.4927194">
            <text:p>$67,549,828.49</text:p>
          </table:table-cell>
          <table:table-cell table:style-name="ce3" table:formula="of:=[.F39]+[.G38]" office:value-type="currency" office:currency="USD" office:value="15729942867.3694">
            <text:p>$15,729,942,867.37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South Africa</text:p>
          </table:table-cell>
          <table:table-cell table:style-name="ce7" office:value-type="float" office:value="59308690">
            <text:p>59308690</text:p>
          </table:table-cell>
          <table:table-cell table:style-name="ce3" office:value-type="currency" office:currency="USD" office:value="301923639269.552">
            <text:p>$301,923,639,269.55</text:p>
          </table:table-cell>
          <table:table-cell table:style-name="ce11" table:formula="of:=[.D39]" office:value-type="percentage" office:value="0.0025">
            <text:p>0.25%</text:p>
          </table:table-cell>
          <table:table-cell table:style-name="ce3" table:formula="of:=[.C40]*[.D40]" office:value-type="currency" office:currency="USD" office:value="754809098.17388">
            <text:p>$754,809,098.17</text:p>
          </table:table-cell>
          <table:table-cell table:style-name="ce3" table:formula="of:=[.E40]/12" office:value-type="currency" office:currency="USD" office:value="62900758.1811567">
            <text:p>$62,900,758.18</text:p>
          </table:table-cell>
          <table:table-cell table:style-name="ce3" table:formula="of:=[.F40]+[.G39]" office:value-type="currency" office:currency="USD" office:value="15792843625.5505">
            <text:p>$15,792,843,625.55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Colombia</text:p>
          </table:table-cell>
          <table:table-cell table:style-name="ce7" office:value-type="float" office:value="50882884">
            <text:p>50882884</text:p>
          </table:table-cell>
          <table:table-cell table:style-name="ce3" office:value-type="currency" office:currency="USD" office:value="271346896626.418">
            <text:p>$271,346,896,626.42</text:p>
          </table:table-cell>
          <table:table-cell table:style-name="ce11" table:formula="of:=[.D40]" office:value-type="percentage" office:value="0.0025">
            <text:p>0.25%</text:p>
          </table:table-cell>
          <table:table-cell table:style-name="ce3" table:formula="of:=[.C41]*[.D41]" office:value-type="currency" office:currency="USD" office:value="678367241.566045">
            <text:p>$678,367,241.57</text:p>
          </table:table-cell>
          <table:table-cell table:style-name="ce3" table:formula="of:=[.E41]/12" office:value-type="currency" office:currency="USD" office:value="56530603.4638371">
            <text:p>$56,530,603.46</text:p>
          </table:table-cell>
          <table:table-cell table:style-name="ce3" table:formula="of:=[.F41]+[.G40]" office:value-type="currency" office:currency="USD" office:value="15849374229.0144">
            <text:p>$15,849,374,229.01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Vietnam</text:p>
          </table:table-cell>
          <table:table-cell table:style-name="ce7" office:value-type="float" office:value="97338583">
            <text:p>97338583</text:p>
          </table:table-cell>
          <table:table-cell table:style-name="ce3" office:value-type="currency" office:currency="USD" office:value="271158442059.082">
            <text:p>$271,158,442,059.08</text:p>
          </table:table-cell>
          <table:table-cell table:style-name="ce11" table:formula="of:=[.D41]" office:value-type="percentage" office:value="0.0025">
            <text:p>0.25%</text:p>
          </table:table-cell>
          <table:table-cell table:style-name="ce3" table:formula="of:=[.C42]*[.D42]" office:value-type="currency" office:currency="USD" office:value="677896105.147705">
            <text:p>$677,896,105.15</text:p>
          </table:table-cell>
          <table:table-cell table:style-name="ce3" table:formula="of:=[.E42]/12" office:value-type="currency" office:currency="USD" office:value="56491342.0956421">
            <text:p>$56,491,342.10</text:p>
          </table:table-cell>
          <table:table-cell table:style-name="ce3" table:formula="of:=[.F42]+[.G41]" office:value-type="currency" office:currency="USD" office:value="15905865571.11">
            <text:p>$15,905,865,571.11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Finland</text:p>
          </table:table-cell>
          <table:table-cell table:style-name="ce7" office:value-type="float" office:value="5530719">
            <text:p>5530719</text:p>
          </table:table-cell>
          <table:table-cell table:style-name="ce3" office:value-type="currency" office:currency="USD" office:value="269751312854.475">
            <text:p>$269,751,312,854.48</text:p>
          </table:table-cell>
          <table:table-cell table:style-name="ce11" table:formula="of:=[.D42]" office:value-type="percentage" office:value="0.0025">
            <text:p>0.25%</text:p>
          </table:table-cell>
          <table:table-cell table:style-name="ce3" table:formula="of:=[.C43]*[.D43]" office:value-type="currency" office:currency="USD" office:value="674378282.136188">
            <text:p>$674,378,282.14</text:p>
          </table:table-cell>
          <table:table-cell table:style-name="ce3" table:formula="of:=[.E43]/12" office:value-type="currency" office:currency="USD" office:value="56198190.1780156">
            <text:p>$56,198,190.18</text:p>
          </table:table-cell>
          <table:table-cell table:style-name="ce3" table:formula="of:=[.F43]+[.G42]" office:value-type="currency" office:currency="USD" office:value="15962063761.288">
            <text:p>$15,962,063,761.29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Pakistan</text:p>
          </table:table-cell>
          <table:table-cell table:style-name="ce7" office:value-type="float" office:value="220892331">
            <text:p>220892331</text:p>
          </table:table-cell>
          <table:table-cell table:style-name="ce3" office:value-type="currency" office:currency="USD" office:value="263686552686.208">
            <text:p>$263,686,552,686.21</text:p>
          </table:table-cell>
          <table:table-cell table:style-name="ce11" table:formula="of:=[.D43]" office:value-type="percentage" office:value="0.0025">
            <text:p>0.25%</text:p>
          </table:table-cell>
          <table:table-cell table:style-name="ce3" table:formula="of:=[.C44]*[.D44]" office:value-type="currency" office:currency="USD" office:value="659216381.71552">
            <text:p>$659,216,381.72</text:p>
          </table:table-cell>
          <table:table-cell table:style-name="ce3" table:formula="of:=[.E44]/12" office:value-type="currency" office:currency="USD" office:value="54934698.4762933">
            <text:p>$54,934,698.48</text:p>
          </table:table-cell>
          <table:table-cell table:style-name="ce3" table:formula="of:=[.F44]+[.G43]" office:value-type="currency" office:currency="USD" office:value="16016998459.7643">
            <text:p>$16,016,998,459.76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Chile</text:p>
          </table:table-cell>
          <table:table-cell table:style-name="ce7" office:value-type="float" office:value="19116209">
            <text:p>19116209</text:p>
          </table:table-cell>
          <table:table-cell table:style-name="ce3" office:value-type="currency" office:currency="USD" office:value="252940023046.011">
            <text:p>$252,940,023,046.01</text:p>
          </table:table-cell>
          <table:table-cell table:style-name="ce11" table:formula="of:=[.D44]" office:value-type="percentage" office:value="0.0025">
            <text:p>0.25%</text:p>
          </table:table-cell>
          <table:table-cell table:style-name="ce3" table:formula="of:=[.C45]*[.D45]" office:value-type="currency" office:currency="USD" office:value="632350057.615027">
            <text:p>$632,350,057.62</text:p>
          </table:table-cell>
          <table:table-cell table:style-name="ce3" table:formula="of:=[.E45]/12" office:value-type="currency" office:currency="USD" office:value="52695838.1345856">
            <text:p>$52,695,838.13</text:p>
          </table:table-cell>
          <table:table-cell table:style-name="ce3" table:formula="of:=[.F45]+[.G44]" office:value-type="currency" office:currency="USD" office:value="16069694297.8989">
            <text:p>$16,069,694,297.90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Romania</text:p>
          </table:table-cell>
          <table:table-cell table:style-name="ce7" office:value-type="float" office:value="19286123">
            <text:p>19286123</text:p>
          </table:table-cell>
          <table:table-cell table:style-name="ce3" office:value-type="currency" office:currency="USD" office:value="248715551366.635">
            <text:p>$248,715,551,366.64</text:p>
          </table:table-cell>
          <table:table-cell table:style-name="ce11" table:formula="of:=[.D45]" office:value-type="percentage" office:value="0.0025">
            <text:p>0.25%</text:p>
          </table:table-cell>
          <table:table-cell table:style-name="ce3" table:formula="of:=[.C46]*[.D46]" office:value-type="currency" office:currency="USD" office:value="621788878.416588">
            <text:p>$621,788,878.42</text:p>
          </table:table-cell>
          <table:table-cell table:style-name="ce3" table:formula="of:=[.E46]/12" office:value-type="currency" office:currency="USD" office:value="51815739.868049">
            <text:p>$51,815,739.87</text:p>
          </table:table-cell>
          <table:table-cell table:style-name="ce3" table:formula="of:=[.F46]+[.G45]" office:value-type="currency" office:currency="USD" office:value="16121510037.767">
            <text:p>$16,121,510,037.77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Czech Republic</text:p>
          </table:table-cell>
          <table:table-cell table:style-name="ce7" office:value-type="float" office:value="10698896">
            <text:p>10698896</text:p>
          </table:table-cell>
          <table:table-cell table:style-name="ce3" office:value-type="currency" office:currency="USD" office:value="245349489988.26">
            <text:p>$245,349,489,988.26</text:p>
          </table:table-cell>
          <table:table-cell table:style-name="ce11" table:formula="of:=[.D46]" office:value-type="percentage" office:value="0.0025">
            <text:p>0.25%</text:p>
          </table:table-cell>
          <table:table-cell table:style-name="ce3" table:formula="of:=[.C47]*[.D47]" office:value-type="currency" office:currency="USD" office:value="613373724.97065">
            <text:p>$613,373,724.97</text:p>
          </table:table-cell>
          <table:table-cell table:style-name="ce3" table:formula="of:=[.E47]/12" office:value-type="currency" office:currency="USD" office:value="51114477.0808875">
            <text:p>$51,114,477.08</text:p>
          </table:table-cell>
          <table:table-cell table:style-name="ce3" table:formula="of:=[.F47]+[.G46]" office:value-type="currency" office:currency="USD" office:value="16172624514.8479">
            <text:p>$16,172,624,514.85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Portugal</text:p>
          </table:table-cell>
          <table:table-cell table:style-name="ce7" office:value-type="float" office:value="10305564">
            <text:p>10305564</text:p>
          </table:table-cell>
          <table:table-cell table:style-name="ce3" office:value-type="currency" office:currency="USD" office:value="231226743398.402">
            <text:p>$231,226,743,398.40</text:p>
          </table:table-cell>
          <table:table-cell table:style-name="ce11" table:formula="of:=[.D47]" office:value-type="percentage" office:value="0.0025">
            <text:p>0.25%</text:p>
          </table:table-cell>
          <table:table-cell table:style-name="ce3" table:formula="of:=[.C48]*[.D48]" office:value-type="currency" office:currency="USD" office:value="578066858.496005">
            <text:p>$578,066,858.50</text:p>
          </table:table-cell>
          <table:table-cell table:style-name="ce3" table:formula="of:=[.E48]/12" office:value-type="currency" office:currency="USD" office:value="48172238.2080004">
            <text:p>$48,172,238.21</text:p>
          </table:table-cell>
          <table:table-cell table:style-name="ce3" table:formula="of:=[.F48]+[.G47]" office:value-type="currency" office:currency="USD" office:value="16220796753.0559">
            <text:p>$16,220,796,753.06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New Zealand</text:p>
          </table:table-cell>
          <table:table-cell table:style-name="ce7" office:value-type="float" office:value="5084300">
            <text:p>5084300</text:p>
          </table:table-cell>
          <table:table-cell table:style-name="ce3" office:value-type="currency" office:currency="USD" office:value="210886315368.533">
            <text:p>$210,886,315,368.53</text:p>
          </table:table-cell>
          <table:table-cell table:style-name="ce11" table:formula="of:=[.D48]" office:value-type="percentage" office:value="0.0025">
            <text:p>0.25%</text:p>
          </table:table-cell>
          <table:table-cell table:style-name="ce3" table:formula="of:=[.C49]*[.D49]" office:value-type="currency" office:currency="USD" office:value="527215788.421333">
            <text:p>$527,215,788.42</text:p>
          </table:table-cell>
          <table:table-cell table:style-name="ce3" table:formula="of:=[.E49]/12" office:value-type="currency" office:currency="USD" office:value="43934649.035111">
            <text:p>$43,934,649.04</text:p>
          </table:table-cell>
          <table:table-cell table:style-name="ce3" table:formula="of:=[.F49]+[.G48]" office:value-type="currency" office:currency="USD" office:value="16264731402.091">
            <text:p>$16,264,731,402.09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Peru</text:p>
          </table:table-cell>
          <table:table-cell table:style-name="ce7" office:value-type="float" office:value="32971846">
            <text:p>32971846</text:p>
          </table:table-cell>
          <table:table-cell table:style-name="ce3" office:value-type="currency" office:currency="USD" office:value="202014363787.233">
            <text:p>$202,014,363,787.23</text:p>
          </table:table-cell>
          <table:table-cell table:style-name="ce11" table:formula="of:=[.D49]" office:value-type="percentage" office:value="0.0025">
            <text:p>0.25%</text:p>
          </table:table-cell>
          <table:table-cell table:style-name="ce3" table:formula="of:=[.C50]*[.D50]" office:value-type="currency" office:currency="USD" office:value="505035909.468083">
            <text:p>$505,035,909.47</text:p>
          </table:table-cell>
          <table:table-cell table:style-name="ce3" table:formula="of:=[.E50]/12" office:value-type="currency" office:currency="USD" office:value="42086325.7890069">
            <text:p>$42,086,325.79</text:p>
          </table:table-cell>
          <table:table-cell table:style-name="ce3" table:formula="of:=[.F50]+[.G49]" office:value-type="currency" office:currency="USD" office:value="16306817727.88">
            <text:p>$16,306,817,727.88</text:p>
          </table:table-cell>
          <table:table-cell table:style-name="ce3"/>
          <table:table-cell table:number-columns-repeated="1015"/>
        </table:table-row>
        <table:table-row table:style-name="ro2">
          <table:table-cell office:value-type="string">
            <text:p>Iran</text:p>
          </table:table-cell>
          <table:table-cell office:value-type="float" office:value="83992953">
            <text:p>83992953</text:p>
          </table:table-cell>
          <table:table-cell office:value-type="currency" office:currency="USD" office:value="191718271483.759">
            <text:p>$191,718,271,483.76</text:p>
          </table:table-cell>
          <table:table-cell table:formula="of:=[.D50]" office:value-type="percentage" office:value="0.0025">
            <text:p>0.25%</text:p>
          </table:table-cell>
          <table:table-cell table:formula="of:=[.C51]*[.D51]" office:value-type="currency" office:currency="USD" office:value="479295678.709398">
            <text:p>$479,295,678.71</text:p>
          </table:table-cell>
          <table:table-cell table:formula="of:=[.E51]/12" office:value-type="currency" office:currency="USD" office:value="39941306.5591165">
            <text:p>$39,941,306.56</text:p>
          </table:table-cell>
          <table:table-cell table:formula="of:=[.F51]+[.G50]" office:value-type="currency" office:currency="USD" office:value="16346759034.4391">
            <text:p>$16,346,759,034.44</text:p>
          </table:table-cell>
          <table:table-cell table:number-columns-repeated="1016"/>
        </table:table-row>
        <table:table-row table:style-name="ro2">
          <table:table-cell office:value-type="string">
            <text:p>Greece</text:p>
          </table:table-cell>
          <table:table-cell office:value-type="float" office:value="10715549">
            <text:p>10715549</text:p>
          </table:table-cell>
          <table:table-cell office:value-type="currency" office:currency="USD" office:value="189410106620.016">
            <text:p>$189,410,106,620.02</text:p>
          </table:table-cell>
          <table:table-cell table:formula="of:=[.D51]" office:value-type="percentage" office:value="0.0025">
            <text:p>0.25%</text:p>
          </table:table-cell>
          <table:table-cell table:formula="of:=[.C52]*[.D52]" office:value-type="currency" office:currency="USD" office:value="473525266.55004">
            <text:p>$473,525,266.55</text:p>
          </table:table-cell>
          <table:table-cell table:formula="of:=[.E52]/12" office:value-type="currency" office:currency="USD" office:value="39460438.87917">
            <text:p>$39,460,438.88</text:p>
          </table:table-cell>
          <table:table-cell table:formula="of:=[.F52]+[.G51]" office:value-type="currency" office:currency="USD" office:value="16386219473.3183">
            <text:p>$16,386,219,473.32</text:p>
          </table:table-cell>
          <table:table-cell table:number-columns-repeated="1016"/>
        </table:table-row>
        <table:table-row table:style-name="ro2">
          <table:table-cell office:value-type="string">
            <text:p>Kazakhstan</text:p>
          </table:table-cell>
          <table:table-cell office:value-type="float" office:value="18754440">
            <text:p>18754440</text:p>
          </table:table-cell>
          <table:table-cell office:value-type="currency" office:currency="USD" office:value="169835426427.153">
            <text:p>$169,835,426,427.15</text:p>
          </table:table-cell>
          <table:table-cell table:formula="of:=[.D52]" office:value-type="percentage" office:value="0.0025">
            <text:p>0.25%</text:p>
          </table:table-cell>
          <table:table-cell table:formula="of:=[.C53]*[.D53]" office:value-type="currency" office:currency="USD" office:value="424588566.067883">
            <text:p>$424,588,566.07</text:p>
          </table:table-cell>
          <table:table-cell table:formula="of:=[.E53]/12" office:value-type="currency" office:currency="USD" office:value="35382380.5056569">
            <text:p>$35,382,380.51</text:p>
          </table:table-cell>
          <table:table-cell table:formula="of:=[.F53]+[.G52]" office:value-type="currency" office:currency="USD" office:value="16421601853.8239">
            <text:p>$16,421,601,853.82</text:p>
          </table:table-cell>
          <table:table-cell table:number-columns-repeated="1016"/>
        </table:table-row>
        <table:table-row table:style-name="ro2">
          <table:table-cell office:value-type="string">
            <text:p>Iraq</text:p>
          </table:table-cell>
          <table:table-cell office:value-type="float" office:value="40222503">
            <text:p>40222503</text:p>
          </table:table-cell>
          <table:table-cell office:value-type="currency" office:currency="USD" office:value="167224432560.319">
            <text:p>$167,224,432,560.32</text:p>
          </table:table-cell>
          <table:table-cell table:formula="of:=[.D53]" office:value-type="percentage" office:value="0.0025">
            <text:p>0.25%</text:p>
          </table:table-cell>
          <table:table-cell table:formula="of:=[.C54]*[.D54]" office:value-type="currency" office:currency="USD" office:value="418061081.400797">
            <text:p>$418,061,081.40</text:p>
          </table:table-cell>
          <table:table-cell table:formula="of:=[.E54]/12" office:value-type="currency" office:currency="USD" office:value="34838423.4500665">
            <text:p>$34,838,423.45</text:p>
          </table:table-cell>
          <table:table-cell table:formula="of:=[.F54]+[.G53]" office:value-type="currency" office:currency="USD" office:value="16456440277.274">
            <text:p>$16,456,440,277.27</text:p>
          </table:table-cell>
          <table:table-cell table:number-columns-repeated="1016"/>
        </table:table-row>
        <table:table-row table:style-name="ro2">
          <table:table-cell office:value-type="string">
            <text:p>Ukraine</text:p>
          </table:table-cell>
          <table:table-cell office:value-type="float" office:value="44134693">
            <text:p>44134693</text:p>
          </table:table-cell>
          <table:table-cell office:value-type="currency" office:currency="USD" office:value="155582008717.426">
            <text:p>$155,582,008,717.43</text:p>
          </table:table-cell>
          <table:table-cell table:formula="of:=[.D54]" office:value-type="percentage" office:value="0.0025">
            <text:p>0.25%</text:p>
          </table:table-cell>
          <table:table-cell table:formula="of:=[.C55]*[.D55]" office:value-type="currency" office:currency="USD" office:value="388955021.793565">
            <text:p>$388,955,021.79</text:p>
          </table:table-cell>
          <table:table-cell table:formula="of:=[.E55]/12" office:value-type="currency" office:currency="USD" office:value="32412918.4827971">
            <text:p>$32,412,918.48</text:p>
          </table:table-cell>
          <table:table-cell table:formula="of:=[.F55]+[.G54]" office:value-type="currency" office:currency="USD" office:value="16488853195.7568">
            <text:p>$16,488,853,195.76</text:p>
          </table:table-cell>
          <table:table-cell table:number-columns-repeated="1016"/>
        </table:table-row>
        <table:table-row table:style-name="ro2">
          <table:table-cell office:value-type="string">
            <text:p>Hungary</text:p>
          </table:table-cell>
          <table:table-cell office:value-type="float" office:value="9749763">
            <text:p>9749763</text:p>
          </table:table-cell>
          <table:table-cell office:value-type="currency" office:currency="USD" office:value="155012927629.087">
            <text:p>$155,012,927,629.09</text:p>
          </table:table-cell>
          <table:table-cell table:formula="of:=[.D55]" office:value-type="percentage" office:value="0.0025">
            <text:p>0.25%</text:p>
          </table:table-cell>
          <table:table-cell table:formula="of:=[.C56]*[.D56]" office:value-type="currency" office:currency="USD" office:value="387532319.072718">
            <text:p>$387,532,319.07</text:p>
          </table:table-cell>
          <table:table-cell table:formula="of:=[.E56]/12" office:value-type="currency" office:currency="USD" office:value="32294359.9227265">
            <text:p>$32,294,359.92</text:p>
          </table:table-cell>
          <table:table-cell table:formula="of:=[.F56]+[.G55]" office:value-type="currency" office:currency="USD" office:value="16521147555.6795">
            <text:p>$16,521,147,555.68</text:p>
          </table:table-cell>
          <table:table-cell table:number-columns-repeated="1016"/>
        </table:table-row>
        <table:table-row table:style-name="ro2">
          <table:table-cell office:value-type="string">
            <text:p>Qatar</text:p>
          </table:table-cell>
          <table:table-cell office:value-type="float" office:value="2881060">
            <text:p>2881060</text:p>
          </table:table-cell>
          <table:table-cell office:value-type="currency" office:currency="USD" office:value="146373588866.511">
            <text:p>$146,373,588,866.51</text:p>
          </table:table-cell>
          <table:table-cell table:formula="of:=[.D56]" office:value-type="percentage" office:value="0.0025">
            <text:p>0.25%</text:p>
          </table:table-cell>
          <table:table-cell table:formula="of:=[.C57]*[.D57]" office:value-type="currency" office:currency="USD" office:value="365933972.166277">
            <text:p>$365,933,972.17</text:p>
          </table:table-cell>
          <table:table-cell table:formula="of:=[.E57]/12" office:value-type="currency" office:currency="USD" office:value="30494497.6805231">
            <text:p>$30,494,497.68</text:p>
          </table:table-cell>
          <table:table-cell table:formula="of:=[.F57]+[.G56]" office:value-type="currency" office:currency="USD" office:value="16551642053.36">
            <text:p>$16,551,642,053.36</text:p>
          </table:table-cell>
          <table:table-cell table:number-columns-repeated="1016"/>
        </table:table-row>
        <table:table-row table:style-name="ro2">
          <table:table-cell office:value-type="string">
            <text:p>Algeria</text:p>
          </table:table-cell>
          <table:table-cell office:value-type="float" office:value="43851043">
            <text:p>43851043</text:p>
          </table:table-cell>
          <table:table-cell office:value-type="currency" office:currency="USD" office:value="145163902228.168">
            <text:p>$145,163,902,228.17</text:p>
          </table:table-cell>
          <table:table-cell table:formula="of:=[.D57]" office:value-type="percentage" office:value="0.0025">
            <text:p>0.25%</text:p>
          </table:table-cell>
          <table:table-cell table:formula="of:=[.C58]*[.D58]" office:value-type="currency" office:currency="USD" office:value="362909755.57042">
            <text:p>$362,909,755.57</text:p>
          </table:table-cell>
          <table:table-cell table:formula="of:=[.E58]/12" office:value-type="currency" office:currency="USD" office:value="30242479.6308683">
            <text:p>$30,242,479.63</text:p>
          </table:table-cell>
          <table:table-cell table:formula="of:=[.F58]+[.G57]" office:value-type="currency" office:currency="USD" office:value="16581884532.9909">
            <text:p>$16,581,884,532.99</text:p>
          </table:table-cell>
          <table:table-cell table:number-columns-repeated="1016"/>
        </table:table-row>
        <table:table-row table:style-name="ro2">
          <table:table-cell office:value-type="string">
            <text:p>Kuwait</text:p>
          </table:table-cell>
          <table:table-cell office:value-type="float" office:value="4270563">
            <text:p>4270563</text:p>
          </table:table-cell>
          <table:table-cell office:value-type="currency" office:currency="USD" office:value="136196760180.976">
            <text:p>$136,196,760,180.98</text:p>
          </table:table-cell>
          <table:table-cell table:formula="of:=[.D58]" office:value-type="percentage" office:value="0.0025">
            <text:p>0.25%</text:p>
          </table:table-cell>
          <table:table-cell table:formula="of:=[.C59]*[.D59]" office:value-type="currency" office:currency="USD" office:value="340491900.45244">
            <text:p>$340,491,900.45</text:p>
          </table:table-cell>
          <table:table-cell table:formula="of:=[.E59]/12" office:value-type="currency" office:currency="USD" office:value="28374325.0377033">
            <text:p>$28,374,325.04</text:p>
          </table:table-cell>
          <table:table-cell table:formula="of:=[.F59]+[.G58]" office:value-type="currency" office:currency="USD" office:value="16610258858.0286">
            <text:p>$16,610,258,858.03</text:p>
          </table:table-cell>
          <table:table-cell table:number-columns-repeated="1016"/>
        </table:table-row>
        <table:table-row table:style-name="ro2">
          <table:table-cell office:value-type="string">
            <text:p>Morocco</text:p>
          </table:table-cell>
          <table:table-cell office:value-type="float" office:value="36910558">
            <text:p>36910558</text:p>
          </table:table-cell>
          <table:table-cell office:value-type="currency" office:currency="USD" office:value="112870591694.044">
            <text:p>$112,870,591,694.04</text:p>
          </table:table-cell>
          <table:table-cell table:formula="of:=[.D59]" office:value-type="percentage" office:value="0.0025">
            <text:p>0.25%</text:p>
          </table:table-cell>
          <table:table-cell table:formula="of:=[.C60]*[.D60]" office:value-type="currency" office:currency="USD" office:value="282176479.23511">
            <text:p>$282,176,479.24</text:p>
          </table:table-cell>
          <table:table-cell table:formula="of:=[.E60]/12" office:value-type="currency" office:currency="USD" office:value="23514706.6029258">
            <text:p>$23,514,706.60</text:p>
          </table:table-cell>
          <table:table-cell table:formula="of:=[.F60]+[.G59]" office:value-type="currency" office:currency="USD" office:value="16633773564.6315">
            <text:p>$16,633,773,564.63</text:p>
          </table:table-cell>
          <table:table-cell table:number-columns-repeated="1016"/>
        </table:table-row>
        <table:table-row table:style-name="ro2">
          <table:table-cell office:value-type="string">
            <text:p>Ethiopia</text:p>
          </table:table-cell>
          <table:table-cell office:value-type="float" office:value="114963583">
            <text:p>114963583</text:p>
          </table:table-cell>
          <table:table-cell office:value-type="currency" office:currency="USD" office:value="107645054311.876">
            <text:p>$107,645,054,311.88</text:p>
          </table:table-cell>
          <table:table-cell table:formula="of:=[.D60]" office:value-type="percentage" office:value="0.0025">
            <text:p>0.25%</text:p>
          </table:table-cell>
          <table:table-cell table:formula="of:=[.C61]*[.D61]" office:value-type="currency" office:currency="USD" office:value="269112635.77969">
            <text:p>$269,112,635.78</text:p>
          </table:table-cell>
          <table:table-cell table:formula="of:=[.E61]/12" office:value-type="currency" office:currency="USD" office:value="22426052.9816408">
            <text:p>$22,426,052.98</text:p>
          </table:table-cell>
          <table:table-cell table:formula="of:=[.F61]+[.G60]" office:value-type="currency" office:currency="USD" office:value="16656199617.6132">
            <text:p>$16,656,199,617.61</text:p>
          </table:table-cell>
          <table:table-cell table:number-columns-repeated="1016"/>
        </table:table-row>
        <table:table-row table:style-name="ro2">
          <table:table-cell office:value-type="string">
            <text:p>Slovakia</text:p>
          </table:table-cell>
          <table:table-cell office:value-type="float" office:value="5458827">
            <text:p>5458827</text:p>
          </table:table-cell>
          <table:table-cell office:value-type="currency" office:currency="USD" office:value="104574146248.364">
            <text:p>$104,574,146,248.36</text:p>
          </table:table-cell>
          <table:table-cell table:formula="of:=[.D61]" office:value-type="percentage" office:value="0.0025">
            <text:p>0.25%</text:p>
          </table:table-cell>
          <table:table-cell table:formula="of:=[.C62]*[.D62]" office:value-type="currency" office:currency="USD" office:value="261435365.62091">
            <text:p>$261,435,365.62</text:p>
          </table:table-cell>
          <table:table-cell table:formula="of:=[.E62]/12" office:value-type="currency" office:currency="USD" office:value="21786280.4684092">
            <text:p>$21,786,280.47</text:p>
          </table:table-cell>
          <table:table-cell table:formula="of:=[.F62]+[.G61]" office:value-type="currency" office:currency="USD" office:value="16677985898.0816">
            <text:p>$16,677,985,898.08</text:p>
          </table:table-cell>
          <table:table-cell table:number-columns-repeated="1016"/>
        </table:table-row>
        <table:table-row table:style-name="ro2">
          <table:table-cell office:value-type="string">
            <text:p>Puerto Rico</text:p>
          </table:table-cell>
          <table:table-cell office:value-type="float" office:value="3194034">
            <text:p>3194034</text:p>
          </table:table-cell>
          <table:table-cell office:value-type="currency" office:currency="USD" office:value="103138300000">
            <text:p>$103,138,300,000.00</text:p>
          </table:table-cell>
          <table:table-cell table:formula="of:=[.D62]" office:value-type="percentage" office:value="0.0025">
            <text:p>0.25%</text:p>
          </table:table-cell>
          <table:table-cell table:formula="of:=[.C63]*[.D63]" office:value-type="currency" office:currency="USD" office:value="257845750">
            <text:p>$257,845,750.00</text:p>
          </table:table-cell>
          <table:table-cell table:formula="of:=[.E63]/12" office:value-type="currency" office:currency="USD" office:value="21487145.8333333">
            <text:p>$21,487,145.83</text:p>
          </table:table-cell>
          <table:table-cell table:formula="of:=[.F63]+[.G62]" office:value-type="currency" office:currency="USD" office:value="16699473043.9149">
            <text:p>$16,699,473,043.92</text:p>
          </table:table-cell>
          <table:table-cell table:number-columns-repeated="1016"/>
        </table:table-row>
        <table:table-row table:style-name="ro2">
          <table:table-cell office:value-type="string">
            <text:p>Cuba</text:p>
          </table:table-cell>
          <table:table-cell office:value-type="float" office:value="11326616">
            <text:p>11326616</text:p>
          </table:table-cell>
          <table:table-cell office:value-type="currency" office:currency="USD" office:value="103131000000">
            <text:p>$103,131,000,000.00</text:p>
          </table:table-cell>
          <table:table-cell table:formula="of:=[.D63]" office:value-type="percentage" office:value="0.0025">
            <text:p>0.25%</text:p>
          </table:table-cell>
          <table:table-cell table:formula="of:=[.C64]*[.D64]" office:value-type="currency" office:currency="USD" office:value="257827500">
            <text:p>$257,827,500.00</text:p>
          </table:table-cell>
          <table:table-cell table:formula="of:=[.E64]/12" office:value-type="currency" office:currency="USD" office:value="21485625">
            <text:p>$21,485,625.00</text:p>
          </table:table-cell>
          <table:table-cell table:formula="of:=[.F64]+[.G63]" office:value-type="currency" office:currency="USD" office:value="16720958668.9149">
            <text:p>$16,720,958,668.92</text:p>
          </table:table-cell>
          <table:table-cell table:number-columns-repeated="1016"/>
        </table:table-row>
        <table:table-row table:style-name="ro2">
          <table:table-cell office:value-type="string">
            <text:p>Kenya</text:p>
          </table:table-cell>
          <table:table-cell office:value-type="float" office:value="53771300">
            <text:p>53771300</text:p>
          </table:table-cell>
          <table:table-cell office:value-type="currency" office:currency="USD" office:value="98842939649.1149">
            <text:p>$98,842,939,649.11</text:p>
          </table:table-cell>
          <table:table-cell table:formula="of:=[.D64]" office:value-type="percentage" office:value="0.0025">
            <text:p>0.25%</text:p>
          </table:table-cell>
          <table:table-cell table:formula="of:=[.C65]*[.D65]" office:value-type="currency" office:currency="USD" office:value="247107349.122787">
            <text:p>$247,107,349.12</text:p>
          </table:table-cell>
          <table:table-cell table:formula="of:=[.E65]/12" office:value-type="currency" office:currency="USD" office:value="20592279.0935656">
            <text:p>$20,592,279.09</text:p>
          </table:table-cell>
          <table:table-cell table:formula="of:=[.F65]+[.G64]" office:value-type="currency" office:currency="USD" office:value="16741550948.0085">
            <text:p>$16,741,550,948.01</text:p>
          </table:table-cell>
          <table:table-cell table:number-columns-repeated="1016"/>
        </table:table-row>
        <table:table-row table:style-name="ro2">
          <table:table-cell office:value-type="string">
            <text:p>Ecuador</text:p>
          </table:table-cell>
          <table:table-cell office:value-type="float" office:value="17643060">
            <text:p>17643060</text:p>
          </table:table-cell>
          <table:table-cell office:value-type="currency" office:currency="USD" office:value="98808010000">
            <text:p>$98,808,010,000.00</text:p>
          </table:table-cell>
          <table:table-cell table:formula="of:=[.D65]" office:value-type="percentage" office:value="0.0025">
            <text:p>0.25%</text:p>
          </table:table-cell>
          <table:table-cell table:formula="of:=[.C66]*[.D66]" office:value-type="currency" office:currency="USD" office:value="247020025">
            <text:p>$247,020,025.00</text:p>
          </table:table-cell>
          <table:table-cell table:formula="of:=[.E66]/12" office:value-type="currency" office:currency="USD" office:value="20585002.0833333">
            <text:p>$20,585,002.08</text:p>
          </table:table-cell>
          <table:table-cell table:formula="of:=[.F66]+[.G65]" office:value-type="currency" office:currency="USD" office:value="16762135950.0918">
            <text:p>$16,762,135,950.09</text:p>
          </table:table-cell>
          <table:table-cell table:number-columns-repeated="1016"/>
        </table:table-row>
        <table:table-row table:style-name="ro2">
          <table:table-cell office:value-type="string">
            <text:p>Sri Lanka</text:p>
          </table:table-cell>
          <table:table-cell office:value-type="float" office:value="21919000">
            <text:p>21919000</text:p>
          </table:table-cell>
          <table:table-cell office:value-type="currency" office:currency="USD" office:value="80706600228.6499">
            <text:p>$80,706,600,228.65</text:p>
          </table:table-cell>
          <table:table-cell table:formula="of:=[.D66]" office:value-type="percentage" office:value="0.0025">
            <text:p>0.25%</text:p>
          </table:table-cell>
          <table:table-cell table:formula="of:=[.C67]*[.D67]" office:value-type="currency" office:currency="USD" office:value="201766500.571625">
            <text:p>$201,766,500.57</text:p>
          </table:table-cell>
          <table:table-cell table:formula="of:=[.E67]/12" office:value-type="currency" office:currency="USD" office:value="16813875.0476354">
            <text:p>$16,813,875.05</text:p>
          </table:table-cell>
          <table:table-cell table:formula="of:=[.F67]+[.G66]" office:value-type="currency" office:currency="USD" office:value="16778949825.1394">
            <text:p>$16,778,949,825.14</text:p>
          </table:table-cell>
          <table:table-cell table:number-columns-repeated="1016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10847904">
            <text:p>10847904</text:p>
          </table:table-cell>
          <table:table-cell office:value-type="currency" office:currency="USD" office:value="78844702329.0785">
            <text:p>$78,844,702,329.08</text:p>
          </table:table-cell>
          <table:table-cell table:formula="of:=[.D67]" office:value-type="percentage" office:value="0.0025">
            <text:p>0.25%</text:p>
          </table:table-cell>
          <table:table-cell table:formula="of:=[.C68]*[.D68]" office:value-type="currency" office:currency="USD" office:value="197111755.822696">
            <text:p>$197,111,755.82</text:p>
          </table:table-cell>
          <table:table-cell table:formula="of:=[.E68]/12" office:value-type="currency" office:currency="USD" office:value="16425979.6518914">
            <text:p>$16,425,979.65</text:p>
          </table:table-cell>
          <table:table-cell table:formula="of:=[.F68]+[.G67]" office:value-type="currency" office:currency="USD" office:value="16795375804.7913">
            <text:p>$16,795,375,804.79</text:p>
          </table:table-cell>
          <table:table-cell table:number-columns-repeated="1016"/>
        </table:table-row>
        <table:table-row table:style-name="ro2">
          <table:table-cell office:value-type="string">
            <text:p>Guatemala</text:p>
          </table:table-cell>
          <table:table-cell office:value-type="float" office:value="16858333">
            <text:p>16858333</text:p>
          </table:table-cell>
          <table:table-cell office:value-type="currency" office:currency="USD" office:value="77604632170.5853">
            <text:p>$77,604,632,170.59</text:p>
          </table:table-cell>
          <table:table-cell table:formula="of:=[.D68]" office:value-type="percentage" office:value="0.0025">
            <text:p>0.25%</text:p>
          </table:table-cell>
          <table:table-cell table:formula="of:=[.C69]*[.D69]" office:value-type="currency" office:currency="USD" office:value="194011580.426463">
            <text:p>$194,011,580.43</text:p>
          </table:table-cell>
          <table:table-cell table:formula="of:=[.E69]/12" office:value-type="currency" office:currency="USD" office:value="16167631.7022053">
            <text:p>$16,167,631.70</text:p>
          </table:table-cell>
          <table:table-cell table:formula="of:=[.F69]+[.G68]" office:value-type="currency" office:currency="USD" office:value="16811543436.4935">
            <text:p>$16,811,543,436.49</text:p>
          </table:table-cell>
          <table:table-cell table:number-columns-repeated="1016"/>
        </table:table-row>
        <table:table-row table:style-name="ro2">
          <table:table-cell office:value-type="string">
            <text:p>Oman</text:p>
          </table:table-cell>
          <table:table-cell office:value-type="float" office:value="5106622">
            <text:p>5106622</text:p>
          </table:table-cell>
          <table:table-cell office:value-type="currency" office:currency="USD" office:value="76331518668.5771">
            <text:p>$76,331,518,668.58</text:p>
          </table:table-cell>
          <table:table-cell table:formula="of:=[.D69]" office:value-type="percentage" office:value="0.0025">
            <text:p>0.25%</text:p>
          </table:table-cell>
          <table:table-cell table:formula="of:=[.C70]*[.D70]" office:value-type="currency" office:currency="USD" office:value="190828796.671443">
            <text:p>$190,828,796.67</text:p>
          </table:table-cell>
          <table:table-cell table:formula="of:=[.E70]/12" office:value-type="currency" office:currency="USD" office:value="15902399.7226202">
            <text:p>$15,902,399.72</text:p>
          </table:table-cell>
          <table:table-cell table:formula="of:=[.F70]+[.G69]" office:value-type="currency" office:currency="USD" office:value="16827445836.2162">
            <text:p>$16,827,445,836.22</text:p>
          </table:table-cell>
          <table:table-cell table:number-columns-repeated="1016"/>
        </table:table-row>
        <table:table-row table:style-name="ro2">
          <table:table-cell office:value-type="string">
            <text:p>Myanmar</text:p>
          </table:table-cell>
          <table:table-cell office:value-type="float" office:value="54409794">
            <text:p>54409794</text:p>
          </table:table-cell>
          <table:table-cell office:value-type="currency" office:currency="USD" office:value="76185586096.7974">
            <text:p>$76,185,586,096.80</text:p>
          </table:table-cell>
          <table:table-cell table:formula="of:=[.D70]" office:value-type="percentage" office:value="0.0025">
            <text:p>0.25%</text:p>
          </table:table-cell>
          <table:table-cell table:formula="of:=[.C71]*[.D71]" office:value-type="currency" office:currency="USD" office:value="190463965.241993">
            <text:p>$190,463,965.24</text:p>
          </table:table-cell>
          <table:table-cell table:formula="of:=[.E71]/12" office:value-type="currency" office:currency="USD" office:value="15871997.1034995">
            <text:p>$15,871,997.10</text:p>
          </table:table-cell>
          <table:table-cell table:formula="of:=[.F71]+[.G70]" office:value-type="currency" office:currency="USD" office:value="16843317833.3197">
            <text:p>$16,843,317,833.32</text:p>
          </table:table-cell>
          <table:table-cell table:number-columns-repeated="1016"/>
        </table:table-row>
        <table:table-row table:style-name="ro2">
          <table:table-cell office:value-type="string">
            <text:p>Luxembourg</text:p>
          </table:table-cell>
          <table:table-cell office:value-type="float" office:value="632275">
            <text:p>632275</text:p>
          </table:table-cell>
          <table:table-cell office:value-type="currency" office:currency="USD" office:value="73263982103.0119">
            <text:p>$73,263,982,103.01</text:p>
          </table:table-cell>
          <table:table-cell table:formula="of:=[.D71]" office:value-type="percentage" office:value="0.0025">
            <text:p>0.25%</text:p>
          </table:table-cell>
          <table:table-cell table:formula="of:=[.C72]*[.D72]" office:value-type="currency" office:currency="USD" office:value="183159955.25753">
            <text:p>$183,159,955.26</text:p>
          </table:table-cell>
          <table:table-cell table:formula="of:=[.E72]/12" office:value-type="currency" office:currency="USD" office:value="15263329.6047941">
            <text:p>$15,263,329.60</text:p>
          </table:table-cell>
          <table:table-cell table:formula="of:=[.F72]+[.G71]" office:value-type="currency" office:currency="USD" office:value="16858581162.9245">
            <text:p>$16,858,581,162.92</text:p>
          </table:table-cell>
          <table:table-cell table:number-columns-repeated="1016"/>
        </table:table-row>
        <table:table-row table:style-name="ro2">
          <table:table-cell office:value-type="string">
            <text:p>Ghana</text:p>
          </table:table-cell>
          <table:table-cell office:value-type="float" office:value="31072945">
            <text:p>31072945</text:p>
          </table:table-cell>
          <table:table-cell office:value-type="currency" office:currency="USD" office:value="72354428864.9032">
            <text:p>$72,354,428,864.90</text:p>
          </table:table-cell>
          <table:table-cell table:formula="of:=[.D72]" office:value-type="percentage" office:value="0.0025">
            <text:p>0.25%</text:p>
          </table:table-cell>
          <table:table-cell table:formula="of:=[.C73]*[.D73]" office:value-type="currency" office:currency="USD" office:value="180886072.162258">
            <text:p>$180,886,072.16</text:p>
          </table:table-cell>
          <table:table-cell table:formula="of:=[.E73]/12" office:value-type="currency" office:currency="USD" office:value="15073839.3468548">
            <text:p>$15,073,839.35</text:p>
          </table:table-cell>
          <table:table-cell table:formula="of:=[.F73]+[.G72]" office:value-type="currency" office:currency="USD" office:value="16873655002.2713">
            <text:p>$16,873,655,002.27</text:p>
          </table:table-cell>
          <table:table-cell table:number-columns-repeated="1016"/>
        </table:table-row>
        <table:table-row table:style-name="ro2">
          <table:table-cell office:value-type="string">
            <text:p>Bulgaria</text:p>
          </table:table-cell>
          <table:table-cell office:value-type="float" office:value="6927288">
            <text:p>6927288</text:p>
          </table:table-cell>
          <table:table-cell office:value-type="currency" office:currency="USD" office:value="69105101089.5531">
            <text:p>$69,105,101,089.55</text:p>
          </table:table-cell>
          <table:table-cell table:formula="of:=[.D73]" office:value-type="percentage" office:value="0.0025">
            <text:p>0.25%</text:p>
          </table:table-cell>
          <table:table-cell table:formula="of:=[.C74]*[.D74]" office:value-type="currency" office:currency="USD" office:value="172762752.723883">
            <text:p>$172,762,752.72</text:p>
          </table:table-cell>
          <table:table-cell table:formula="of:=[.E74]/12" office:value-type="currency" office:currency="USD" office:value="14396896.0603236">
            <text:p>$14,396,896.06</text:p>
          </table:table-cell>
          <table:table-cell table:formula="of:=[.F74]+[.G73]" office:value-type="currency" office:currency="USD" office:value="16888051898.3316">
            <text:p>$16,888,051,898.33</text:p>
          </table:table-cell>
          <table:table-cell table:number-columns-repeated="1016"/>
        </table:table-row>
        <table:table-row table:style-name="ro2">
          <table:table-cell office:value-type="string">
            <text:p>Tanzania</text:p>
          </table:table-cell>
          <table:table-cell office:value-type="float" office:value="59734213">
            <text:p>59734213</text:p>
          </table:table-cell>
          <table:table-cell office:value-type="currency" office:currency="USD" office:value="62409748426.5824">
            <text:p>$62,409,748,426.58</text:p>
          </table:table-cell>
          <table:table-cell table:formula="of:=[.D74]" office:value-type="percentage" office:value="0.0025">
            <text:p>0.25%</text:p>
          </table:table-cell>
          <table:table-cell table:formula="of:=[.C75]*[.D75]" office:value-type="currency" office:currency="USD" office:value="156024371.066456">
            <text:p>$156,024,371.07</text:p>
          </table:table-cell>
          <table:table-cell table:formula="of:=[.E75]/12" office:value-type="currency" office:currency="USD" office:value="13002030.9222047">
            <text:p>$13,002,030.92</text:p>
          </table:table-cell>
          <table:table-cell table:formula="of:=[.F75]+[.G74]" office:value-type="currency" office:currency="USD" office:value="16901053929.2538">
            <text:p>$16,901,053,929.25</text:p>
          </table:table-cell>
          <table:table-cell table:number-columns-repeated="1016"/>
        </table:table-row>
        <table:table-row table:style-name="ro2">
          <table:table-cell office:value-type="string">
            <text:p>Angola</text:p>
          </table:table-cell>
          <table:table-cell office:value-type="float" office:value="32866268">
            <text:p>32866268</text:p>
          </table:table-cell>
          <table:table-cell office:value-type="currency" office:currency="USD" office:value="62306913444.2917">
            <text:p>$62,306,913,444.29</text:p>
          </table:table-cell>
          <table:table-cell table:formula="of:=[.D75]" office:value-type="percentage" office:value="0.0025">
            <text:p>0.25%</text:p>
          </table:table-cell>
          <table:table-cell table:formula="of:=[.C76]*[.D76]" office:value-type="currency" office:currency="USD" office:value="155767283.610729">
            <text:p>$155,767,283.61</text:p>
          </table:table-cell>
          <table:table-cell table:formula="of:=[.E76]/12" office:value-type="currency" office:currency="USD" office:value="12980606.9675608">
            <text:p>$12,980,606.97</text:p>
          </table:table-cell>
          <table:table-cell table:formula="of:=[.F76]+[.G75]" office:value-type="currency" office:currency="USD" office:value="16914034536.2214">
            <text:p>$16,914,034,536.22</text:p>
          </table:table-cell>
          <table:table-cell table:number-columns-repeated="1016"/>
        </table:table-row>
        <table:table-row table:style-name="ro2">
          <table:table-cell office:value-type="string">
            <text:p>Costa Rica</text:p>
          </table:table-cell>
          <table:table-cell office:value-type="float" office:value="5094114">
            <text:p>5094114</text:p>
          </table:table-cell>
          <table:table-cell office:value-type="currency" office:currency="USD" office:value="61520669890.4037">
            <text:p>$61,520,669,890.40</text:p>
          </table:table-cell>
          <table:table-cell table:formula="of:=[.D76]" office:value-type="percentage" office:value="0.0025">
            <text:p>0.25%</text:p>
          </table:table-cell>
          <table:table-cell table:formula="of:=[.C77]*[.D77]" office:value-type="currency" office:currency="USD" office:value="153801674.726009">
            <text:p>$153,801,674.73</text:p>
          </table:table-cell>
          <table:table-cell table:formula="of:=[.E77]/12" office:value-type="currency" office:currency="USD" office:value="12816806.2271674">
            <text:p>$12,816,806.23</text:p>
          </table:table-cell>
          <table:table-cell table:formula="of:=[.F77]+[.G76]" office:value-type="currency" office:currency="USD" office:value="16926851342.4486">
            <text:p>$16,926,851,342.45</text:p>
          </table:table-cell>
          <table:table-cell table:number-columns-repeated="1016"/>
        </table:table-row>
        <table:table-row table:style-name="ro2">
          <table:table-cell office:value-type="string">
            <text:p>Ivory Coast</text:p>
          </table:table-cell>
          <table:table-cell office:value-type="float" office:value="26378275">
            <text:p>26378275</text:p>
          </table:table-cell>
          <table:table-cell office:value-type="currency" office:currency="USD" office:value="61348579465.1017">
            <text:p>$61,348,579,465.10</text:p>
          </table:table-cell>
          <table:table-cell table:formula="of:=[.D77]" office:value-type="percentage" office:value="0.0025">
            <text:p>0.25%</text:p>
          </table:table-cell>
          <table:table-cell table:formula="of:=[.C78]*[.D78]" office:value-type="currency" office:currency="USD" office:value="153371448.662754">
            <text:p>$153,371,448.66</text:p>
          </table:table-cell>
          <table:table-cell table:formula="of:=[.E78]/12" office:value-type="currency" office:currency="USD" office:value="12780954.0552295">
            <text:p>$12,780,954.06</text:p>
          </table:table-cell>
          <table:table-cell table:formula="of:=[.F78]+[.G77]" office:value-type="currency" office:currency="USD" office:value="16939632296.5038">
            <text:p>$16,939,632,296.50</text:p>
          </table:table-cell>
          <table:table-cell table:number-columns-repeated="1016"/>
        </table:table-row>
        <table:table-row table:style-name="ro2">
          <table:table-cell office:value-type="string">
            <text:p>Belarus</text:p>
          </table:table-cell>
          <table:table-cell office:value-type="float" office:value="9398861">
            <text:p>9398861</text:p>
          </table:table-cell>
          <table:table-cell office:value-type="currency" office:currency="USD" office:value="60258239055.5829">
            <text:p>$60,258,239,055.58</text:p>
          </table:table-cell>
          <table:table-cell table:formula="of:=[.D78]" office:value-type="percentage" office:value="0.0025">
            <text:p>0.25%</text:p>
          </table:table-cell>
          <table:table-cell table:formula="of:=[.C79]*[.D79]" office:value-type="currency" office:currency="USD" office:value="150645597.638957">
            <text:p>$150,645,597.64</text:p>
          </table:table-cell>
          <table:table-cell table:formula="of:=[.E79]/12" office:value-type="currency" office:currency="USD" office:value="12553799.8032464">
            <text:p>$12,553,799.80</text:p>
          </table:table-cell>
          <table:table-cell table:formula="of:=[.F79]+[.G78]" office:value-type="currency" office:currency="USD" office:value="16952186096.307">
            <text:p>$16,952,186,096.31</text:p>
          </table:table-cell>
          <table:table-cell table:number-columns-repeated="1016"/>
        </table:table-row>
        <table:table-row table:style-name="ro2">
          <table:table-cell office:value-type="string">
            <text:p>Uzbekistan</text:p>
          </table:table-cell>
          <table:table-cell office:value-type="float" office:value="34232050">
            <text:p>34232050</text:p>
          </table:table-cell>
          <table:table-cell office:value-type="currency" office:currency="USD" office:value="57707189945.4214">
            <text:p>$57,707,189,945.42</text:p>
          </table:table-cell>
          <table:table-cell table:formula="of:=[.D79]" office:value-type="percentage" office:value="0.0025">
            <text:p>0.25%</text:p>
          </table:table-cell>
          <table:table-cell table:formula="of:=[.C80]*[.D80]" office:value-type="currency" office:currency="USD" office:value="144267974.863554">
            <text:p>$144,267,974.86</text:p>
          </table:table-cell>
          <table:table-cell table:formula="of:=[.E80]/12" office:value-type="currency" office:currency="USD" office:value="12022331.2386295">
            <text:p>$12,022,331.24</text:p>
          </table:table-cell>
          <table:table-cell table:formula="of:=[.F80]+[.G79]" office:value-type="currency" office:currency="USD" office:value="16964208427.5457">
            <text:p>$16,964,208,427.55</text:p>
          </table:table-cell>
          <table:table-cell table:number-columns-repeated="1016"/>
        </table:table-row>
        <table:table-row table:style-name="ro2">
          <table:table-cell office:value-type="string">
            <text:p>Croatia</text:p>
          </table:table-cell>
          <table:table-cell office:value-type="float" office:value="4047200">
            <text:p>4047200</text:p>
          </table:table-cell>
          <table:table-cell office:value-type="currency" office:currency="USD" office:value="55966581780.1688">
            <text:p>$55,966,581,780.17</text:p>
          </table:table-cell>
          <table:table-cell table:formula="of:=[.D80]" office:value-type="percentage" office:value="0.0025">
            <text:p>0.25%</text:p>
          </table:table-cell>
          <table:table-cell table:formula="of:=[.C81]*[.D81]" office:value-type="currency" office:currency="USD" office:value="139916454.450422">
            <text:p>$139,916,454.45</text:p>
          </table:table-cell>
          <table:table-cell table:formula="of:=[.E81]/12" office:value-type="currency" office:currency="USD" office:value="11659704.5375352">
            <text:p>$11,659,704.54</text:p>
          </table:table-cell>
          <table:table-cell table:formula="of:=[.F81]+[.G80]" office:value-type="currency" office:currency="USD" office:value="16975868132.0832">
            <text:p>$16,975,868,132.08</text:p>
          </table:table-cell>
          <table:table-cell table:number-columns-repeated="1016"/>
        </table:table-row>
        <table:table-row table:style-name="ro2">
          <table:table-cell office:value-type="string">
            <text:p>Lithuania</text:p>
          </table:table-cell>
          <table:table-cell office:value-type="float" office:value="2794700">
            <text:p>2794700</text:p>
          </table:table-cell>
          <table:table-cell office:value-type="currency" office:currency="USD" office:value="55887271833.0025">
            <text:p>$55,887,271,833.00</text:p>
          </table:table-cell>
          <table:table-cell table:formula="of:=[.D81]" office:value-type="percentage" office:value="0.0025">
            <text:p>0.25%</text:p>
          </table:table-cell>
          <table:table-cell table:formula="of:=[.C82]*[.D82]" office:value-type="currency" office:currency="USD" office:value="139718179.582506">
            <text:p>$139,718,179.58</text:p>
          </table:table-cell>
          <table:table-cell table:formula="of:=[.E82]/12" office:value-type="currency" office:currency="USD" office:value="11643181.6318755">
            <text:p>$11,643,181.63</text:p>
          </table:table-cell>
          <table:table-cell table:formula="of:=[.F82]+[.G81]" office:value-type="currency" office:currency="USD" office:value="16987511313.7151">
            <text:p>$16,987,511,313.72</text:p>
          </table:table-cell>
          <table:table-cell table:number-columns-repeated="1016"/>
        </table:table-row>
        <table:table-row table:style-name="ro2">
          <table:table-cell office:value-type="string">
            <text:p>Uruguay</text:p>
          </table:table-cell>
          <table:table-cell office:value-type="float" office:value="3473727">
            <text:p>3473727</text:p>
          </table:table-cell>
          <table:table-cell office:value-type="currency" office:currency="USD" office:value="53628827440.3582">
            <text:p>$53,628,827,440.36</text:p>
          </table:table-cell>
          <table:table-cell table:formula="of:=[.D82]" office:value-type="percentage" office:value="0.0025">
            <text:p>0.25%</text:p>
          </table:table-cell>
          <table:table-cell table:formula="of:=[.C83]*[.D83]" office:value-type="currency" office:currency="USD" office:value="134072068.600896">
            <text:p>$134,072,068.60</text:p>
          </table:table-cell>
          <table:table-cell table:formula="of:=[.E83]/12" office:value-type="currency" office:currency="USD" office:value="11172672.383408">
            <text:p>$11,172,672.38</text:p>
          </table:table-cell>
          <table:table-cell table:formula="of:=[.F83]+[.G82]" office:value-type="currency" office:currency="USD" office:value="16998683986.0985">
            <text:p>$16,998,683,986.10</text:p>
          </table:table-cell>
          <table:table-cell table:number-columns-repeated="1016"/>
        </table:table-row>
        <table:table-row table:style-name="ro2">
          <table:table-cell office:value-type="string">
            <text:p>Slovenia</text:p>
          </table:table-cell>
          <table:table-cell office:value-type="float" office:value="2100126">
            <text:p>2100126</text:p>
          </table:table-cell>
          <table:table-cell office:value-type="currency" office:currency="USD" office:value="53589609580.7099">
            <text:p>$53,589,609,580.71</text:p>
          </table:table-cell>
          <table:table-cell table:formula="of:=[.D83]" office:value-type="percentage" office:value="0.0025">
            <text:p>0.25%</text:p>
          </table:table-cell>
          <table:table-cell table:formula="of:=[.C84]*[.D84]" office:value-type="currency" office:currency="USD" office:value="133974023.951775">
            <text:p>$133,974,023.95</text:p>
          </table:table-cell>
          <table:table-cell table:formula="of:=[.E84]/12" office:value-type="currency" office:currency="USD" office:value="11164501.9959812">
            <text:p>$11,164,502.00</text:p>
          </table:table-cell>
          <table:table-cell table:formula="of:=[.F84]+[.G83]" office:value-type="currency" office:currency="USD" office:value="17009848488.0945">
            <text:p>$17,009,848,488.09</text:p>
          </table:table-cell>
          <table:table-cell table:number-columns-repeated="1016"/>
        </table:table-row>
        <table:table-row table:style-name="ro2">
          <table:table-cell office:value-type="string">
            <text:p>Serbia</text:p>
          </table:table-cell>
          <table:table-cell office:value-type="float" office:value="6908224">
            <text:p>6908224</text:p>
          </table:table-cell>
          <table:table-cell office:value-type="currency" office:currency="USD" office:value="52960134078.6888">
            <text:p>$52,960,134,078.69</text:p>
          </table:table-cell>
          <table:table-cell table:formula="of:=[.D84]" office:value-type="percentage" office:value="0.0025">
            <text:p>0.25%</text:p>
          </table:table-cell>
          <table:table-cell table:formula="of:=[.C85]*[.D85]" office:value-type="currency" office:currency="USD" office:value="132400335.196722">
            <text:p>$132,400,335.20</text:p>
          </table:table-cell>
          <table:table-cell table:formula="of:=[.E85]/12" office:value-type="currency" office:currency="USD" office:value="11033361.2663935">
            <text:p>$11,033,361.27</text:p>
          </table:table-cell>
          <table:table-cell table:formula="of:=[.F85]+[.G84]" office:value-type="currency" office:currency="USD" office:value="17020881849.3609">
            <text:p>$17,020,881,849.36</text:p>
          </table:table-cell>
          <table:table-cell table:number-columns-repeated="1016"/>
        </table:table-row>
        <table:table-row table:style-name="ro2">
          <table:table-cell office:value-type="string">
            <text:p>Panama</text:p>
          </table:table-cell>
          <table:table-cell office:value-type="float" office:value="4314768">
            <text:p>4314768</text:p>
          </table:table-cell>
          <table:table-cell office:value-type="currency" office:currency="USD" office:value="52938100000">
            <text:p>$52,938,100,000.00</text:p>
          </table:table-cell>
          <table:table-cell table:formula="of:=[.D85]" office:value-type="percentage" office:value="0.0025">
            <text:p>0.25%</text:p>
          </table:table-cell>
          <table:table-cell table:formula="of:=[.C86]*[.D86]" office:value-type="currency" office:currency="USD" office:value="132345250">
            <text:p>$132,345,250.00</text:p>
          </table:table-cell>
          <table:table-cell table:formula="of:=[.E86]/12" office:value-type="currency" office:currency="USD" office:value="11028770.8333333">
            <text:p>$11,028,770.83</text:p>
          </table:table-cell>
          <table:table-cell table:formula="of:=[.F86]+[.G85]" office:value-type="currency" office:currency="USD" office:value="17031910620.1942">
            <text:p>$17,031,910,620.19</text:p>
          </table:table-cell>
          <table:table-cell table:number-columns-repeated="1016"/>
        </table:table-row>
        <table:table-row table:style-name="ro2">
          <table:table-cell office:value-type="string">
            <text:p>Congo</text:p>
          </table:table-cell>
          <table:table-cell office:value-type="float" office:value="89561404">
            <text:p>89561404</text:p>
          </table:table-cell>
          <table:table-cell office:value-type="currency" office:currency="USD" office:value="49868970641.1062">
            <text:p>$49,868,970,641.11</text:p>
          </table:table-cell>
          <table:table-cell table:formula="of:=[.D86]" office:value-type="percentage" office:value="0.0025">
            <text:p>0.25%</text:p>
          </table:table-cell>
          <table:table-cell table:formula="of:=[.C87]*[.D87]" office:value-type="currency" office:currency="USD" office:value="124672426.602766">
            <text:p>$124,672,426.60</text:p>
          </table:table-cell>
          <table:table-cell table:formula="of:=[.E87]/12" office:value-type="currency" office:currency="USD" office:value="10389368.8835638">
            <text:p>$10,389,368.88</text:p>
          </table:table-cell>
          <table:table-cell table:formula="of:=[.F87]+[.G86]" office:value-type="currency" office:currency="USD" office:value="17042299989.0778">
            <text:p>$17,042,299,989.08</text:p>
          </table:table-cell>
          <table:table-cell table:number-columns-repeated="1016"/>
        </table:table-row>
        <table:table-row table:style-name="ro2">
          <table:table-cell office:value-type="string">
            <text:p>Turkmenistan</text:p>
          </table:table-cell>
          <table:table-cell office:value-type="float" office:value="6031187">
            <text:p>6031187</text:p>
          </table:table-cell>
          <table:table-cell office:value-type="currency" office:currency="USD" office:value="45231428571.4286">
            <text:p>$45,231,428,571.43</text:p>
          </table:table-cell>
          <table:table-cell table:formula="of:=[.D87]" office:value-type="percentage" office:value="0.0025">
            <text:p>0.25%</text:p>
          </table:table-cell>
          <table:table-cell table:formula="of:=[.C88]*[.D88]" office:value-type="currency" office:currency="USD" office:value="113078571.428572">
            <text:p>$113,078,571.43</text:p>
          </table:table-cell>
          <table:table-cell table:formula="of:=[.E88]/12" office:value-type="currency" office:currency="USD" office:value="9423214.28571429">
            <text:p>$9,423,214.29</text:p>
          </table:table-cell>
          <table:table-cell table:formula="of:=[.F88]+[.G87]" office:value-type="currency" office:currency="USD" office:value="17051723203.3635">
            <text:p>$17,051,723,203.36</text:p>
          </table:table-cell>
          <table:table-cell table:number-columns-repeated="1016"/>
        </table:table-row>
        <table:table-row table:style-name="ro2">
          <table:table-cell office:value-type="string">
            <text:p>Jordan</text:p>
          </table:table-cell>
          <table:table-cell office:value-type="float" office:value="10203140">
            <text:p>10203140</text:p>
          </table:table-cell>
          <table:table-cell office:value-type="currency" office:currency="USD" office:value="43697659275.3137">
            <text:p>$43,697,659,275.31</text:p>
          </table:table-cell>
          <table:table-cell table:formula="of:=[.D88]" office:value-type="percentage" office:value="0.0025">
            <text:p>0.25%</text:p>
          </table:table-cell>
          <table:table-cell table:formula="of:=[.C89]*[.D89]" office:value-type="currency" office:currency="USD" office:value="109244148.188284">
            <text:p>$109,244,148.19</text:p>
          </table:table-cell>
          <table:table-cell table:formula="of:=[.E89]/12" office:value-type="currency" office:currency="USD" office:value="9103679.01569036">
            <text:p>$9,103,679.02</text:p>
          </table:table-cell>
          <table:table-cell table:formula="of:=[.F89]+[.G88]" office:value-type="currency" office:currency="USD" office:value="17060826882.3792">
            <text:p>$17,060,826,882.38</text:p>
          </table:table-cell>
          <table:table-cell table:number-columns-repeated="1016"/>
        </table:table-row>
        <table:table-row table:style-name="ro2">
          <table:table-cell office:value-type="string">
            <text:p>Azerbaijan</text:p>
          </table:table-cell>
          <table:table-cell office:value-type="float" office:value="10110116">
            <text:p>10110116</text:p>
          </table:table-cell>
          <table:table-cell office:value-type="currency" office:currency="USD" office:value="42607176470.5882">
            <text:p>$42,607,176,470.59</text:p>
          </table:table-cell>
          <table:table-cell table:formula="of:=[.D89]" office:value-type="percentage" office:value="0.0025">
            <text:p>0.25%</text:p>
          </table:table-cell>
          <table:table-cell table:formula="of:=[.C90]*[.D90]" office:value-type="currency" office:currency="USD" office:value="106517941.176471">
            <text:p>$106,517,941.18</text:p>
          </table:table-cell>
          <table:table-cell table:formula="of:=[.E90]/12" office:value-type="currency" office:currency="USD" office:value="8876495.09803921">
            <text:p>$8,876,495.10</text:p>
          </table:table-cell>
          <table:table-cell table:formula="of:=[.F90]+[.G89]" office:value-type="currency" office:currency="USD" office:value="17069703377.4772">
            <text:p>$17,069,703,377.48</text:p>
          </table:table-cell>
          <table:table-cell table:number-columns-repeated="1016"/>
        </table:table-row>
        <table:table-row table:style-name="ro2">
          <table:table-cell office:value-type="string">
            <text:p>Syrian Arab Republic</text:p>
          </table:table-cell>
          <table:table-cell office:value-type="float" office:value="17500657">
            <text:p>17500657</text:p>
          </table:table-cell>
          <table:table-cell office:value-type="currency" office:currency="USD" office:value="40405006007.2086">
            <text:p>$40,405,006,007.21</text:p>
          </table:table-cell>
          <table:table-cell table:formula="of:=[.D90]" office:value-type="percentage" office:value="0.0025">
            <text:p>0.25%</text:p>
          </table:table-cell>
          <table:table-cell table:formula="of:=[.C91]*[.D91]" office:value-type="currency" office:currency="USD" office:value="101012515.018022">
            <text:p>$101,012,515.02</text:p>
          </table:table-cell>
          <table:table-cell table:formula="of:=[.E91]/12" office:value-type="currency" office:currency="USD" office:value="8417709.58483512">
            <text:p>$8,417,709.58</text:p>
          </table:table-cell>
          <table:table-cell table:formula="of:=[.F91]+[.G90]" office:value-type="currency" office:currency="USD" office:value="17078121087.062">
            <text:p>$17,078,121,087.06</text:p>
          </table:table-cell>
          <table:table-cell table:number-columns-repeated="1016"/>
        </table:table-row>
        <table:table-row table:style-name="ro2">
          <table:table-cell office:value-type="string">
            <text:p>Cameroon</text:p>
          </table:table-cell>
          <table:table-cell office:value-type="float" office:value="26545864">
            <text:p>26545864</text:p>
          </table:table-cell>
          <table:table-cell office:value-type="currency" office:currency="USD" office:value="39802147568.2174">
            <text:p>$39,802,147,568.22</text:p>
          </table:table-cell>
          <table:table-cell table:formula="of:=[.D91]" office:value-type="percentage" office:value="0.0025">
            <text:p>0.25%</text:p>
          </table:table-cell>
          <table:table-cell table:formula="of:=[.C92]*[.D92]" office:value-type="currency" office:currency="USD" office:value="99505368.9205435">
            <text:p>$99,505,368.92</text:p>
          </table:table-cell>
          <table:table-cell table:formula="of:=[.E92]/12" office:value-type="currency" office:currency="USD" office:value="8292114.07671196">
            <text:p>$8,292,114.08</text:p>
          </table:table-cell>
          <table:table-cell table:formula="of:=[.F92]+[.G91]" office:value-type="currency" office:currency="USD" office:value="17086413201.1388">
            <text:p>$17,086,413,201.14</text:p>
          </table:table-cell>
          <table:table-cell table:number-columns-repeated="1016"/>
        </table:table-row>
        <table:table-row table:style-name="ro2">
          <table:table-cell office:value-type="string">
            <text:p>Tunisia</text:p>
          </table:table-cell>
          <table:table-cell office:value-type="float" office:value="11818618">
            <text:p>11818618</text:p>
          </table:table-cell>
          <table:table-cell office:value-type="currency" office:currency="USD" office:value="39235672868.2722">
            <text:p>$39,235,672,868.27</text:p>
          </table:table-cell>
          <table:table-cell table:formula="of:=[.D92]" office:value-type="percentage" office:value="0.0025">
            <text:p>0.25%</text:p>
          </table:table-cell>
          <table:table-cell table:formula="of:=[.C93]*[.D93]" office:value-type="currency" office:currency="USD" office:value="98089182.1706805">
            <text:p>$98,089,182.17</text:p>
          </table:table-cell>
          <table:table-cell table:formula="of:=[.E93]/12" office:value-type="currency" office:currency="USD" office:value="8174098.51422338">
            <text:p>$8,174,098.51</text:p>
          </table:table-cell>
          <table:table-cell table:formula="of:=[.F93]+[.G92]" office:value-type="currency" office:currency="USD" office:value="17094587299.653">
            <text:p>$17,094,587,299.65</text:p>
          </table:table-cell>
          <table:table-cell table:number-columns-repeated="1016"/>
        </table:table-row>
        <table:table-row table:style-name="ro2">
          <table:table-cell office:value-type="string">
            <text:p>Bahrain</text:p>
          </table:table-cell>
          <table:table-cell office:value-type="float" office:value="1701583">
            <text:p>1701583</text:p>
          </table:table-cell>
          <table:table-cell office:value-type="currency" office:currency="USD" office:value="38474521276.5957">
            <text:p>$38,474,521,276.60</text:p>
          </table:table-cell>
          <table:table-cell table:formula="of:=[.D93]" office:value-type="percentage" office:value="0.0025">
            <text:p>0.25%</text:p>
          </table:table-cell>
          <table:table-cell table:formula="of:=[.C94]*[.D94]" office:value-type="currency" office:currency="USD" office:value="96186303.1914893">
            <text:p>$96,186,303.19</text:p>
          </table:table-cell>
          <table:table-cell table:formula="of:=[.E94]/12" office:value-type="currency" office:currency="USD" office:value="8015525.26595744">
            <text:p>$8,015,525.27</text:p>
          </table:table-cell>
          <table:table-cell table:formula="of:=[.F94]+[.G93]" office:value-type="currency" office:currency="USD" office:value="17102602824.9189">
            <text:p>$17,102,602,824.92</text:p>
          </table:table-cell>
          <table:table-cell table:number-columns-repeated="1016"/>
        </table:table-row>
        <table:table-row table:style-name="ro2">
          <table:table-cell office:value-type="string">
            <text:p>Uganda</text:p>
          </table:table-cell>
          <table:table-cell office:value-type="float" office:value="45741000">
            <text:p>45741000</text:p>
          </table:table-cell>
          <table:table-cell office:value-type="currency" office:currency="USD" office:value="37372032557.5944">
            <text:p>$37,372,032,557.59</text:p>
          </table:table-cell>
          <table:table-cell table:formula="of:=[.D94]" office:value-type="percentage" office:value="0.0025">
            <text:p>0.25%</text:p>
          </table:table-cell>
          <table:table-cell table:formula="of:=[.C95]*[.D95]" office:value-type="currency" office:currency="USD" office:value="93430081.393986">
            <text:p>$93,430,081.39</text:p>
          </table:table-cell>
          <table:table-cell table:formula="of:=[.E95]/12" office:value-type="currency" office:currency="USD" office:value="7785840.1161655">
            <text:p>$7,785,840.12</text:p>
          </table:table-cell>
          <table:table-cell table:formula="of:=[.F95]+[.G94]" office:value-type="currency" office:currency="USD" office:value="17110388665.0351">
            <text:p>$17,110,388,665.04</text:p>
          </table:table-cell>
          <table:table-cell table:number-columns-repeated="1016"/>
        </table:table-row>
        <table:table-row table:style-name="ro2">
          <table:table-cell office:value-type="string">
            <text:p>Bolivia</text:p>
          </table:table-cell>
          <table:table-cell office:value-type="float" office:value="11673029">
            <text:p>11673029</text:p>
          </table:table-cell>
          <table:table-cell office:value-type="currency" office:currency="USD" office:value="36688861202.6049">
            <text:p>$36,688,861,202.60</text:p>
          </table:table-cell>
          <table:table-cell table:formula="of:=[.D95]" office:value-type="percentage" office:value="0.0025">
            <text:p>0.25%</text:p>
          </table:table-cell>
          <table:table-cell table:formula="of:=[.C96]*[.D96]" office:value-type="currency" office:currency="USD" office:value="91722153.0065122">
            <text:p>$91,722,153.01</text:p>
          </table:table-cell>
          <table:table-cell table:formula="of:=[.E96]/12" office:value-type="currency" office:currency="USD" office:value="7643512.75054269">
            <text:p>$7,643,512.75</text:p>
          </table:table-cell>
          <table:table-cell table:formula="of:=[.F96]+[.G95]" office:value-type="currency" office:currency="USD" office:value="17118032177.7856">
            <text:p>$17,118,032,177.79</text:p>
          </table:table-cell>
          <table:table-cell table:number-columns-repeated="1016"/>
        </table:table-row>
        <table:table-row table:style-name="ro2">
          <table:table-cell office:value-type="string">
            <text:p>Paraguay</text:p>
          </table:table-cell>
          <table:table-cell office:value-type="float" office:value="7132530">
            <text:p>7132530</text:p>
          </table:table-cell>
          <table:table-cell office:value-type="currency" office:currency="USD" office:value="35304238230.1132">
            <text:p>$35,304,238,230.11</text:p>
          </table:table-cell>
          <table:table-cell table:formula="of:=[.D96]" office:value-type="percentage" office:value="0.0025">
            <text:p>0.25%</text:p>
          </table:table-cell>
          <table:table-cell table:formula="of:=[.C97]*[.D97]" office:value-type="currency" office:currency="USD" office:value="88260595.575283">
            <text:p>$88,260,595.58</text:p>
          </table:table-cell>
          <table:table-cell table:formula="of:=[.E97]/12" office:value-type="currency" office:currency="USD" office:value="7355049.63127358">
            <text:p>$7,355,049.63</text:p>
          </table:table-cell>
          <table:table-cell table:formula="of:=[.F97]+[.G96]" office:value-type="currency" office:currency="USD" office:value="17125387227.4169">
            <text:p>$17,125,387,227.42</text:p>
          </table:table-cell>
          <table:table-cell table:number-columns-repeated="1016"/>
        </table:table-row>
        <table:table-row table:style-name="ro2">
          <table:table-cell office:value-type="string">
            <text:p>Nepal</text:p>
          </table:table-cell>
          <table:table-cell office:value-type="float" office:value="29136808">
            <text:p>29136808</text:p>
          </table:table-cell>
          <table:table-cell office:value-type="currency" office:currency="USD" office:value="33657175561.329">
            <text:p>$33,657,175,561.33</text:p>
          </table:table-cell>
          <table:table-cell table:formula="of:=[.D97]" office:value-type="percentage" office:value="0.0025">
            <text:p>0.25%</text:p>
          </table:table-cell>
          <table:table-cell table:formula="of:=[.C98]*[.D98]" office:value-type="currency" office:currency="USD" office:value="84142938.9033225">
            <text:p>$84,142,938.90</text:p>
          </table:table-cell>
          <table:table-cell table:formula="of:=[.E98]/12" office:value-type="currency" office:currency="USD" office:value="7011911.57527687">
            <text:p>$7,011,911.58</text:p>
          </table:table-cell>
          <table:table-cell table:formula="of:=[.F98]+[.G97]" office:value-type="currency" office:currency="USD" office:value="17132399138.9922">
            <text:p>$17,132,399,138.99</text:p>
          </table:table-cell>
          <table:table-cell table:number-columns-repeated="1016"/>
        </table:table-row>
        <table:table-row table:style-name="ro2">
          <table:table-cell office:value-type="string">
            <text:p>Latvia</text:p>
          </table:table-cell>
          <table:table-cell office:value-type="float" office:value="1901548">
            <text:p>1901548</text:p>
          </table:table-cell>
          <table:table-cell office:value-type="currency" office:currency="USD" office:value="33505185228.7067">
            <text:p>$33,505,185,228.71</text:p>
          </table:table-cell>
          <table:table-cell table:formula="of:=[.D98]" office:value-type="percentage" office:value="0.0025">
            <text:p>0.25%</text:p>
          </table:table-cell>
          <table:table-cell table:formula="of:=[.C99]*[.D99]" office:value-type="currency" office:currency="USD" office:value="83762963.0717668">
            <text:p>$83,762,963.07</text:p>
          </table:table-cell>
          <table:table-cell table:formula="of:=[.E99]/12" office:value-type="currency" office:currency="USD" office:value="6980246.92264723">
            <text:p>$6,980,246.92</text:p>
          </table:table-cell>
          <table:table-cell table:formula="of:=[.F99]+[.G98]" office:value-type="currency" office:currency="USD" office:value="17139379385.9148">
            <text:p>$17,139,379,385.91</text:p>
          </table:table-cell>
          <table:table-cell table:number-columns-repeated="1016"/>
        </table:table-row>
        <table:table-row table:style-name="ro2">
          <table:table-cell office:value-type="string">
            <text:p>Lebanon</text:p>
          </table:table-cell>
          <table:table-cell office:value-type="float" office:value="6825442">
            <text:p>6825442</text:p>
          </table:table-cell>
          <table:table-cell office:value-type="currency" office:currency="USD" office:value="33383246857.58">
            <text:p>$33,383,246,857.58</text:p>
          </table:table-cell>
          <table:table-cell table:formula="of:=[.D99]" office:value-type="percentage" office:value="0.0025">
            <text:p>0.25%</text:p>
          </table:table-cell>
          <table:table-cell table:formula="of:=[.C100]*[.D100]" office:value-type="currency" office:currency="USD" office:value="83458117.14395">
            <text:p>$83,458,117.14</text:p>
          </table:table-cell>
          <table:table-cell table:formula="of:=[.E100]/12" office:value-type="currency" office:currency="USD" office:value="6954843.09532917">
            <text:p>$6,954,843.10</text:p>
          </table:table-cell>
          <table:table-cell table:formula="of:=[.F100]+[.G99]" office:value-type="currency" office:currency="USD" office:value="17146334229.0102">
            <text:p>$17,146,334,229.01</text:p>
          </table:table-cell>
          <table:table-cell table:number-columns-repeated="1016"/>
        </table:table-row>
        <table:table-row table:style-name="ro2">
          <table:table-cell office:value-type="string">
            <text:p>Estonia</text:p>
          </table:table-cell>
          <table:table-cell office:value-type="float" office:value="1331057">
            <text:p>1331057</text:p>
          </table:table-cell>
          <table:table-cell office:value-type="currency" office:currency="USD" office:value="30650285471.7215">
            <text:p>$30,650,285,471.72</text:p>
          </table:table-cell>
          <table:table-cell table:formula="of:=[.D100]" office:value-type="percentage" office:value="0.0025">
            <text:p>0.25%</text:p>
          </table:table-cell>
          <table:table-cell table:formula="of:=[.C101]*[.D101]" office:value-type="currency" office:currency="USD" office:value="76625713.6793038">
            <text:p>$76,625,713.68</text:p>
          </table:table-cell>
          <table:table-cell table:formula="of:=[.E101]/12" office:value-type="currency" office:currency="USD" office:value="6385476.13994198">
            <text:p>$6,385,476.14</text:p>
          </table:table-cell>
          <table:table-cell table:formula="of:=[.F101]+[.G100]" office:value-type="currency" office:currency="USD" office:value="17152719705.1501">
            <text:p>$17,152,719,705.15</text:p>
          </table:table-cell>
          <table:table-cell table:number-columns-repeated="1016"/>
        </table:table-row>
        <table:table-row table:style-name="ro2">
          <table:table-cell office:value-type="string">
            <text:p>North Korea</text:p>
          </table:table-cell>
          <table:table-cell office:value-type="float" office:value="25666161">
            <text:p>25666161</text:p>
          </table:table-cell>
          <table:table-cell office:value-type="currency" office:currency="USD" office:value="28500000000">
            <text:p>$28,500,000,000.00</text:p>
          </table:table-cell>
          <table:table-cell table:formula="of:=[.D101]" office:value-type="percentage" office:value="0.0025">
            <text:p>0.25%</text:p>
          </table:table-cell>
          <table:table-cell table:formula="of:=[.C102]*[.D102]" office:value-type="currency" office:currency="USD" office:value="71250000">
            <text:p>$71,250,000.00</text:p>
          </table:table-cell>
          <table:table-cell table:formula="of:=[.E102]/12" office:value-type="currency" office:currency="USD" office:value="5937500">
            <text:p>$5,937,500.00</text:p>
          </table:table-cell>
          <table:table-cell table:formula="of:=[.F102]+[.G101]" office:value-type="currency" office:currency="USD" office:value="17158657205.1501">
            <text:p>$17,158,657,205.15</text:p>
          </table:table-cell>
          <table:table-cell table:number-columns-repeated="1016"/>
        </table:table-row>
        <table:table-row table:style-name="ro2">
          <table:table-cell office:value-type="string">
            <text:p>Sudan</text:p>
          </table:table-cell>
          <table:table-cell office:value-type="float" office:value="43849269">
            <text:p>43849269</text:p>
          </table:table-cell>
          <table:table-cell office:value-type="currency" office:currency="USD" office:value="26110829190.4008">
            <text:p>$26,110,829,190.40</text:p>
          </table:table-cell>
          <table:table-cell table:formula="of:=[.D102]" office:value-type="percentage" office:value="0.0025">
            <text:p>0.25%</text:p>
          </table:table-cell>
          <table:table-cell table:formula="of:=[.C103]*[.D103]" office:value-type="currency" office:currency="USD" office:value="65277072.976002">
            <text:p>$65,277,072.98</text:p>
          </table:table-cell>
          <table:table-cell table:formula="of:=[.E103]/12" office:value-type="currency" office:currency="USD" office:value="5439756.0813335">
            <text:p>$5,439,756.08</text:p>
          </table:table-cell>
          <table:table-cell table:formula="of:=[.F103]+[.G102]" office:value-type="currency" office:currency="USD" office:value="17164096961.2315">
            <text:p>$17,164,096,961.23</text:p>
          </table:table-cell>
          <table:table-cell table:number-columns-repeated="1016"/>
        </table:table-row>
        <table:table-row table:style-name="ro2">
          <table:table-cell office:value-type="string">
            <text:p>Libya</text:p>
          </table:table-cell>
          <table:table-cell office:value-type="float" office:value="6871287">
            <text:p>6871287</text:p>
          </table:table-cell>
          <table:table-cell office:value-type="currency" office:currency="USD" office:value="25418461532.2008">
            <text:p>$25,418,461,532.20</text:p>
          </table:table-cell>
          <table:table-cell table:formula="of:=[.D103]" office:value-type="percentage" office:value="0.0025">
            <text:p>0.25%</text:p>
          </table:table-cell>
          <table:table-cell table:formula="of:=[.C104]*[.D104]" office:value-type="currency" office:currency="USD" office:value="63546153.830502">
            <text:p>$63,546,153.83</text:p>
          </table:table-cell>
          <table:table-cell table:formula="of:=[.E104]/12" office:value-type="currency" office:currency="USD" office:value="5295512.8192085">
            <text:p>$5,295,512.82</text:p>
          </table:table-cell>
          <table:table-cell table:formula="of:=[.F104]+[.G103]" office:value-type="currency" office:currency="USD" office:value="17169392474.0507">
            <text:p>$17,169,392,474.05</text:p>
          </table:table-cell>
          <table:table-cell table:number-columns-repeated="1016"/>
        </table:table-row>
        <table:table-row table:style-name="ro2">
          <table:table-cell office:value-type="string">
            <text:p>Cambodia</text:p>
          </table:table-cell>
          <table:table-cell office:value-type="float" office:value="16718971">
            <text:p>16718971</text:p>
          </table:table-cell>
          <table:table-cell office:value-type="currency" office:currency="USD" office:value="25291251427.3979">
            <text:p>$25,291,251,427.40</text:p>
          </table:table-cell>
          <table:table-cell table:formula="of:=[.D104]" office:value-type="percentage" office:value="0.0025">
            <text:p>0.25%</text:p>
          </table:table-cell>
          <table:table-cell table:formula="of:=[.C105]*[.D105]" office:value-type="currency" office:currency="USD" office:value="63228128.5684948">
            <text:p>$63,228,128.57</text:p>
          </table:table-cell>
          <table:table-cell table:formula="of:=[.E105]/12" office:value-type="currency" office:currency="USD" office:value="5269010.71404123">
            <text:p>$5,269,010.71</text:p>
          </table:table-cell>
          <table:table-cell table:formula="of:=[.F105]+[.G104]" office:value-type="currency" office:currency="USD" office:value="17174661484.7647">
            <text:p>$17,174,661,484.76</text:p>
          </table:table-cell>
          <table:table-cell table:number-columns-repeated="1016"/>
        </table:table-row>
        <table:table-row table:style-name="ro2">
          <table:table-cell office:value-type="string">
            <text:p>Senegal</text:p>
          </table:table-cell>
          <table:table-cell office:value-type="float" office:value="16743930">
            <text:p>16743930</text:p>
          </table:table-cell>
          <table:table-cell office:value-type="currency" office:currency="USD" office:value="24910904235.857">
            <text:p>$24,910,904,235.86</text:p>
          </table:table-cell>
          <table:table-cell table:formula="of:=[.D105]" office:value-type="percentage" office:value="0.0025">
            <text:p>0.25%</text:p>
          </table:table-cell>
          <table:table-cell table:formula="of:=[.C106]*[.D106]" office:value-type="currency" office:currency="USD" office:value="62277260.5896425">
            <text:p>$62,277,260.59</text:p>
          </table:table-cell>
          <table:table-cell table:formula="of:=[.E106]/12" office:value-type="currency" office:currency="USD" office:value="5189771.71580354">
            <text:p>$5,189,771.72</text:p>
          </table:table-cell>
          <table:table-cell table:formula="of:=[.F106]+[.G105]" office:value-type="currency" office:currency="USD" office:value="17179851256.4805">
            <text:p>$17,179,851,256.48</text:p>
          </table:table-cell>
          <table:table-cell table:number-columns-repeated="1016"/>
        </table:table-row>
        <table:table-row table:style-name="ro2">
          <table:table-cell office:value-type="string">
            <text:p>El Salvador</text:p>
          </table:table-cell>
          <table:table-cell office:value-type="float" office:value="6486201">
            <text:p>6486201</text:p>
          </table:table-cell>
          <table:table-cell office:value-type="currency" office:currency="USD" office:value="24638720000">
            <text:p>$24,638,720,000.00</text:p>
          </table:table-cell>
          <table:table-cell table:formula="of:=[.D106]" office:value-type="percentage" office:value="0.0025">
            <text:p>0.25%</text:p>
          </table:table-cell>
          <table:table-cell table:formula="of:=[.C107]*[.D107]" office:value-type="currency" office:currency="USD" office:value="61596800">
            <text:p>$61,596,800.00</text:p>
          </table:table-cell>
          <table:table-cell table:formula="of:=[.E107]/12" office:value-type="currency" office:currency="USD" office:value="5133066.66666667">
            <text:p>$5,133,066.67</text:p>
          </table:table-cell>
          <table:table-cell table:formula="of:=[.F107]+[.G106]" office:value-type="currency" office:currency="USD" office:value="17184984323.1472">
            <text:p>$17,184,984,323.15</text:p>
          </table:table-cell>
          <table:table-cell table:number-columns-repeated="1016"/>
        </table:table-row>
        <table:table-row table:style-name="ro2">
          <table:table-cell office:value-type="string">
            <text:p>Honduras</text:p>
          </table:table-cell>
          <table:table-cell office:value-type="float" office:value="9904608">
            <text:p>9904608</text:p>
          </table:table-cell>
          <table:table-cell office:value-type="currency" office:currency="USD" office:value="23827840809.7014">
            <text:p>$23,827,840,809.70</text:p>
          </table:table-cell>
          <table:table-cell table:formula="of:=[.D107]" office:value-type="percentage" office:value="0.0025">
            <text:p>0.25%</text:p>
          </table:table-cell>
          <table:table-cell table:formula="of:=[.C108]*[.D108]" office:value-type="currency" office:currency="USD" office:value="59569602.0242535">
            <text:p>$59,569,602.02</text:p>
          </table:table-cell>
          <table:table-cell table:formula="of:=[.E108]/12" office:value-type="currency" office:currency="USD" office:value="4964133.50202113">
            <text:p>$4,964,133.50</text:p>
          </table:table-cell>
          <table:table-cell table:formula="of:=[.F108]+[.G107]" office:value-type="currency" office:currency="USD" office:value="17189948456.6492">
            <text:p>$17,189,948,456.65</text:p>
          </table:table-cell>
          <table:table-cell table:number-columns-repeated="1016"/>
        </table:table-row>
        <table:table-row table:style-name="ro2">
          <table:table-cell office:value-type="string">
            <text:p>Cyprus</text:p>
          </table:table-cell>
          <table:table-cell office:value-type="float" office:value="1207361">
            <text:p>1207361</text:p>
          </table:table-cell>
          <table:table-cell office:value-type="currency" office:currency="USD" office:value="23804340376.9275">
            <text:p>$23,804,340,376.93</text:p>
          </table:table-cell>
          <table:table-cell table:formula="of:=[.D108]" office:value-type="percentage" office:value="0.0025">
            <text:p>0.25%</text:p>
          </table:table-cell>
          <table:table-cell table:formula="of:=[.C109]*[.D109]" office:value-type="currency" office:currency="USD" office:value="59510850.9423188">
            <text:p>$59,510,850.94</text:p>
          </table:table-cell>
          <table:table-cell table:formula="of:=[.E109]/12" office:value-type="currency" office:currency="USD" office:value="4959237.57852656">
            <text:p>$4,959,237.58</text:p>
          </table:table-cell>
          <table:table-cell table:formula="of:=[.F109]+[.G108]" office:value-type="currency" office:currency="USD" office:value="17194907694.2277">
            <text:p>$17,194,907,694.23</text:p>
          </table:table-cell>
          <table:table-cell table:number-columns-repeated="1016"/>
        </table:table-row>
        <table:table-row table:style-name="ro2">
          <table:table-cell office:value-type="string">
            <text:p>Papua New Guinea</text:p>
          </table:table-cell>
          <table:table-cell office:value-type="float" office:value="8947027">
            <text:p>8947027</text:p>
          </table:table-cell>
          <table:table-cell office:value-type="currency" office:currency="USD" office:value="23591523025.2864">
            <text:p>$23,591,523,025.29</text:p>
          </table:table-cell>
          <table:table-cell table:formula="of:=[.D109]" office:value-type="percentage" office:value="0.0025">
            <text:p>0.25%</text:p>
          </table:table-cell>
          <table:table-cell table:formula="of:=[.C110]*[.D110]" office:value-type="currency" office:currency="USD" office:value="58978807.563216">
            <text:p>$58,978,807.56</text:p>
          </table:table-cell>
          <table:table-cell table:formula="of:=[.E110]/12" office:value-type="currency" office:currency="USD" office:value="4914900.630268">
            <text:p>$4,914,900.63</text:p>
          </table:table-cell>
          <table:table-cell table:formula="of:=[.F110]+[.G109]" office:value-type="currency" office:currency="USD" office:value="17199822594.858">
            <text:p>$17,199,822,594.86</text:p>
          </table:table-cell>
          <table:table-cell table:number-columns-repeated="1016"/>
        </table:table-row>
        <table:table-row table:style-name="ro2">
          <table:table-cell office:value-type="string">
            <text:p>Yemen</text:p>
          </table:table-cell>
          <table:table-cell office:value-type="float" office:value="29825968">
            <text:p>29825968</text:p>
          </table:table-cell>
          <table:table-cell office:value-type="currency" office:currency="USD" office:value="23486269598.9858">
            <text:p>$23,486,269,598.99</text:p>
          </table:table-cell>
          <table:table-cell table:formula="of:=[.D110]" office:value-type="percentage" office:value="0.0025">
            <text:p>0.25%</text:p>
          </table:table-cell>
          <table:table-cell table:formula="of:=[.C111]*[.D111]" office:value-type="currency" office:currency="USD" office:value="58715673.9974645">
            <text:p>$58,715,674.00</text:p>
          </table:table-cell>
          <table:table-cell table:formula="of:=[.E111]/12" office:value-type="currency" office:currency="USD" office:value="4892972.83312204">
            <text:p>$4,892,972.83</text:p>
          </table:table-cell>
          <table:table-cell table:formula="of:=[.F111]+[.G110]" office:value-type="currency" office:currency="USD" office:value="17204715567.6911">
            <text:p>$17,204,715,567.69</text:p>
          </table:table-cell>
          <table:table-cell table:number-columns-repeated="1016"/>
        </table:table-row>
        <table:table-row table:style-name="ro2">
          <table:table-cell office:value-type="string">
            <text:p>Iceland</text:p>
          </table:table-cell>
          <table:table-cell office:value-type="float" office:value="366425">
            <text:p>366425</text:p>
          </table:table-cell>
          <table:table-cell office:value-type="currency" office:currency="USD" office:value="21718075725.2054">
            <text:p>$21,718,075,725.21</text:p>
          </table:table-cell>
          <table:table-cell table:formula="of:=[.D111]" office:value-type="percentage" office:value="0.0025">
            <text:p>0.25%</text:p>
          </table:table-cell>
          <table:table-cell table:formula="of:=[.C112]*[.D112]" office:value-type="currency" office:currency="USD" office:value="54295189.3130135">
            <text:p>$54,295,189.31</text:p>
          </table:table-cell>
          <table:table-cell table:formula="of:=[.E112]/12" office:value-type="currency" office:currency="USD" office:value="4524599.10941779">
            <text:p>$4,524,599.11</text:p>
          </table:table-cell>
          <table:table-cell table:formula="of:=[.F112]+[.G111]" office:value-type="currency" office:currency="USD" office:value="17209240166.8005">
            <text:p>$17,209,240,166.80</text:p>
          </table:table-cell>
          <table:table-cell table:number-columns-repeated="1016"/>
        </table:table-row>
        <table:table-row table:style-name="ro2">
          <table:table-cell office:value-type="string">
            <text:p>Trinidad and Tobago</text:p>
          </table:table-cell>
          <table:table-cell office:value-type="float" office:value="1399491">
            <text:p>1399491</text:p>
          </table:table-cell>
          <table:table-cell office:value-type="currency" office:currency="USD" office:value="21529824769.2969">
            <text:p>$21,529,824,769.30</text:p>
          </table:table-cell>
          <table:table-cell table:formula="of:=[.D112]" office:value-type="percentage" office:value="0.0025">
            <text:p>0.25%</text:p>
          </table:table-cell>
          <table:table-cell table:formula="of:=[.C113]*[.D113]" office:value-type="currency" office:currency="USD" office:value="53824561.9232423">
            <text:p>$53,824,561.92</text:p>
          </table:table-cell>
          <table:table-cell table:formula="of:=[.E113]/12" office:value-type="currency" office:currency="USD" office:value="4485380.16027019">
            <text:p>$4,485,380.16</text:p>
          </table:table-cell>
          <table:table-cell table:formula="of:=[.F113]+[.G112]" office:value-type="currency" office:currency="USD" office:value="17213725546.9608">
            <text:p>$17,213,725,546.96</text:p>
          </table:table-cell>
          <table:table-cell table:number-columns-repeated="1016"/>
        </table:table-row>
        <table:table-row table:style-name="ro2">
          <table:table-cell office:value-type="string">
            <text:p>Afghanistan</text:p>
          </table:table-cell>
          <table:table-cell office:value-type="float" office:value="38928341">
            <text:p>38928341</text:p>
          </table:table-cell>
          <table:table-cell office:value-type="currency" office:currency="USD" office:value="19807067268.1084">
            <text:p>$19,807,067,268.11</text:p>
          </table:table-cell>
          <table:table-cell table:formula="of:=[.D113]" office:value-type="percentage" office:value="0.0025">
            <text:p>0.25%</text:p>
          </table:table-cell>
          <table:table-cell table:formula="of:=[.C114]*[.D114]" office:value-type="currency" office:currency="USD" office:value="49517668.170271">
            <text:p>$49,517,668.17</text:p>
          </table:table-cell>
          <table:table-cell table:formula="of:=[.E114]/12" office:value-type="currency" office:currency="USD" office:value="4126472.34752258">
            <text:p>$4,126,472.35</text:p>
          </table:table-cell>
          <table:table-cell table:formula="of:=[.F114]+[.G113]" office:value-type="currency" office:currency="USD" office:value="17217852019.3083">
            <text:p>$17,217,852,019.31</text:p>
          </table:table-cell>
          <table:table-cell table:number-columns-repeated="1016"/>
        </table:table-row>
        <table:table-row table:style-name="ro2">
          <table:table-cell office:value-type="string">
            <text:p>Bosnia and Herzegovina</text:p>
          </table:table-cell>
          <table:table-cell office:value-type="float" office:value="3280815">
            <text:p>3280815</text:p>
          </table:table-cell>
          <table:table-cell office:value-type="currency" office:currency="USD" office:value="19788422248.1072">
            <text:p>$19,788,422,248.11</text:p>
          </table:table-cell>
          <table:table-cell table:formula="of:=[.D114]" office:value-type="percentage" office:value="0.0025">
            <text:p>0.25%</text:p>
          </table:table-cell>
          <table:table-cell table:formula="of:=[.C115]*[.D115]" office:value-type="currency" office:currency="USD" office:value="49471055.620268">
            <text:p>$49,471,055.62</text:p>
          </table:table-cell>
          <table:table-cell table:formula="of:=[.E115]/12" office:value-type="currency" office:currency="USD" office:value="4122587.96835567">
            <text:p>$4,122,587.97</text:p>
          </table:table-cell>
          <table:table-cell table:formula="of:=[.F115]+[.G114]" office:value-type="currency" office:currency="USD" office:value="17221974607.2767">
            <text:p>$17,221,974,607.28</text:p>
          </table:table-cell>
          <table:table-cell table:number-columns-repeated="1016"/>
        </table:table-row>
        <table:table-row table:style-name="ro2">
          <table:table-cell office:value-type="string">
            <text:p>Zambia</text:p>
          </table:table-cell>
          <table:table-cell office:value-type="float" office:value="18383956">
            <text:p>18383956</text:p>
          </table:table-cell>
          <table:table-cell office:value-type="currency" office:currency="USD" office:value="19320053859.279">
            <text:p>$19,320,053,859.28</text:p>
          </table:table-cell>
          <table:table-cell table:formula="of:=[.D115]" office:value-type="percentage" office:value="0.0025">
            <text:p>0.25%</text:p>
          </table:table-cell>
          <table:table-cell table:formula="of:=[.C116]*[.D116]" office:value-type="currency" office:currency="USD" office:value="48300134.6481975">
            <text:p>$48,300,134.65</text:p>
          </table:table-cell>
          <table:table-cell table:formula="of:=[.E116]/12" office:value-type="currency" office:currency="USD" office:value="4025011.22068313">
            <text:p>$4,025,011.22</text:p>
          </table:table-cell>
          <table:table-cell table:formula="of:=[.F116]+[.G115]" office:value-type="currency" office:currency="USD" office:value="17225999618.4974">
            <text:p>$17,225,999,618.50</text:p>
          </table:table-cell>
          <table:table-cell table:number-columns-repeated="1016"/>
        </table:table-row>
        <table:table-row table:style-name="ro2">
          <table:table-cell office:value-type="string">
            <text:p>Laos</text:p>
          </table:table-cell>
          <table:table-cell office:value-type="float" office:value="7275556">
            <text:p>7275556</text:p>
          </table:table-cell>
          <table:table-cell office:value-type="currency" office:currency="USD" office:value="19136194848.6534">
            <text:p>$19,136,194,848.65</text:p>
          </table:table-cell>
          <table:table-cell table:formula="of:=[.D116]" office:value-type="percentage" office:value="0.0025">
            <text:p>0.25%</text:p>
          </table:table-cell>
          <table:table-cell table:formula="of:=[.C117]*[.D117]" office:value-type="currency" office:currency="USD" office:value="47840487.1216335">
            <text:p>$47,840,487.12</text:p>
          </table:table-cell>
          <table:table-cell table:formula="of:=[.E117]/12" office:value-type="currency" office:currency="USD" office:value="3986707.26013613">
            <text:p>$3,986,707.26</text:p>
          </table:table-cell>
          <table:table-cell table:formula="of:=[.F117]+[.G116]" office:value-type="currency" office:currency="USD" office:value="17229986325.7575">
            <text:p>$17,229,986,325.76</text:p>
          </table:table-cell>
          <table:table-cell table:number-columns-repeated="1016"/>
        </table:table-row>
        <table:table-row table:style-name="ro2">
          <table:table-cell office:value-type="string">
            <text:p>Mali</text:p>
          </table:table-cell>
          <table:table-cell office:value-type="float" office:value="20250834">
            <text:p>20250834</text:p>
          </table:table-cell>
          <table:table-cell office:value-type="currency" office:currency="USD" office:value="17393761397.0805">
            <text:p>$17,393,761,397.08</text:p>
          </table:table-cell>
          <table:table-cell table:formula="of:=[.D117]" office:value-type="percentage" office:value="0.0025">
            <text:p>0.25%</text:p>
          </table:table-cell>
          <table:table-cell table:formula="of:=[.C118]*[.D118]" office:value-type="currency" office:currency="USD" office:value="43484403.4927013">
            <text:p>$43,484,403.49</text:p>
          </table:table-cell>
          <table:table-cell table:formula="of:=[.E118]/12" office:value-type="currency" office:currency="USD" office:value="3623700.29105844">
            <text:p>$3,623,700.29</text:p>
          </table:table-cell>
          <table:table-cell table:formula="of:=[.F118]+[.G117]" office:value-type="currency" office:currency="USD" office:value="17233610026.0486">
            <text:p>$17,233,610,026.05</text:p>
          </table:table-cell>
          <table:table-cell table:number-columns-repeated="1016"/>
        </table:table-row>
        <table:table-row table:style-name="ro2">
          <table:table-cell office:value-type="string">
            <text:p>Burkina Faso</text:p>
          </table:table-cell>
          <table:table-cell office:value-type="float" office:value="20903278">
            <text:p>20903278</text:p>
          </table:table-cell>
          <table:table-cell office:value-type="currency" office:currency="USD" office:value="17369059295.2226">
            <text:p>$17,369,059,295.22</text:p>
          </table:table-cell>
          <table:table-cell table:formula="of:=[.D118]" office:value-type="percentage" office:value="0.0025">
            <text:p>0.25%</text:p>
          </table:table-cell>
          <table:table-cell table:formula="of:=[.C119]*[.D119]" office:value-type="currency" office:currency="USD" office:value="43422648.2380565">
            <text:p>$43,422,648.24</text:p>
          </table:table-cell>
          <table:table-cell table:formula="of:=[.E119]/12" office:value-type="currency" office:currency="USD" office:value="3618554.01983804">
            <text:p>$3,618,554.02</text:p>
          </table:table-cell>
          <table:table-cell table:formula="of:=[.F119]+[.G118]" office:value-type="currency" office:currency="USD" office:value="17237228580.0684">
            <text:p>$17,237,228,580.07</text:p>
          </table:table-cell>
          <table:table-cell table:number-columns-repeated="1016"/>
        </table:table-row>
        <table:table-row table:style-name="ro2">
          <table:table-cell office:value-type="string">
            <text:p>Zimbabwe</text:p>
          </table:table-cell>
          <table:table-cell office:value-type="float" office:value="14862927">
            <text:p>14862927</text:p>
          </table:table-cell>
          <table:table-cell office:value-type="currency" office:currency="USD" office:value="16768513442.6415">
            <text:p>$16,768,513,442.64</text:p>
          </table:table-cell>
          <table:table-cell table:formula="of:=[.D119]" office:value-type="percentage" office:value="0.0025">
            <text:p>0.25%</text:p>
          </table:table-cell>
          <table:table-cell table:formula="of:=[.C120]*[.D120]" office:value-type="currency" office:currency="USD" office:value="41921283.6066038">
            <text:p>$41,921,283.61</text:p>
          </table:table-cell>
          <table:table-cell table:formula="of:=[.E120]/12" office:value-type="currency" office:currency="USD" office:value="3493440.30055031">
            <text:p>$3,493,440.30</text:p>
          </table:table-cell>
          <table:table-cell table:formula="of:=[.F120]+[.G119]" office:value-type="currency" office:currency="USD" office:value="17240722020.3689">
            <text:p>$17,240,722,020.37</text:p>
          </table:table-cell>
          <table:table-cell table:number-columns-repeated="1016"/>
        </table:table-row>
        <table:table-row table:style-name="ro2">
          <table:table-cell office:value-type="string">
            <text:p>Georgia</text:p>
          </table:table-cell>
          <table:table-cell office:value-type="float" office:value="3714000">
            <text:p>3714000</text:p>
          </table:table-cell>
          <table:table-cell office:value-type="currency" office:currency="USD" office:value="15891688903.1843">
            <text:p>$15,891,688,903.18</text:p>
          </table:table-cell>
          <table:table-cell table:formula="of:=[.D120]" office:value-type="percentage" office:value="0.0025">
            <text:p>0.25%</text:p>
          </table:table-cell>
          <table:table-cell table:formula="of:=[.C121]*[.D121]" office:value-type="currency" office:currency="USD" office:value="39729222.2579608">
            <text:p>$39,729,222.26</text:p>
          </table:table-cell>
          <table:table-cell table:formula="of:=[.E121]/12" office:value-type="currency" office:currency="USD" office:value="3310768.52149673">
            <text:p>$3,310,768.52</text:p>
          </table:table-cell>
          <table:table-cell table:formula="of:=[.F121]+[.G120]" office:value-type="currency" office:currency="USD" office:value="17244032788.8904">
            <text:p>$17,244,032,788.89</text:p>
          </table:table-cell>
          <table:table-cell table:number-columns-repeated="1016"/>
        </table:table-row>
        <table:table-row table:style-name="ro2">
          <table:table-cell office:value-type="string">
            <text:p>Botswana</text:p>
          </table:table-cell>
          <table:table-cell office:value-type="float" office:value="2351625">
            <text:p>2351625</text:p>
          </table:table-cell>
          <table:table-cell office:value-type="currency" office:currency="USD" office:value="15781732825.8934">
            <text:p>$15,781,732,825.89</text:p>
          </table:table-cell>
          <table:table-cell table:formula="of:=[.D121]" office:value-type="percentage" office:value="0.0025">
            <text:p>0.25%</text:p>
          </table:table-cell>
          <table:table-cell table:formula="of:=[.C122]*[.D122]" office:value-type="currency" office:currency="USD" office:value="39454332.0647335">
            <text:p>$39,454,332.06</text:p>
          </table:table-cell>
          <table:table-cell table:formula="of:=[.E122]/12" office:value-type="currency" office:currency="USD" office:value="3287861.00539446">
            <text:p>$3,287,861.01</text:p>
          </table:table-cell>
          <table:table-cell table:formula="of:=[.F122]+[.G121]" office:value-type="currency" office:currency="USD" office:value="17247320649.8958">
            <text:p>$17,247,320,649.90</text:p>
          </table:table-cell>
          <table:table-cell table:number-columns-repeated="1016"/>
        </table:table-row>
        <table:table-row table:style-name="ro2">
          <table:table-cell office:value-type="string">
            <text:p>Guinea</text:p>
          </table:table-cell>
          <table:table-cell office:value-type="float" office:value="13132792">
            <text:p>13132792</text:p>
          </table:table-cell>
          <table:table-cell office:value-type="currency" office:currency="USD" office:value="15681050917.1588">
            <text:p>$15,681,050,917.16</text:p>
          </table:table-cell>
          <table:table-cell table:formula="of:=[.D122]" office:value-type="percentage" office:value="0.0025">
            <text:p>0.25%</text:p>
          </table:table-cell>
          <table:table-cell table:formula="of:=[.C123]*[.D123]" office:value-type="currency" office:currency="USD" office:value="39202627.292897">
            <text:p>$39,202,627.29</text:p>
          </table:table-cell>
          <table:table-cell table:formula="of:=[.E123]/12" office:value-type="currency" office:currency="USD" office:value="3266885.60774142">
            <text:p>$3,266,885.61</text:p>
          </table:table-cell>
          <table:table-cell table:formula="of:=[.F123]+[.G122]" office:value-type="currency" office:currency="USD" office:value="17250587535.5036">
            <text:p>$17,250,587,535.50</text:p>
          </table:table-cell>
          <table:table-cell table:number-columns-repeated="1016"/>
        </table:table-row>
        <table:table-row table:style-name="ro2">
          <table:table-cell office:value-type="string">
            <text:p>Benin</text:p>
          </table:table-cell>
          <table:table-cell office:value-type="float" office:value="12123198">
            <text:p>12123198</text:p>
          </table:table-cell>
          <table:table-cell office:value-type="currency" office:currency="USD" office:value="15651545208.8783">
            <text:p>$15,651,545,208.88</text:p>
          </table:table-cell>
          <table:table-cell table:formula="of:=[.D123]" office:value-type="percentage" office:value="0.0025">
            <text:p>0.25%</text:p>
          </table:table-cell>
          <table:table-cell table:formula="of:=[.C124]*[.D124]" office:value-type="currency" office:currency="USD" office:value="39128863.0221957">
            <text:p>$39,128,863.02</text:p>
          </table:table-cell>
          <table:table-cell table:formula="of:=[.E124]/12" office:value-type="currency" office:currency="USD" office:value="3260738.58518298">
            <text:p>$3,260,738.59</text:p>
          </table:table-cell>
          <table:table-cell table:formula="of:=[.F124]+[.G123]" office:value-type="currency" office:currency="USD" office:value="17253848274.0888">
            <text:p>$17,253,848,274.09</text:p>
          </table:table-cell>
          <table:table-cell table:number-columns-repeated="1016"/>
        </table:table-row>
        <table:table-row table:style-name="ro2">
          <table:table-cell office:value-type="string">
            <text:p>Gabon</text:p>
          </table:table-cell>
          <table:table-cell office:value-type="float" office:value="2225728">
            <text:p>2225728</text:p>
          </table:table-cell>
          <table:table-cell office:value-type="currency" office:currency="USD" office:value="15593181270.9135">
            <text:p>$15,593,181,270.91</text:p>
          </table:table-cell>
          <table:table-cell table:formula="of:=[.D124]" office:value-type="percentage" office:value="0.0025">
            <text:p>0.25%</text:p>
          </table:table-cell>
          <table:table-cell table:formula="of:=[.C125]*[.D125]" office:value-type="currency" office:currency="USD" office:value="38982953.1772837">
            <text:p>$38,982,953.18</text:p>
          </table:table-cell>
          <table:table-cell table:formula="of:=[.E125]/12" office:value-type="currency" office:currency="USD" office:value="3248579.43144031">
            <text:p>$3,248,579.43</text:p>
          </table:table-cell>
          <table:table-cell table:formula="of:=[.F125]+[.G124]" office:value-type="currency" office:currency="USD" office:value="17257096853.5202">
            <text:p>$17,257,096,853.52</text:p>
          </table:table-cell>
          <table:table-cell table:number-columns-repeated="1016"/>
        </table:table-row>
        <table:table-row table:style-name="ro2">
          <table:table-cell office:value-type="string">
            <text:p>Albania</text:p>
          </table:table-cell>
          <table:table-cell office:value-type="float" office:value="2837743">
            <text:p>2837743</text:p>
          </table:table-cell>
          <table:table-cell office:value-type="currency" office:currency="USD" office:value="14799615097.1008">
            <text:p>$14,799,615,097.10</text:p>
          </table:table-cell>
          <table:table-cell table:formula="of:=[.D125]" office:value-type="percentage" office:value="0.0025">
            <text:p>0.25%</text:p>
          </table:table-cell>
          <table:table-cell table:formula="of:=[.C126]*[.D126]" office:value-type="currency" office:currency="USD" office:value="36999037.742752">
            <text:p>$36,999,037.74</text:p>
          </table:table-cell>
          <table:table-cell table:formula="of:=[.E126]/12" office:value-type="currency" office:currency="USD" office:value="3083253.14522933">
            <text:p>$3,083,253.15</text:p>
          </table:table-cell>
          <table:table-cell table:formula="of:=[.F126]+[.G125]" office:value-type="currency" office:currency="USD" office:value="17260180106.6654">
            <text:p>$17,260,180,106.67</text:p>
          </table:table-cell>
          <table:table-cell table:number-columns-repeated="1016"/>
        </table:table-row>
        <table:table-row table:style-name="ro2">
          <table:table-cell office:value-type="string">
            <text:p>Malta</text:p>
          </table:table-cell>
          <table:table-cell office:value-type="float" office:value="525285">
            <text:p>525285</text:p>
          </table:table-cell>
          <table:table-cell office:value-type="currency" office:currency="USD" office:value="14647384607.604">
            <text:p>$14,647,384,607.60</text:p>
          </table:table-cell>
          <table:table-cell table:formula="of:=[.D126]" office:value-type="percentage" office:value="0.0025">
            <text:p>0.25%</text:p>
          </table:table-cell>
          <table:table-cell table:formula="of:=[.C127]*[.D127]" office:value-type="currency" office:currency="USD" office:value="36618461.51901">
            <text:p>$36,618,461.52</text:p>
          </table:table-cell>
          <table:table-cell table:formula="of:=[.E127]/12" office:value-type="currency" office:currency="USD" office:value="3051538.4599175">
            <text:p>$3,051,538.46</text:p>
          </table:table-cell>
          <table:table-cell table:formula="of:=[.F127]+[.G126]" office:value-type="currency" office:currency="USD" office:value="17263231645.1253">
            <text:p>$17,263,231,645.13</text:p>
          </table:table-cell>
          <table:table-cell table:number-columns-repeated="1016"/>
        </table:table-row>
        <table:table-row table:style-name="ro2">
          <table:table-cell office:value-type="string">
            <text:p>Mozambique</text:p>
          </table:table-cell>
          <table:table-cell office:value-type="float" office:value="31255435">
            <text:p>31255435</text:p>
          </table:table-cell>
          <table:table-cell office:value-type="currency" office:currency="USD" office:value="14021421105.9078">
            <text:p>$14,021,421,105.91</text:p>
          </table:table-cell>
          <table:table-cell table:formula="of:=[.D127]" office:value-type="percentage" office:value="0.0025">
            <text:p>0.25%</text:p>
          </table:table-cell>
          <table:table-cell table:formula="of:=[.C128]*[.D128]" office:value-type="currency" office:currency="USD" office:value="35053552.7647695">
            <text:p>$35,053,552.76</text:p>
          </table:table-cell>
          <table:table-cell table:formula="of:=[.E128]/12" office:value-type="currency" office:currency="USD" office:value="2921129.39706413">
            <text:p>$2,921,129.40</text:p>
          </table:table-cell>
          <table:table-cell table:formula="of:=[.F128]+[.G127]" office:value-type="currency" office:currency="USD" office:value="17266152774.5224">
            <text:p>$17,266,152,774.52</text:p>
          </table:table-cell>
          <table:table-cell table:number-columns-repeated="1016"/>
        </table:table-row>
        <table:table-row table:style-name="ro2">
          <table:table-cell office:value-type="string">
            <text:p>Jamaica</text:p>
          </table:table-cell>
          <table:table-cell office:value-type="float" office:value="2961161">
            <text:p>2961161</text:p>
          </table:table-cell>
          <table:table-cell office:value-type="currency" office:currency="USD" office:value="13812421803.4084">
            <text:p>$13,812,421,803.41</text:p>
          </table:table-cell>
          <table:table-cell table:formula="of:=[.D128]" office:value-type="percentage" office:value="0.0025">
            <text:p>0.25%</text:p>
          </table:table-cell>
          <table:table-cell table:formula="of:=[.C129]*[.D129]" office:value-type="currency" office:currency="USD" office:value="34531054.508521">
            <text:p>$34,531,054.51</text:p>
          </table:table-cell>
          <table:table-cell table:formula="of:=[.E129]/12" office:value-type="currency" office:currency="USD" office:value="2877587.87571008">
            <text:p>$2,877,587.88</text:p>
          </table:table-cell>
          <table:table-cell table:formula="of:=[.F129]+[.G128]" office:value-type="currency" office:currency="USD" office:value="17269030362.3981">
            <text:p>$17,269,030,362.40</text:p>
          </table:table-cell>
          <table:table-cell table:number-columns-repeated="1016"/>
        </table:table-row>
        <table:table-row table:style-name="ro2">
          <table:table-cell office:value-type="string">
            <text:p>Madagascar</text:p>
          </table:table-cell>
          <table:table-cell office:value-type="float" office:value="27691019">
            <text:p>27691019</text:p>
          </table:table-cell>
          <table:table-cell office:value-type="currency" office:currency="USD" office:value="13720634105.403">
            <text:p>$13,720,634,105.40</text:p>
          </table:table-cell>
          <table:table-cell table:formula="of:=[.D129]" office:value-type="percentage" office:value="0.0025">
            <text:p>0.25%</text:p>
          </table:table-cell>
          <table:table-cell table:formula="of:=[.C130]*[.D130]" office:value-type="currency" office:currency="USD" office:value="34301585.2635075">
            <text:p>$34,301,585.26</text:p>
          </table:table-cell>
          <table:table-cell table:formula="of:=[.E130]/12" office:value-type="currency" office:currency="USD" office:value="2858465.43862562">
            <text:p>$2,858,465.44</text:p>
          </table:table-cell>
          <table:table-cell table:formula="of:=[.F130]+[.G129]" office:value-type="currency" office:currency="USD" office:value="17271888827.8367">
            <text:p>$17,271,888,827.84</text:p>
          </table:table-cell>
          <table:table-cell table:number-columns-repeated="1016"/>
        </table:table-row>
        <table:table-row table:style-name="ro2">
          <table:table-cell office:value-type="string">
            <text:p>Niger</text:p>
          </table:table-cell>
          <table:table-cell office:value-type="float" office:value="24206636">
            <text:p>24206636</text:p>
          </table:table-cell>
          <table:table-cell office:value-type="currency" office:currency="USD" office:value="13678234008.4714">
            <text:p>$13,678,234,008.47</text:p>
          </table:table-cell>
          <table:table-cell table:formula="of:=[.D130]" office:value-type="percentage" office:value="0.0025">
            <text:p>0.25%</text:p>
          </table:table-cell>
          <table:table-cell table:formula="of:=[.C131]*[.D131]" office:value-type="currency" office:currency="USD" office:value="34195585.0211785">
            <text:p>$34,195,585.02</text:p>
          </table:table-cell>
          <table:table-cell table:formula="of:=[.E131]/12" office:value-type="currency" office:currency="USD" office:value="2849632.08509821">
            <text:p>$2,849,632.09</text:p>
          </table:table-cell>
          <table:table-cell table:formula="of:=[.F131]+[.G130]" office:value-type="currency" office:currency="USD" office:value="17274738459.9218">
            <text:p>$17,274,738,459.92</text:p>
          </table:table-cell>
          <table:table-cell table:number-columns-repeated="1016"/>
        </table:table-row>
        <table:table-row table:style-name="ro2">
          <table:table-cell office:value-type="string">
            <text:p>Haiti</text:p>
          </table:table-cell>
          <table:table-cell office:value-type="float" office:value="11402533">
            <text:p>11402533</text:p>
          </table:table-cell>
          <table:table-cell office:value-type="currency" office:currency="USD" office:value="13417997065.1099">
            <text:p>$13,417,997,065.11</text:p>
          </table:table-cell>
          <table:table-cell table:formula="of:=[.D131]" office:value-type="percentage" office:value="0.0025">
            <text:p>0.25%</text:p>
          </table:table-cell>
          <table:table-cell table:formula="of:=[.C132]*[.D132]" office:value-type="currency" office:currency="USD" office:value="33544992.6627747">
            <text:p>$33,544,992.66</text:p>
          </table:table-cell>
          <table:table-cell table:formula="of:=[.E132]/12" office:value-type="currency" office:currency="USD" office:value="2795416.05523123">
            <text:p>$2,795,416.06</text:p>
          </table:table-cell>
          <table:table-cell table:formula="of:=[.F132]+[.G131]" office:value-type="currency" office:currency="USD" office:value="17277533875.9771">
            <text:p>$17,277,533,875.98</text:p>
          </table:table-cell>
          <table:table-cell table:number-columns-repeated="1016"/>
        </table:table-row>
        <table:table-row table:style-name="ro2">
          <table:table-cell office:value-type="string">
            <text:p>Mongolia</text:p>
          </table:table-cell>
          <table:table-cell office:value-type="float" office:value="3278292">
            <text:p>3278292</text:p>
          </table:table-cell>
          <table:table-cell office:value-type="currency" office:currency="USD" office:value="13137128659.479">
            <text:p>$13,137,128,659.48</text:p>
          </table:table-cell>
          <table:table-cell table:formula="of:=[.D132]" office:value-type="percentage" office:value="0.0025">
            <text:p>0.25%</text:p>
          </table:table-cell>
          <table:table-cell table:formula="of:=[.C133]*[.D133]" office:value-type="currency" office:currency="USD" office:value="32842821.6486975">
            <text:p>$32,842,821.65</text:p>
          </table:table-cell>
          <table:table-cell table:formula="of:=[.E133]/12" office:value-type="currency" office:currency="USD" office:value="2736901.80405812">
            <text:p>$2,736,901.80</text:p>
          </table:table-cell>
          <table:table-cell table:formula="of:=[.F133]+[.G132]" office:value-type="currency" office:currency="USD" office:value="17280270777.7811">
            <text:p>$17,280,270,777.78</text:p>
          </table:table-cell>
          <table:table-cell table:number-columns-repeated="1016"/>
        </table:table-row>
        <table:table-row table:style-name="ro2">
          <table:table-cell office:value-type="string">
            <text:p>Armenia</text:p>
          </table:table-cell>
          <table:table-cell office:value-type="float" office:value="2963234">
            <text:p>2963234</text:p>
          </table:table-cell>
          <table:table-cell office:value-type="currency" office:currency="USD" office:value="12645459213.5235">
            <text:p>$12,645,459,213.52</text:p>
          </table:table-cell>
          <table:table-cell table:formula="of:=[.D133]" office:value-type="percentage" office:value="0.0025">
            <text:p>0.25%</text:p>
          </table:table-cell>
          <table:table-cell table:formula="of:=[.C134]*[.D134]" office:value-type="currency" office:currency="USD" office:value="31613648.0338088">
            <text:p>$31,613,648.03</text:p>
          </table:table-cell>
          <table:table-cell table:formula="of:=[.E134]/12" office:value-type="currency" office:currency="USD" office:value="2634470.66948406">
            <text:p>$2,634,470.67</text:p>
          </table:table-cell>
          <table:table-cell table:formula="of:=[.F134]+[.G133]" office:value-type="currency" office:currency="USD" office:value="17282905248.4506">
            <text:p>$17,282,905,248.45</text:p>
          </table:table-cell>
          <table:table-cell table:number-columns-repeated="1016"/>
        </table:table-row>
        <table:table-row table:style-name="ro2">
          <table:table-cell office:value-type="string">
            <text:p>Nicaragua</text:p>
          </table:table-cell>
          <table:table-cell office:value-type="float" office:value="6624554">
            <text:p>6624554</text:p>
          </table:table-cell>
          <table:table-cell office:value-type="currency" office:currency="USD" office:value="12621476263.8278">
            <text:p>$12,621,476,263.83</text:p>
          </table:table-cell>
          <table:table-cell table:formula="of:=[.D134]" office:value-type="percentage" office:value="0.0025">
            <text:p>0.25%</text:p>
          </table:table-cell>
          <table:table-cell table:formula="of:=[.C135]*[.D135]" office:value-type="currency" office:currency="USD" office:value="31553690.6595695">
            <text:p>$31,553,690.66</text:p>
          </table:table-cell>
          <table:table-cell table:formula="of:=[.E135]/12" office:value-type="currency" office:currency="USD" office:value="2629474.22163079">
            <text:p>$2,629,474.22</text:p>
          </table:table-cell>
          <table:table-cell table:formula="of:=[.F135]+[.G134]" office:value-type="currency" office:currency="USD" office:value="17285534722.6722">
            <text:p>$17,285,534,722.67</text:p>
          </table:table-cell>
          <table:table-cell table:number-columns-repeated="1016"/>
        </table:table-row>
        <table:table-row table:style-name="ro2">
          <table:table-cell office:value-type="string">
            <text:p>North Macedonia</text:p>
          </table:table-cell>
          <table:table-cell office:value-type="float" office:value="2083380">
            <text:p>2083380</text:p>
          </table:table-cell>
          <table:table-cell office:value-type="currency" office:currency="USD" office:value="12266949805.1436">
            <text:p>$12,266,949,805.14</text:p>
          </table:table-cell>
          <table:table-cell table:formula="of:=[.D135]" office:value-type="percentage" office:value="0.0025">
            <text:p>0.25%</text:p>
          </table:table-cell>
          <table:table-cell table:formula="of:=[.C136]*[.D136]" office:value-type="currency" office:currency="USD" office:value="30667374.512859">
            <text:p>$30,667,374.51</text:p>
          </table:table-cell>
          <table:table-cell table:formula="of:=[.E136]/12" office:value-type="currency" office:currency="USD" office:value="2555614.54273825">
            <text:p>$2,555,614.54</text:p>
          </table:table-cell>
          <table:table-cell table:formula="of:=[.F136]+[.G135]" office:value-type="currency" office:currency="USD" office:value="17288090337.215">
            <text:p>$17,288,090,337.22</text:p>
          </table:table-cell>
          <table:table-cell table:number-columns-repeated="1016"/>
        </table:table-row>
        <table:table-row table:style-name="ro2">
          <table:table-cell office:value-type="string">
            <text:p>Brunei Darussalam</text:p>
          </table:table-cell>
          <table:table-cell office:value-type="float" office:value="437483">
            <text:p>437483</text:p>
          </table:table-cell>
          <table:table-cell office:value-type="currency" office:currency="USD" office:value="12016056665.3473">
            <text:p>$12,016,056,665.35</text:p>
          </table:table-cell>
          <table:table-cell table:formula="of:=[.D136]" office:value-type="percentage" office:value="0.0025">
            <text:p>0.25%</text:p>
          </table:table-cell>
          <table:table-cell table:formula="of:=[.C137]*[.D137]" office:value-type="currency" office:currency="USD" office:value="30040141.6633682">
            <text:p>$30,040,141.66</text:p>
          </table:table-cell>
          <table:table-cell table:formula="of:=[.E137]/12" office:value-type="currency" office:currency="USD" office:value="2503345.13861402">
            <text:p>$2,503,345.14</text:p>
          </table:table-cell>
          <table:table-cell table:formula="of:=[.F137]+[.G136]" office:value-type="currency" office:currency="USD" office:value="17290593682.3536">
            <text:p>$17,290,593,682.35</text:p>
          </table:table-cell>
          <table:table-cell table:number-columns-repeated="1016"/>
        </table:table-row>
        <table:table-row table:style-name="ro2">
          <table:table-cell office:value-type="string">
            <text:p>South Sudan</text:p>
          </table:table-cell>
          <table:table-cell office:value-type="float" office:value="11193729">
            <text:p>11193729</text:p>
          </table:table-cell>
          <table:table-cell office:value-type="currency" office:currency="USD" office:value="11997800760.2242">
            <text:p>$11,997,800,760.22</text:p>
          </table:table-cell>
          <table:table-cell table:formula="of:=[.D137]" office:value-type="percentage" office:value="0.0025">
            <text:p>0.25%</text:p>
          </table:table-cell>
          <table:table-cell table:formula="of:=[.C138]*[.D138]" office:value-type="currency" office:currency="USD" office:value="29994501.9005605">
            <text:p>$29,994,501.90</text:p>
          </table:table-cell>
          <table:table-cell table:formula="of:=[.E138]/12" office:value-type="currency" office:currency="USD" office:value="2499541.82504671">
            <text:p>$2,499,541.83</text:p>
          </table:table-cell>
          <table:table-cell table:formula="of:=[.F138]+[.G137]" office:value-type="currency" office:currency="USD" office:value="17293093224.1786">
            <text:p>$17,293,093,224.18</text:p>
          </table:table-cell>
          <table:table-cell table:number-columns-repeated="1016"/>
        </table:table-row>
        <table:table-row table:style-name="ro2">
          <table:table-cell office:value-type="string">
            <text:p>Malawi</text:p>
          </table:table-cell>
          <table:table-cell office:value-type="float" office:value="19129955">
            <text:p>19129955</text:p>
          </table:table-cell>
          <table:table-cell office:value-type="currency" office:currency="USD" office:value="11961848552.5977">
            <text:p>$11,961,848,552.60</text:p>
          </table:table-cell>
          <table:table-cell table:formula="of:=[.D138]" office:value-type="percentage" office:value="0.0025">
            <text:p>0.25%</text:p>
          </table:table-cell>
          <table:table-cell table:formula="of:=[.C139]*[.D139]" office:value-type="currency" office:currency="USD" office:value="29904621.3814943">
            <text:p>$29,904,621.38</text:p>
          </table:table-cell>
          <table:table-cell table:formula="of:=[.E139]/12" office:value-type="currency" office:currency="USD" office:value="2492051.78179119">
            <text:p>$2,492,051.78</text:p>
          </table:table-cell>
          <table:table-cell table:formula="of:=[.F139]+[.G138]" office:value-type="currency" office:currency="USD" office:value="17295585275.9604">
            <text:p>$17,295,585,275.96</text:p>
          </table:table-cell>
          <table:table-cell table:number-columns-repeated="1016"/>
        </table:table-row>
        <table:table-row table:style-name="ro2">
          <table:table-cell office:value-type="string">
            <text:p>Moldova</text:p>
          </table:table-cell>
          <table:table-cell office:value-type="float" office:value="2617820">
            <text:p>2617820</text:p>
          </table:table-cell>
          <table:table-cell office:value-type="currency" office:currency="USD" office:value="11914040905.2626">
            <text:p>$11,914,040,905.26</text:p>
          </table:table-cell>
          <table:table-cell table:formula="of:=[.D139]" office:value-type="percentage" office:value="0.0025">
            <text:p>0.25%</text:p>
          </table:table-cell>
          <table:table-cell table:formula="of:=[.C140]*[.D140]" office:value-type="currency" office:currency="USD" office:value="29785102.2631565">
            <text:p>$29,785,102.26</text:p>
          </table:table-cell>
          <table:table-cell table:formula="of:=[.E140]/12" office:value-type="currency" office:currency="USD" office:value="2482091.85526304">
            <text:p>$2,482,091.86</text:p>
          </table:table-cell>
          <table:table-cell table:formula="of:=[.F140]+[.G139]" office:value-type="currency" office:currency="USD" office:value="17298067367.8157">
            <text:p>$17,298,067,367.82</text:p>
          </table:table-cell>
          <table:table-cell table:number-columns-repeated="1016"/>
        </table:table-row>
        <table:table-row table:style-name="ro2">
          <table:table-cell office:value-type="string">
            <text:p>Channel Islands</text:p>
          </table:table-cell>
          <table:table-cell office:value-type="float" office:value="173859">
            <text:p>173859</text:p>
          </table:table-cell>
          <table:table-cell office:value-type="currency" office:currency="USD" office:value="11514605842.3369">
            <text:p>$11,514,605,842.34</text:p>
          </table:table-cell>
          <table:table-cell table:formula="of:=[.D140]" office:value-type="percentage" office:value="0.0025">
            <text:p>0.25%</text:p>
          </table:table-cell>
          <table:table-cell table:formula="of:=[.C141]*[.D141]" office:value-type="currency" office:currency="USD" office:value="28786514.6058422">
            <text:p>$28,786,514.61</text:p>
          </table:table-cell>
          <table:table-cell table:formula="of:=[.E141]/12" office:value-type="currency" office:currency="USD" office:value="2398876.21715352">
            <text:p>$2,398,876.22</text:p>
          </table:table-cell>
          <table:table-cell table:formula="of:=[.F141]+[.G140]" office:value-type="currency" office:currency="USD" office:value="17300466244.0328">
            <text:p>$17,300,466,244.03</text:p>
          </table:table-cell>
          <table:table-cell table:number-columns-repeated="1016"/>
        </table:table-row>
        <table:table-row table:style-name="ro2">
          <table:table-cell office:value-type="string">
            <text:p>Bahamas</text:p>
          </table:table-cell>
          <table:table-cell office:value-type="float" office:value="393248">
            <text:p>393248</text:p>
          </table:table-cell>
          <table:table-cell office:value-type="currency" office:currency="USD" office:value="11250000000">
            <text:p>$11,250,000,000.00</text:p>
          </table:table-cell>
          <table:table-cell table:formula="of:=[.D141]" office:value-type="percentage" office:value="0.0025">
            <text:p>0.25%</text:p>
          </table:table-cell>
          <table:table-cell table:formula="of:=[.C142]*[.D142]" office:value-type="currency" office:currency="USD" office:value="28125000">
            <text:p>$28,125,000.00</text:p>
          </table:table-cell>
          <table:table-cell table:formula="of:=[.E142]/12" office:value-type="currency" office:currency="USD" office:value="2343750">
            <text:p>$2,343,750.00</text:p>
          </table:table-cell>
          <table:table-cell table:formula="of:=[.F142]+[.G141]" office:value-type="currency" office:currency="USD" office:value="17302809994.0328">
            <text:p>$17,302,809,994.03</text:p>
          </table:table-cell>
          <table:table-cell table:number-columns-repeated="1016"/>
        </table:table-row>
        <table:table-row table:style-name="ro2">
          <table:table-cell office:value-type="string">
            <text:p>Mauritius</text:p>
          </table:table-cell>
          <table:table-cell office:value-type="float" office:value="1265740">
            <text:p>1265740</text:p>
          </table:table-cell>
          <table:table-cell office:value-type="currency" office:currency="USD" office:value="10914065306.2423">
            <text:p>$10,914,065,306.24</text:p>
          </table:table-cell>
          <table:table-cell table:formula="of:=[.D142]" office:value-type="percentage" office:value="0.0025">
            <text:p>0.25%</text:p>
          </table:table-cell>
          <table:table-cell table:formula="of:=[.C143]*[.D143]" office:value-type="currency" office:currency="USD" office:value="27285163.2656057">
            <text:p>$27,285,163.27</text:p>
          </table:table-cell>
          <table:table-cell table:formula="of:=[.E143]/12" office:value-type="currency" office:currency="USD" office:value="2273763.60546715">
            <text:p>$2,273,763.61</text:p>
          </table:table-cell>
          <table:table-cell table:formula="of:=[.F143]+[.G142]" office:value-type="currency" office:currency="USD" office:value="17305083757.6383">
            <text:p>$17,305,083,757.64</text:p>
          </table:table-cell>
          <table:table-cell table:number-columns-repeated="1016"/>
        </table:table-row>
        <table:table-row table:style-name="ro2">
          <table:table-cell office:value-type="string">
            <text:p>Namibia</text:p>
          </table:table-cell>
          <table:table-cell office:value-type="float" office:value="2540916">
            <text:p>2540916</text:p>
          </table:table-cell>
          <table:table-cell office:value-type="currency" office:currency="USD" office:value="10699926682.6513">
            <text:p>$10,699,926,682.65</text:p>
          </table:table-cell>
          <table:table-cell table:formula="of:=[.D143]" office:value-type="percentage" office:value="0.0025">
            <text:p>0.25%</text:p>
          </table:table-cell>
          <table:table-cell table:formula="of:=[.C144]*[.D144]" office:value-type="currency" office:currency="USD" office:value="26749816.7066282">
            <text:p>$26,749,816.71</text:p>
          </table:table-cell>
          <table:table-cell table:formula="of:=[.E144]/12" office:value-type="currency" office:currency="USD" office:value="2229151.39221902">
            <text:p>$2,229,151.39</text:p>
          </table:table-cell>
          <table:table-cell table:formula="of:=[.F144]+[.G143]" office:value-type="currency" office:currency="USD" office:value="17307312909.0305">
            <text:p>$17,307,312,909.03</text:p>
          </table:table-cell>
          <table:table-cell table:number-columns-repeated="1016"/>
        </table:table-row>
        <table:table-row table:style-name="ro2">
          <table:table-cell office:value-type="string">
            <text:p>Rwanda</text:p>
          </table:table-cell>
          <table:table-cell office:value-type="float" office:value="12952209">
            <text:p>12952209</text:p>
          </table:table-cell>
          <table:table-cell office:value-type="currency" office:currency="USD" office:value="10333991891.7032">
            <text:p>$10,333,991,891.70</text:p>
          </table:table-cell>
          <table:table-cell table:formula="of:=[.D144]" office:value-type="percentage" office:value="0.0025">
            <text:p>0.25%</text:p>
          </table:table-cell>
          <table:table-cell table:formula="of:=[.C145]*[.D145]" office:value-type="currency" office:currency="USD" office:value="25834979.729258">
            <text:p>$25,834,979.73</text:p>
          </table:table-cell>
          <table:table-cell table:formula="of:=[.E145]/12" office:value-type="currency" office:currency="USD" office:value="2152914.97743817">
            <text:p>$2,152,914.98</text:p>
          </table:table-cell>
          <table:table-cell table:formula="of:=[.F145]+[.G144]" office:value-type="currency" office:currency="USD" office:value="17309465824.008">
            <text:p>$17,309,465,824.01</text:p>
          </table:table-cell>
          <table:table-cell table:number-columns-repeated="1016"/>
        </table:table-row>
        <table:table-row table:style-name="ro2">
          <table:table-cell office:value-type="string">
            <text:p>Chad</text:p>
          </table:table-cell>
          <table:table-cell office:value-type="float" office:value="16425859">
            <text:p>16425859</text:p>
          </table:table-cell>
          <table:table-cell office:value-type="currency" office:currency="USD" office:value="10093118570.2918">
            <text:p>$10,093,118,570.29</text:p>
          </table:table-cell>
          <table:table-cell table:formula="of:=[.D145]" office:value-type="percentage" office:value="0.0025">
            <text:p>0.25%</text:p>
          </table:table-cell>
          <table:table-cell table:formula="of:=[.C146]*[.D146]" office:value-type="currency" office:currency="USD" office:value="25232796.4257295">
            <text:p>$25,232,796.43</text:p>
          </table:table-cell>
          <table:table-cell table:formula="of:=[.E146]/12" office:value-type="currency" office:currency="USD" office:value="2102733.03547746">
            <text:p>$2,102,733.04</text:p>
          </table:table-cell>
          <table:table-cell table:formula="of:=[.F146]+[.G145]" office:value-type="currency" office:currency="USD" office:value="17311568557.0434">
            <text:p>$17,311,568,557.04</text:p>
          </table:table-cell>
          <table:table-cell table:number-columns-repeated="1016"/>
        </table:table-row>
        <table:table-row table:style-name="ro2">
          <table:table-cell office:value-type="string">
            <text:p>Equatorial Guinea</text:p>
          </table:table-cell>
          <table:table-cell office:value-type="float" office:value="1402985">
            <text:p>1402985</text:p>
          </table:table-cell>
          <table:table-cell office:value-type="currency" office:currency="USD" office:value="10021856754.4944">
            <text:p>$10,021,856,754.49</text:p>
          </table:table-cell>
          <table:table-cell table:formula="of:=[.D146]" office:value-type="percentage" office:value="0.0025">
            <text:p>0.25%</text:p>
          </table:table-cell>
          <table:table-cell table:formula="of:=[.C147]*[.D147]" office:value-type="currency" office:currency="USD" office:value="25054641.886236">
            <text:p>$25,054,641.89</text:p>
          </table:table-cell>
          <table:table-cell table:formula="of:=[.E147]/12" office:value-type="currency" office:currency="USD" office:value="2087886.823853">
            <text:p>$2,087,886.82</text:p>
          </table:table-cell>
          <table:table-cell table:formula="of:=[.F147]+[.G146]" office:value-type="currency" office:currency="USD" office:value="17313656443.8673">
            <text:p>$17,313,656,443.87</text:p>
          </table:table-cell>
          <table:table-cell table:number-columns-repeated="1016"/>
        </table:table-row>
        <table:table-row table:style-name="ro2">
          <table:table-cell office:value-type="string">
            <text:p>Tajikistan</text:p>
          </table:table-cell>
          <table:table-cell office:value-type="float" office:value="9537642">
            <text:p>9537642</text:p>
          </table:table-cell>
          <table:table-cell office:value-type="currency" office:currency="USD" office:value="8194150301.78552">
            <text:p>$8,194,150,301.79</text:p>
          </table:table-cell>
          <table:table-cell table:formula="of:=[.D147]" office:value-type="percentage" office:value="0.0025">
            <text:p>0.25%</text:p>
          </table:table-cell>
          <table:table-cell table:formula="of:=[.C148]*[.D148]" office:value-type="currency" office:currency="USD" office:value="20485375.7544638">
            <text:p>$20,485,375.75</text:p>
          </table:table-cell>
          <table:table-cell table:formula="of:=[.E148]/12" office:value-type="currency" office:currency="USD" office:value="1707114.64620532">
            <text:p>$1,707,114.65</text:p>
          </table:table-cell>
          <table:table-cell table:formula="of:=[.F148]+[.G147]" office:value-type="currency" office:currency="USD" office:value="17315363558.5135">
            <text:p>$17,315,363,558.51</text:p>
          </table:table-cell>
          <table:table-cell table:number-columns-repeated="1016"/>
        </table:table-row>
        <table:table-row table:style-name="ro2">
          <table:table-cell office:value-type="string">
            <text:p>Mauritania</text:p>
          </table:table-cell>
          <table:table-cell office:value-type="float" office:value="4649660">
            <text:p>4649660</text:p>
          </table:table-cell>
          <table:table-cell office:value-type="currency" office:currency="USD" office:value="7778525642.92883">
            <text:p>$7,778,525,642.93</text:p>
          </table:table-cell>
          <table:table-cell table:formula="of:=[.D148]" office:value-type="percentage" office:value="0.0025">
            <text:p>0.25%</text:p>
          </table:table-cell>
          <table:table-cell table:formula="of:=[.C149]*[.D149]" office:value-type="currency" office:currency="USD" office:value="19446314.1073221">
            <text:p>$19,446,314.11</text:p>
          </table:table-cell>
          <table:table-cell table:formula="of:=[.E149]/12" office:value-type="currency" office:currency="USD" office:value="1620526.17561017">
            <text:p>$1,620,526.18</text:p>
          </table:table-cell>
          <table:table-cell table:formula="of:=[.F149]+[.G148]" office:value-type="currency" office:currency="USD" office:value="17316984084.6891">
            <text:p>$17,316,984,084.69</text:p>
          </table:table-cell>
          <table:table-cell table:number-columns-repeated="1016"/>
        </table:table-row>
        <table:table-row table:style-name="ro2">
          <table:table-cell office:value-type="string">
            <text:p>Kyrgyzstan</text:p>
          </table:table-cell>
          <table:table-cell office:value-type="float" office:value="6591600">
            <text:p>6591600</text:p>
          </table:table-cell>
          <table:table-cell office:value-type="currency" office:currency="USD" office:value="7735976612.64163">
            <text:p>$7,735,976,612.64</text:p>
          </table:table-cell>
          <table:table-cell table:formula="of:=[.D149]" office:value-type="percentage" office:value="0.0025">
            <text:p>0.25%</text:p>
          </table:table-cell>
          <table:table-cell table:formula="of:=[.C150]*[.D150]" office:value-type="currency" office:currency="USD" office:value="19339941.5316041">
            <text:p>$19,339,941.53</text:p>
          </table:table-cell>
          <table:table-cell table:formula="of:=[.E150]/12" office:value-type="currency" office:currency="USD" office:value="1611661.79430034">
            <text:p>$1,611,661.79</text:p>
          </table:table-cell>
          <table:table-cell table:formula="of:=[.F150]+[.G149]" office:value-type="currency" office:currency="USD" office:value="17318595746.4834">
            <text:p>$17,318,595,746.48</text:p>
          </table:table-cell>
          <table:table-cell table:number-columns-repeated="1016"/>
        </table:table-row>
        <table:table-row table:style-name="ro2">
          <table:table-cell office:value-type="string">
            <text:p>Togo</text:p>
          </table:table-cell>
          <table:table-cell office:value-type="float" office:value="8278737">
            <text:p>8278737</text:p>
          </table:table-cell>
          <table:table-cell office:value-type="currency" office:currency="USD" office:value="7574635241.30191">
            <text:p>$7,574,635,241.30</text:p>
          </table:table-cell>
          <table:table-cell table:formula="of:=[.D150]" office:value-type="percentage" office:value="0.0025">
            <text:p>0.25%</text:p>
          </table:table-cell>
          <table:table-cell table:formula="of:=[.C151]*[.D151]" office:value-type="currency" office:currency="USD" office:value="18936588.1032548">
            <text:p>$18,936,588.10</text:p>
          </table:table-cell>
          <table:table-cell table:formula="of:=[.E151]/12" office:value-type="currency" office:currency="USD" office:value="1578049.00860456">
            <text:p>$1,578,049.01</text:p>
          </table:table-cell>
          <table:table-cell table:formula="of:=[.F151]+[.G150]" office:value-type="currency" office:currency="USD" office:value="17320173795.492">
            <text:p>$17,320,173,795.49</text:p>
          </table:table-cell>
          <table:table-cell table:number-columns-repeated="1016"/>
        </table:table-row>
        <table:table-row table:style-name="ro2">
          <table:table-cell office:value-type="string">
            <text:p>Isle of Man</text:p>
          </table:table-cell>
          <table:table-cell office:value-type="float" office:value="85032">
            <text:p>85032</text:p>
          </table:table-cell>
          <table:table-cell office:value-type="currency" office:currency="USD" office:value="7491969312.87525">
            <text:p>$7,491,969,312.88</text:p>
          </table:table-cell>
          <table:table-cell table:formula="of:=[.D151]" office:value-type="percentage" office:value="0.0025">
            <text:p>0.25%</text:p>
          </table:table-cell>
          <table:table-cell table:formula="of:=[.C152]*[.D152]" office:value-type="currency" office:currency="USD" office:value="18729923.2821881">
            <text:p>$18,729,923.28</text:p>
          </table:table-cell>
          <table:table-cell table:formula="of:=[.E152]/12" office:value-type="currency" office:currency="USD" office:value="1560826.94018234">
            <text:p>$1,560,826.94</text:p>
          </table:table-cell>
          <table:table-cell table:formula="of:=[.F152]+[.G151]" office:value-type="currency" office:currency="USD" office:value="17321734622.4322">
            <text:p>$17,321,734,622.43</text:p>
          </table:table-cell>
          <table:table-cell table:number-columns-repeated="1016"/>
        </table:table-row>
        <table:table-row table:style-name="ro2">
          <table:table-cell office:value-type="string">
            <text:p>Monaco</text:p>
          </table:table-cell>
          <table:table-cell office:value-type="float" office:value="39244">
            <text:p>39244</text:p>
          </table:table-cell>
          <table:table-cell office:value-type="currency" office:currency="USD" office:value="7423709839.9194">
            <text:p>$7,423,709,839.92</text:p>
          </table:table-cell>
          <table:table-cell table:formula="of:=[.D152]" office:value-type="percentage" office:value="0.0025">
            <text:p>0.25%</text:p>
          </table:table-cell>
          <table:table-cell table:formula="of:=[.C153]*[.D153]" office:value-type="currency" office:currency="USD" office:value="18559274.5997985">
            <text:p>$18,559,274.60</text:p>
          </table:table-cell>
          <table:table-cell table:formula="of:=[.E153]/12" office:value-type="currency" office:currency="USD" office:value="1546606.21664988">
            <text:p>$1,546,606.22</text:p>
          </table:table-cell>
          <table:table-cell table:formula="of:=[.F153]+[.G152]" office:value-type="currency" office:currency="USD" office:value="17323281228.6489">
            <text:p>$17,323,281,228.65</text:p>
          </table:table-cell>
          <table:table-cell table:number-columns-repeated="1016"/>
        </table:table-row>
        <table:table-row table:style-name="ro2">
          <table:table-cell office:value-type="string">
            <text:p>Guam</text:p>
          </table:table-cell>
          <table:table-cell office:value-type="float" office:value="168783">
            <text:p>168783</text:p>
          </table:table-cell>
          <table:table-cell office:value-type="currency" office:currency="USD" office:value="6311000000">
            <text:p>$6,311,000,000.00</text:p>
          </table:table-cell>
          <table:table-cell table:formula="of:=[.D153]" office:value-type="percentage" office:value="0.0025">
            <text:p>0.25%</text:p>
          </table:table-cell>
          <table:table-cell table:formula="of:=[.C154]*[.D154]" office:value-type="currency" office:currency="USD" office:value="15777500">
            <text:p>$15,777,500.00</text:p>
          </table:table-cell>
          <table:table-cell table:formula="of:=[.E154]/12" office:value-type="currency" office:currency="USD" office:value="1314791.66666667">
            <text:p>$1,314,791.67</text:p>
          </table:table-cell>
          <table:table-cell table:formula="of:=[.F154]+[.G153]" office:value-type="currency" office:currency="USD" office:value="17324596020.3155">
            <text:p>$17,324,596,020.32</text:p>
          </table:table-cell>
          <table:table-cell table:number-columns-repeated="1016"/>
        </table:table-row>
        <table:table-row table:style-name="ro2">
          <table:table-cell office:value-type="string">
            <text:p>Cayman Islands</text:p>
          </table:table-cell>
          <table:table-cell office:value-type="float" office:value="65720">
            <text:p>65720</text:p>
          </table:table-cell>
          <table:table-cell office:value-type="currency" office:currency="USD" office:value="5935769350.77403">
            <text:p>$5,935,769,350.77</text:p>
          </table:table-cell>
          <table:table-cell table:formula="of:=[.D154]" office:value-type="percentage" office:value="0.0025">
            <text:p>0.25%</text:p>
          </table:table-cell>
          <table:table-cell table:formula="of:=[.C155]*[.D155]" office:value-type="currency" office:currency="USD" office:value="14839423.3769351">
            <text:p>$14,839,423.38</text:p>
          </table:table-cell>
          <table:table-cell table:formula="of:=[.E155]/12" office:value-type="currency" office:currency="USD" office:value="1236618.61474459">
            <text:p>$1,236,618.61</text:p>
          </table:table-cell>
          <table:table-cell table:formula="of:=[.F155]+[.G154]" office:value-type="currency" office:currency="USD" office:value="17325832638.9303">
            <text:p>$17,325,832,638.93</text:p>
          </table:table-cell>
          <table:table-cell table:number-columns-repeated="1016"/>
        </table:table-row>
        <table:table-row table:style-name="ro2">
          <table:table-cell office:value-type="string">
            <text:p>Guyana</text:p>
          </table:table-cell>
          <table:table-cell office:value-type="float" office:value="786559">
            <text:p>786559</text:p>
          </table:table-cell>
          <table:table-cell office:value-type="currency" office:currency="USD" office:value="5471256594.72422">
            <text:p>$5,471,256,594.72</text:p>
          </table:table-cell>
          <table:table-cell table:formula="of:=[.D155]" office:value-type="percentage" office:value="0.0025">
            <text:p>0.25%</text:p>
          </table:table-cell>
          <table:table-cell table:formula="of:=[.C156]*[.D156]" office:value-type="currency" office:currency="USD" office:value="13678141.4868106">
            <text:p>$13,678,141.49</text:p>
          </table:table-cell>
          <table:table-cell table:formula="of:=[.E156]/12" office:value-type="currency" office:currency="USD" office:value="1139845.12390088">
            <text:p>$1,139,845.12</text:p>
          </table:table-cell>
          <table:table-cell table:formula="of:=[.F156]+[.G155]" office:value-type="currency" office:currency="USD" office:value="17326972484.0542">
            <text:p>$17,326,972,484.05</text:p>
          </table:table-cell>
          <table:table-cell table:number-columns-repeated="1016"/>
        </table:table-row>
        <table:table-row table:style-name="ro2">
          <table:table-cell office:value-type="string">
            <text:p>Somalia</text:p>
          </table:table-cell>
          <table:table-cell office:value-type="float" office:value="15893219">
            <text:p>15893219</text:p>
          </table:table-cell>
          <table:table-cell office:value-type="currency" office:currency="USD" office:value="4917607582.22895">
            <text:p>$4,917,607,582.23</text:p>
          </table:table-cell>
          <table:table-cell table:formula="of:=[.D156]" office:value-type="percentage" office:value="0.0025">
            <text:p>0.25%</text:p>
          </table:table-cell>
          <table:table-cell table:formula="of:=[.C157]*[.D157]" office:value-type="currency" office:currency="USD" office:value="12294018.9555724">
            <text:p>$12,294,018.96</text:p>
          </table:table-cell>
          <table:table-cell table:formula="of:=[.E157]/12" office:value-type="currency" office:currency="USD" office:value="1024501.57963103">
            <text:p>$1,024,501.58</text:p>
          </table:table-cell>
          <table:table-cell table:formula="of:=[.F157]+[.G156]" office:value-type="currency" office:currency="USD" office:value="17327996985.6338">
            <text:p>$17,327,996,985.63</text:p>
          </table:table-cell>
          <table:table-cell table:number-columns-repeated="1016"/>
        </table:table-row>
        <table:table-row table:style-name="ro2">
          <table:table-cell office:value-type="string">
            <text:p>Montenegro</text:p>
          </table:table-cell>
          <table:table-cell office:value-type="float" office:value="621718">
            <text:p>621718</text:p>
          </table:table-cell>
          <table:table-cell office:value-type="currency" office:currency="USD" office:value="4778582336.18234">
            <text:p>$4,778,582,336.18</text:p>
          </table:table-cell>
          <table:table-cell table:formula="of:=[.D157]" office:value-type="percentage" office:value="0.0025">
            <text:p>0.25%</text:p>
          </table:table-cell>
          <table:table-cell table:formula="of:=[.C158]*[.D158]" office:value-type="currency" office:currency="USD" office:value="11946455.8404559">
            <text:p>$11,946,455.84</text:p>
          </table:table-cell>
          <table:table-cell table:formula="of:=[.E158]/12" office:value-type="currency" office:currency="USD" office:value="995537.986704654">
            <text:p>$995,537.99</text:p>
          </table:table-cell>
          <table:table-cell table:formula="of:=[.F158]+[.G157]" office:value-type="currency" office:currency="USD" office:value="17328992523.6205">
            <text:p>$17,328,992,523.62</text:p>
          </table:table-cell>
          <table:table-cell table:number-columns-repeated="1016"/>
        </table:table-row>
        <table:table-row table:style-name="ro2">
          <table:table-cell office:value-type="string">
            <text:p>Fiji</text:p>
          </table:table-cell>
          <table:table-cell office:value-type="float" office:value="896444">
            <text:p>896444</text:p>
          </table:table-cell>
          <table:table-cell office:value-type="currency" office:currency="USD" office:value="4376014755.57615">
            <text:p>$4,376,014,755.58</text:p>
          </table:table-cell>
          <table:table-cell table:formula="of:=[.D158]" office:value-type="percentage" office:value="0.0025">
            <text:p>0.25%</text:p>
          </table:table-cell>
          <table:table-cell table:formula="of:=[.C159]*[.D159]" office:value-type="currency" office:currency="USD" office:value="10940036.8889404">
            <text:p>$10,940,036.89</text:p>
          </table:table-cell>
          <table:table-cell table:formula="of:=[.E159]/12" office:value-type="currency" office:currency="USD" office:value="911669.740745031">
            <text:p>$911,669.74</text:p>
          </table:table-cell>
          <table:table-cell table:formula="of:=[.F159]+[.G158]" office:value-type="currency" office:currency="USD" office:value="17329904193.3613">
            <text:p>$17,329,904,193.36</text:p>
          </table:table-cell>
          <table:table-cell table:number-columns-repeated="1016"/>
        </table:table-row>
        <table:table-row table:style-name="ro2">
          <table:table-cell office:value-type="string">
            <text:p>Barbados</text:p>
          </table:table-cell>
          <table:table-cell office:value-type="float" office:value="287371">
            <text:p>287371</text:p>
          </table:table-cell>
          <table:table-cell office:value-type="currency" office:currency="USD" office:value="4365500000">
            <text:p>$4,365,500,000.00</text:p>
          </table:table-cell>
          <table:table-cell table:formula="of:=[.D159]" office:value-type="percentage" office:value="0.0025">
            <text:p>0.25%</text:p>
          </table:table-cell>
          <table:table-cell table:formula="of:=[.C160]*[.D160]" office:value-type="currency" office:currency="USD" office:value="10913750">
            <text:p>$10,913,750.00</text:p>
          </table:table-cell>
          <table:table-cell table:formula="of:=[.E160]/12" office:value-type="currency" office:currency="USD" office:value="909479.166666667">
            <text:p>$909,479.17</text:p>
          </table:table-cell>
          <table:table-cell table:formula="of:=[.F160]+[.G159]" office:value-type="currency" office:currency="USD" office:value="17330813672.5279">
            <text:p>$17,330,813,672.53</text:p>
          </table:table-cell>
          <table:table-cell table:number-columns-repeated="1016"/>
        </table:table-row>
        <table:table-row table:style-name="ro2">
          <table:table-cell office:value-type="string">
            <text:p>Maldives</text:p>
          </table:table-cell>
          <table:table-cell office:value-type="float" office:value="540542">
            <text:p>540542</text:p>
          </table:table-cell>
          <table:table-cell office:value-type="currency" office:currency="USD" office:value="4030203166.77482">
            <text:p>$4,030,203,166.77</text:p>
          </table:table-cell>
          <table:table-cell table:formula="of:=[.D160]" office:value-type="percentage" office:value="0.0025">
            <text:p>0.25%</text:p>
          </table:table-cell>
          <table:table-cell table:formula="of:=[.C161]*[.D161]" office:value-type="currency" office:currency="USD" office:value="10075507.9169371">
            <text:p>$10,075,507.92</text:p>
          </table:table-cell>
          <table:table-cell table:formula="of:=[.E161]/12" office:value-type="currency" office:currency="USD" office:value="839625.659744754">
            <text:p>$839,625.66</text:p>
          </table:table-cell>
          <table:table-cell table:formula="of:=[.F161]+[.G160]" office:value-type="currency" office:currency="USD" office:value="17331653298.1877">
            <text:p>$17,331,653,298.19</text:p>
          </table:table-cell>
          <table:table-cell table:number-columns-repeated="1016"/>
        </table:table-row>
        <table:table-row table:style-name="ro2">
          <table:table-cell office:value-type="string">
            <text:p>Virgin Islands</text:p>
          </table:table-cell>
          <table:table-cell office:value-type="float" office:value="106290">
            <text:p>106290</text:p>
          </table:table-cell>
          <table:table-cell office:value-type="currency" office:currency="USD" office:value="3984000000">
            <text:p>$3,984,000,000.00</text:p>
          </table:table-cell>
          <table:table-cell table:formula="of:=[.D161]" office:value-type="percentage" office:value="0.0025">
            <text:p>0.25%</text:p>
          </table:table-cell>
          <table:table-cell table:formula="of:=[.C162]*[.D162]" office:value-type="currency" office:currency="USD" office:value="9960000">
            <text:p>$9,960,000.00</text:p>
          </table:table-cell>
          <table:table-cell table:formula="of:=[.E162]/12" office:value-type="currency" office:currency="USD" office:value="830000">
            <text:p>$830,000.00</text:p>
          </table:table-cell>
          <table:table-cell table:formula="of:=[.F162]+[.G161]" office:value-type="currency" office:currency="USD" office:value="17332483298.1877">
            <text:p>$17,332,483,298.19</text:p>
          </table:table-cell>
          <table:table-cell table:number-columns-repeated="1016"/>
        </table:table-row>
        <table:table-row table:style-name="ro2">
          <table:table-cell office:value-type="string">
            <text:p>Swaziland</text:p>
          </table:table-cell>
          <table:table-cell office:value-type="float" office:value="1160164">
            <text:p>1160164</text:p>
          </table:table-cell>
          <table:table-cell office:value-type="currency" office:currency="USD" office:value="3962493092.99308">
            <text:p>$3,962,493,092.99</text:p>
          </table:table-cell>
          <table:table-cell table:formula="of:=[.D162]" office:value-type="percentage" office:value="0.0025">
            <text:p>0.25%</text:p>
          </table:table-cell>
          <table:table-cell table:formula="of:=[.C163]*[.D163]" office:value-type="currency" office:currency="USD" office:value="9906232.7324827">
            <text:p>$9,906,232.73</text:p>
          </table:table-cell>
          <table:table-cell table:formula="of:=[.E163]/12" office:value-type="currency" office:currency="USD" office:value="825519.394373558">
            <text:p>$825,519.39</text:p>
          </table:table-cell>
          <table:table-cell table:formula="of:=[.F163]+[.G162]" office:value-type="currency" office:currency="USD" office:value="17333308817.582">
            <text:p>$17,333,308,817.58</text:p>
          </table:table-cell>
          <table:table-cell table:number-columns-repeated="1016"/>
        </table:table-row>
        <table:table-row table:style-name="ro2">
          <table:table-cell office:value-type="string">
            <text:p>Sierra Leone</text:p>
          </table:table-cell>
          <table:table-cell office:value-type="float" office:value="7976985">
            <text:p>7976985</text:p>
          </table:table-cell>
          <table:table-cell office:value-type="currency" office:currency="USD" office:value="3865018882.89755">
            <text:p>$3,865,018,882.90</text:p>
          </table:table-cell>
          <table:table-cell table:formula="of:=[.D163]" office:value-type="percentage" office:value="0.0025">
            <text:p>0.25%</text:p>
          </table:table-cell>
          <table:table-cell table:formula="of:=[.C164]*[.D164]" office:value-type="currency" office:currency="USD" office:value="9662547.20724388">
            <text:p>$9,662,547.21</text:p>
          </table:table-cell>
          <table:table-cell table:formula="of:=[.E164]/12" office:value-type="currency" office:currency="USD" office:value="805212.267270323">
            <text:p>$805,212.27</text:p>
          </table:table-cell>
          <table:table-cell table:formula="of:=[.F164]+[.G163]" office:value-type="currency" office:currency="USD" office:value="17334114029.8493">
            <text:p>$17,334,114,029.85</text:p>
          </table:table-cell>
          <table:table-cell table:number-columns-repeated="1016"/>
        </table:table-row>
        <table:table-row table:style-name="ro2">
          <table:table-cell office:value-type="string">
            <text:p>Suriname</text:p>
          </table:table-cell>
          <table:table-cell office:value-type="float" office:value="586634">
            <text:p>586634</text:p>
          </table:table-cell>
          <table:table-cell office:value-type="currency" office:currency="USD" office:value="3807922874.48306">
            <text:p>$3,807,922,874.48</text:p>
          </table:table-cell>
          <table:table-cell table:formula="of:=[.D164]" office:value-type="percentage" office:value="0.0025">
            <text:p>0.25%</text:p>
          </table:table-cell>
          <table:table-cell table:formula="of:=[.C165]*[.D165]" office:value-type="currency" office:currency="USD" office:value="9519807.18620765">
            <text:p>$9,519,807.19</text:p>
          </table:table-cell>
          <table:table-cell table:formula="of:=[.E165]/12" office:value-type="currency" office:currency="USD" office:value="793317.265517304">
            <text:p>$793,317.27</text:p>
          </table:table-cell>
          <table:table-cell table:formula="of:=[.F165]+[.G164]" office:value-type="currency" office:currency="USD" office:value="17334907347.1148">
            <text:p>$17,334,907,347.11</text:p>
          </table:table-cell>
          <table:table-cell table:number-columns-repeated="1016"/>
        </table:table-row>
        <table:table-row table:style-name="ro2">
          <table:table-cell office:value-type="string">
            <text:p>French Polynesia</text:p>
          </table:table-cell>
          <table:table-cell office:value-type="float" office:value="280904">
            <text:p>280904</text:p>
          </table:table-cell>
          <table:table-cell office:value-type="currency" office:currency="USD" office:value="3447543137.9415">
            <text:p>$3,447,543,137.94</text:p>
          </table:table-cell>
          <table:table-cell table:formula="of:=[.D165]" office:value-type="percentage" office:value="0.0025">
            <text:p>0.25%</text:p>
          </table:table-cell>
          <table:table-cell table:formula="of:=[.C166]*[.D166]" office:value-type="currency" office:currency="USD" office:value="8618857.84485375">
            <text:p>$8,618,857.84</text:p>
          </table:table-cell>
          <table:table-cell table:formula="of:=[.E166]/12" office:value-type="currency" office:currency="USD" office:value="718238.153737813">
            <text:p>$718,238.15</text:p>
          </table:table-cell>
          <table:table-cell table:formula="of:=[.F166]+[.G165]" office:value-type="currency" office:currency="USD" office:value="17335625585.2686">
            <text:p>$17,335,625,585.27</text:p>
          </table:table-cell>
          <table:table-cell table:number-columns-repeated="1016"/>
        </table:table-row>
        <table:table-row table:style-name="ro2">
          <table:table-cell office:value-type="string">
            <text:p>Djibouti</text:p>
          </table:table-cell>
          <table:table-cell office:value-type="float" office:value="988002">
            <text:p>988002</text:p>
          </table:table-cell>
          <table:table-cell office:value-type="currency" office:currency="USD" office:value="3384404260.07202">
            <text:p>$3,384,404,260.07</text:p>
          </table:table-cell>
          <table:table-cell table:formula="of:=[.D166]" office:value-type="percentage" office:value="0.0025">
            <text:p>0.25%</text:p>
          </table:table-cell>
          <table:table-cell table:formula="of:=[.C167]*[.D167]" office:value-type="currency" office:currency="USD" office:value="8461010.65018005">
            <text:p>$8,461,010.65</text:p>
          </table:table-cell>
          <table:table-cell table:formula="of:=[.E167]/12" office:value-type="currency" office:currency="USD" office:value="705084.220848338">
            <text:p>$705,084.22</text:p>
          </table:table-cell>
          <table:table-cell table:formula="of:=[.F167]+[.G166]" office:value-type="currency" office:currency="USD" office:value="17336330669.4894">
            <text:p>$17,336,330,669.49</text:p>
          </table:table-cell>
          <table:table-cell table:number-columns-repeated="1016"/>
        </table:table-row>
        <table:table-row table:style-name="ro2">
          <table:table-cell office:value-type="string">
            <text:p>Burundi</text:p>
          </table:table-cell>
          <table:table-cell office:value-type="float" office:value="11890781">
            <text:p>11890781</text:p>
          </table:table-cell>
          <table:table-cell office:value-type="currency" office:currency="USD" office:value="3258187232.63159">
            <text:p>$3,258,187,232.63</text:p>
          </table:table-cell>
          <table:table-cell table:formula="of:=[.D167]" office:value-type="percentage" office:value="0.0025">
            <text:p>0.25%</text:p>
          </table:table-cell>
          <table:table-cell table:formula="of:=[.C168]*[.D168]" office:value-type="currency" office:currency="USD" office:value="8145468.08157897">
            <text:p>$8,145,468.08</text:p>
          </table:table-cell>
          <table:table-cell table:formula="of:=[.E168]/12" office:value-type="currency" office:currency="USD" office:value="678789.006798248">
            <text:p>$678,789.01</text:p>
          </table:table-cell>
          <table:table-cell table:formula="of:=[.F168]+[.G167]" office:value-type="currency" office:currency="USD" office:value="17337009458.4962">
            <text:p>$17,337,009,458.50</text:p>
          </table:table-cell>
          <table:table-cell table:number-columns-repeated="1016"/>
        </table:table-row>
        <table:table-row table:style-name="ro2">
          <table:table-cell office:value-type="string">
            <text:p>Aruba</text:p>
          </table:table-cell>
          <table:table-cell office:value-type="float" office:value="106766">
            <text:p>106766</text:p>
          </table:table-cell>
          <table:table-cell office:value-type="currency" office:currency="USD" office:value="3202188606.92893">
            <text:p>$3,202,188,606.93</text:p>
          </table:table-cell>
          <table:table-cell table:formula="of:=[.D168]" office:value-type="percentage" office:value="0.0025">
            <text:p>0.25%</text:p>
          </table:table-cell>
          <table:table-cell table:formula="of:=[.C169]*[.D169]" office:value-type="currency" office:currency="USD" office:value="8005471.51732232">
            <text:p>$8,005,471.52</text:p>
          </table:table-cell>
          <table:table-cell table:formula="of:=[.E169]/12" office:value-type="currency" office:currency="USD" office:value="667122.626443527">
            <text:p>$667,122.63</text:p>
          </table:table-cell>
          <table:table-cell table:formula="of:=[.F169]+[.G168]" office:value-type="currency" office:currency="USD" office:value="17337676581.1227">
            <text:p>$17,337,676,581.12</text:p>
          </table:table-cell>
          <table:table-cell table:number-columns-repeated="1016"/>
        </table:table-row>
        <table:table-row table:style-name="ro2">
          <table:table-cell office:value-type="string">
            <text:p>Andorra</text:p>
          </table:table-cell>
          <table:table-cell office:value-type="float" office:value="77265">
            <text:p>77265</text:p>
          </table:table-cell>
          <table:table-cell office:value-type="currency" office:currency="USD" office:value="3155065487.51819">
            <text:p>$3,155,065,487.52</text:p>
          </table:table-cell>
          <table:table-cell table:formula="of:=[.D169]" office:value-type="percentage" office:value="0.0025">
            <text:p>0.25%</text:p>
          </table:table-cell>
          <table:table-cell table:formula="of:=[.C170]*[.D170]" office:value-type="currency" office:currency="USD" office:value="7887663.71879547">
            <text:p>$7,887,663.72</text:p>
          </table:table-cell>
          <table:table-cell table:formula="of:=[.E170]/12" office:value-type="currency" office:currency="USD" office:value="657305.309899623">
            <text:p>$657,305.31</text:p>
          </table:table-cell>
          <table:table-cell table:formula="of:=[.F170]+[.G169]" office:value-type="currency" office:currency="USD" office:value="17338333886.4325">
            <text:p>$17,338,333,886.43</text:p>
          </table:table-cell>
          <table:table-cell table:number-columns-repeated="1016"/>
        </table:table-row>
        <table:table-row table:style-name="ro2">
          <table:table-cell office:value-type="string">
            <text:p>Greenland</text:p>
          </table:table-cell>
          <table:table-cell office:value-type="float" office:value="56367">
            <text:p>56367</text:p>
          </table:table-cell>
          <table:table-cell office:value-type="currency" office:currency="USD" office:value="3051626389.63671">
            <text:p>$3,051,626,389.64</text:p>
          </table:table-cell>
          <table:table-cell table:formula="of:=[.D170]" office:value-type="percentage" office:value="0.0025">
            <text:p>0.25%</text:p>
          </table:table-cell>
          <table:table-cell table:formula="of:=[.C171]*[.D171]" office:value-type="currency" office:currency="USD" office:value="7629065.97409178">
            <text:p>$7,629,065.97</text:p>
          </table:table-cell>
          <table:table-cell table:formula="of:=[.E171]/12" office:value-type="currency" office:currency="USD" office:value="635755.497840981">
            <text:p>$635,755.50</text:p>
          </table:table-cell>
          <table:table-cell table:formula="of:=[.F171]+[.G170]" office:value-type="currency" office:currency="USD" office:value="17338969641.9304">
            <text:p>$17,338,969,641.93</text:p>
          </table:table-cell>
          <table:table-cell table:number-columns-repeated="1016"/>
        </table:table-row>
        <table:table-row table:style-name="ro2">
          <table:table-cell office:value-type="string">
            <text:p>Liberia</text:p>
          </table:table-cell>
          <table:table-cell office:value-type="float" office:value="5057677">
            <text:p>5057677</text:p>
          </table:table-cell>
          <table:table-cell office:value-type="currency" office:currency="USD" office:value="2950000000">
            <text:p>$2,950,000,000.00</text:p>
          </table:table-cell>
          <table:table-cell table:formula="of:=[.D171]" office:value-type="percentage" office:value="0.0025">
            <text:p>0.25%</text:p>
          </table:table-cell>
          <table:table-cell table:formula="of:=[.C172]*[.D172]" office:value-type="currency" office:currency="USD" office:value="7375000">
            <text:p>$7,375,000.00</text:p>
          </table:table-cell>
          <table:table-cell table:formula="of:=[.E172]/12" office:value-type="currency" office:currency="USD" office:value="614583.333333333">
            <text:p>$614,583.33</text:p>
          </table:table-cell>
          <table:table-cell table:formula="of:=[.F172]+[.G171]" office:value-type="currency" office:currency="USD" office:value="17339584225.2637">
            <text:p>$17,339,584,225.26</text:p>
          </table:table-cell>
          <table:table-cell table:number-columns-repeated="1016"/>
        </table:table-row>
        <table:table-row table:style-name="ro2">
          <table:table-cell office:value-type="string">
            <text:p>New Caledonia</text:p>
          </table:table-cell>
          <table:table-cell office:value-type="float" office:value="271960">
            <text:p>271960</text:p>
          </table:table-cell>
          <table:table-cell office:value-type="currency" office:currency="USD" office:value="2682347064.3642">
            <text:p>$2,682,347,064.36</text:p>
          </table:table-cell>
          <table:table-cell table:formula="of:=[.D172]" office:value-type="percentage" office:value="0.0025">
            <text:p>0.25%</text:p>
          </table:table-cell>
          <table:table-cell table:formula="of:=[.C173]*[.D173]" office:value-type="currency" office:currency="USD" office:value="6705867.6609105">
            <text:p>$6,705,867.66</text:p>
          </table:table-cell>
          <table:table-cell table:formula="of:=[.E173]/12" office:value-type="currency" office:currency="USD" office:value="558822.305075875">
            <text:p>$558,822.31</text:p>
          </table:table-cell>
          <table:table-cell table:formula="of:=[.F173]+[.G172]" office:value-type="currency" office:currency="USD" office:value="17340143047.5688">
            <text:p>$17,340,143,047.57</text:p>
          </table:table-cell>
          <table:table-cell table:number-columns-repeated="1016"/>
        </table:table-row>
        <table:table-row table:style-name="ro2">
          <table:table-cell office:value-type="string">
            <text:p>Bhutan</text:p>
          </table:table-cell>
          <table:table-cell office:value-type="float" office:value="771612">
            <text:p>771612</text:p>
          </table:table-cell>
          <table:table-cell office:value-type="currency" office:currency="USD" office:value="2409262838.21987">
            <text:p>$2,409,262,838.22</text:p>
          </table:table-cell>
          <table:table-cell table:formula="of:=[.D173]" office:value-type="percentage" office:value="0.0025">
            <text:p>0.25%</text:p>
          </table:table-cell>
          <table:table-cell table:formula="of:=[.C174]*[.D174]" office:value-type="currency" office:currency="USD" office:value="6023157.09554968">
            <text:p>$6,023,157.10</text:p>
          </table:table-cell>
          <table:table-cell table:formula="of:=[.E174]/12" office:value-type="currency" office:currency="USD" office:value="501929.757962473">
            <text:p>$501,929.76</text:p>
          </table:table-cell>
          <table:table-cell table:formula="of:=[.F174]+[.G173]" office:value-type="currency" office:currency="USD" office:value="17340644977.3268">
            <text:p>$17,340,644,977.33</text:p>
          </table:table-cell>
          <table:table-cell table:number-columns-repeated="1016"/>
        </table:table-row>
        <table:table-row table:style-name="ro2">
          <table:table-cell office:value-type="string">
            <text:p>Central African Republic</text:p>
          </table:table-cell>
          <table:table-cell office:value-type="float" office:value="4829764">
            <text:p>4829764</text:p>
          </table:table-cell>
          <table:table-cell office:value-type="currency" office:currency="USD" office:value="2303078337.57431">
            <text:p>$2,303,078,337.57</text:p>
          </table:table-cell>
          <table:table-cell table:formula="of:=[.D174]" office:value-type="percentage" office:value="0.0025">
            <text:p>0.25%</text:p>
          </table:table-cell>
          <table:table-cell table:formula="of:=[.C175]*[.D175]" office:value-type="currency" office:currency="USD" office:value="5757695.84393577">
            <text:p>$5,757,695.84</text:p>
          </table:table-cell>
          <table:table-cell table:formula="of:=[.E175]/12" office:value-type="currency" office:currency="USD" office:value="479807.986994648">
            <text:p>$479,807.99</text:p>
          </table:table-cell>
          <table:table-cell table:formula="of:=[.F175]+[.G174]" office:value-type="currency" office:currency="USD" office:value="17341124785.3138">
            <text:p>$17,341,124,785.31</text:p>
          </table:table-cell>
          <table:table-cell table:number-columns-repeated="1016"/>
        </table:table-row>
        <table:table-row table:style-name="ro2">
          <table:table-cell office:value-type="string">
            <text:p>Eritrea</text:p>
          </table:table-cell>
          <table:table-cell office:value-type="float" office:value="3213969">
            <text:p>3213969</text:p>
          </table:table-cell>
          <table:table-cell office:value-type="currency" office:currency="USD" office:value="2065001626.01626">
            <text:p>$2,065,001,626.02</text:p>
          </table:table-cell>
          <table:table-cell table:formula="of:=[.D175]" office:value-type="percentage" office:value="0.0025">
            <text:p>0.25%</text:p>
          </table:table-cell>
          <table:table-cell table:formula="of:=[.C176]*[.D176]" office:value-type="currency" office:currency="USD" office:value="5162504.06504065">
            <text:p>$5,162,504.07</text:p>
          </table:table-cell>
          <table:table-cell table:formula="of:=[.E176]/12" office:value-type="currency" office:currency="USD" office:value="430208.672086721">
            <text:p>$430,208.67</text:p>
          </table:table-cell>
          <table:table-cell table:formula="of:=[.F176]+[.G175]" office:value-type="currency" office:currency="USD" office:value="17341554993.9858">
            <text:p>$17,341,554,993.99</text:p>
          </table:table-cell>
          <table:table-cell table:number-columns-repeated="1016"/>
        </table:table-row>
        <table:table-row table:style-name="ro2">
          <table:table-cell office:value-type="string">
            <text:p>Gambia</text:p>
          </table:table-cell>
          <table:table-cell office:value-type="float" office:value="2416664">
            <text:p>2416664</text:p>
          </table:table-cell>
          <table:table-cell office:value-type="currency" office:currency="USD" office:value="1901930157.64528">
            <text:p>$1,901,930,157.65</text:p>
          </table:table-cell>
          <table:table-cell table:formula="of:=[.D176]" office:value-type="percentage" office:value="0.0025">
            <text:p>0.25%</text:p>
          </table:table-cell>
          <table:table-cell table:formula="of:=[.C177]*[.D177]" office:value-type="currency" office:currency="USD" office:value="4754825.3941132">
            <text:p>$4,754,825.39</text:p>
          </table:table-cell>
          <table:table-cell table:formula="of:=[.E177]/12" office:value-type="currency" office:currency="USD" office:value="396235.449509433">
            <text:p>$396,235.45</text:p>
          </table:table-cell>
          <table:table-cell table:formula="of:=[.F177]+[.G176]" office:value-type="currency" office:currency="USD" office:value="17341951229.4354">
            <text:p>$17,341,951,229.44</text:p>
          </table:table-cell>
          <table:table-cell table:number-columns-repeated="1016"/>
        </table:table-row>
        <table:table-row table:style-name="ro2">
          <table:table-cell office:value-type="string">
            <text:p>Lesotho</text:p>
          </table:table-cell>
          <table:table-cell office:value-type="float" office:value="2142252">
            <text:p>2142252</text:p>
          </table:table-cell>
          <table:table-cell office:value-type="currency" office:currency="USD" office:value="1844510137.67817">
            <text:p>$1,844,510,137.68</text:p>
          </table:table-cell>
          <table:table-cell table:formula="of:=[.D177]" office:value-type="percentage" office:value="0.0025">
            <text:p>0.25%</text:p>
          </table:table-cell>
          <table:table-cell table:formula="of:=[.C178]*[.D178]" office:value-type="currency" office:currency="USD" office:value="4611275.34419542">
            <text:p>$4,611,275.34</text:p>
          </table:table-cell>
          <table:table-cell table:formula="of:=[.E178]/12" office:value-type="currency" office:currency="USD" office:value="384272.945349619">
            <text:p>$384,272.95</text:p>
          </table:table-cell>
          <table:table-cell table:formula="of:=[.F178]+[.G177]" office:value-type="currency" office:currency="USD" office:value="17342335502.3807">
            <text:p>$17,342,335,502.38</text:p>
          </table:table-cell>
          <table:table-cell table:number-columns-repeated="1016"/>
        </table:table-row>
        <table:table-row table:style-name="ro2">
          <table:table-cell office:value-type="string">
            <text:p>Timor-Leste</text:p>
          </table:table-cell>
          <table:table-cell office:value-type="float" office:value="1318442">
            <text:p>1318442</text:p>
          </table:table-cell>
          <table:table-cell office:value-type="currency" office:currency="USD" office:value="1821000000">
            <text:p>$1,821,000,000.00</text:p>
          </table:table-cell>
          <table:table-cell table:formula="of:=[.D178]" office:value-type="percentage" office:value="0.0025">
            <text:p>0.25%</text:p>
          </table:table-cell>
          <table:table-cell table:formula="of:=[.C179]*[.D179]" office:value-type="currency" office:currency="USD" office:value="4552500">
            <text:p>$4,552,500.00</text:p>
          </table:table-cell>
          <table:table-cell table:formula="of:=[.E179]/12" office:value-type="currency" office:currency="USD" office:value="379375">
            <text:p>$379,375.00</text:p>
          </table:table-cell>
          <table:table-cell table:formula="of:=[.F179]+[.G178]" office:value-type="currency" office:currency="USD" office:value="17342714877.3807">
            <text:p>$17,342,714,877.38</text:p>
          </table:table-cell>
          <table:table-cell table:number-columns-repeated="1016"/>
        </table:table-row>
        <table:table-row table:style-name="ro2">
          <table:table-cell office:value-type="string">
            <text:p>Belize</text:p>
          </table:table-cell>
          <table:table-cell office:value-type="float" office:value="397621">
            <text:p>397621</text:p>
          </table:table-cell>
          <table:table-cell office:value-type="currency" office:currency="USD" office:value="1763696118.9519">
            <text:p>$1,763,696,118.95</text:p>
          </table:table-cell>
          <table:table-cell table:formula="of:=[.D179]" office:value-type="percentage" office:value="0.0025">
            <text:p>0.25%</text:p>
          </table:table-cell>
          <table:table-cell table:formula="of:=[.C180]*[.D180]" office:value-type="currency" office:currency="USD" office:value="4409240.29737975">
            <text:p>$4,409,240.30</text:p>
          </table:table-cell>
          <table:table-cell table:formula="of:=[.E180]/12" office:value-type="currency" office:currency="USD" office:value="367436.691448312">
            <text:p>$367,436.69</text:p>
          </table:table-cell>
          <table:table-cell table:formula="of:=[.F180]+[.G179]" office:value-type="currency" office:currency="USD" office:value="17343082314.0722">
            <text:p>$17,343,082,314.07</text:p>
          </table:table-cell>
          <table:table-cell table:number-columns-repeated="1016"/>
        </table:table-row>
        <table:table-row table:style-name="ro2">
          <table:table-cell office:value-type="string">
            <text:p>Cape Verde</text:p>
          </table:table-cell>
          <table:table-cell office:value-type="float" office:value="555988">
            <text:p>555988</text:p>
          </table:table-cell>
          <table:table-cell office:value-type="currency" office:currency="USD" office:value="1703698676.69742">
            <text:p>$1,703,698,676.70</text:p>
          </table:table-cell>
          <table:table-cell table:formula="of:=[.D180]" office:value-type="percentage" office:value="0.0025">
            <text:p>0.25%</text:p>
          </table:table-cell>
          <table:table-cell table:formula="of:=[.C181]*[.D181]" office:value-type="currency" office:currency="USD" office:value="4259246.69174355">
            <text:p>$4,259,246.69</text:p>
          </table:table-cell>
          <table:table-cell table:formula="of:=[.E181]/12" office:value-type="currency" office:currency="USD" office:value="354937.224311962">
            <text:p>$354,937.22</text:p>
          </table:table-cell>
          <table:table-cell table:formula="of:=[.F181]+[.G180]" office:value-type="currency" office:currency="USD" office:value="17343437251.2965">
            <text:p>$17,343,437,251.30</text:p>
          </table:table-cell>
          <table:table-cell table:number-columns-repeated="1016"/>
        </table:table-row>
        <table:table-row table:style-name="ro2">
          <table:table-cell office:value-type="string">
            <text:p>Saint Lucia</text:p>
          </table:table-cell>
          <table:table-cell office:value-type="float" office:value="183629">
            <text:p>183629</text:p>
          </table:table-cell>
          <table:table-cell office:value-type="currency" office:currency="USD" office:value="1703364240.74074">
            <text:p>$1,703,364,240.74</text:p>
          </table:table-cell>
          <table:table-cell table:formula="of:=[.D181]" office:value-type="percentage" office:value="0.0025">
            <text:p>0.25%</text:p>
          </table:table-cell>
          <table:table-cell table:formula="of:=[.C182]*[.D182]" office:value-type="currency" office:currency="USD" office:value="4258410.60185185">
            <text:p>$4,258,410.60</text:p>
          </table:table-cell>
          <table:table-cell table:formula="of:=[.E182]/12" office:value-type="currency" office:currency="USD" office:value="354867.550154321">
            <text:p>$354,867.55</text:p>
          </table:table-cell>
          <table:table-cell table:formula="of:=[.F182]+[.G181]" office:value-type="currency" office:currency="USD" office:value="17343792118.8466">
            <text:p>$17,343,792,118.85</text:p>
          </table:table-cell>
          <table:table-cell table:number-columns-repeated="1016"/>
        </table:table-row>
        <table:table-row table:style-name="ro2">
          <table:table-cell office:value-type="string">
            <text:p>Solomon Islands</text:p>
          </table:table-cell>
          <table:table-cell office:value-type="float" office:value="686878">
            <text:p>686878</text:p>
          </table:table-cell>
          <table:table-cell office:value-type="currency" office:currency="USD" office:value="1551245525.6045">
            <text:p>$1,551,245,525.60</text:p>
          </table:table-cell>
          <table:table-cell table:formula="of:=[.D182]" office:value-type="percentage" office:value="0.0025">
            <text:p>0.25%</text:p>
          </table:table-cell>
          <table:table-cell table:formula="of:=[.C183]*[.D183]" office:value-type="currency" office:currency="USD" office:value="3878113.81401125">
            <text:p>$3,878,113.81</text:p>
          </table:table-cell>
          <table:table-cell table:formula="of:=[.E183]/12" office:value-type="currency" office:currency="USD" office:value="323176.151167604">
            <text:p>$323,176.15</text:p>
          </table:table-cell>
          <table:table-cell table:formula="of:=[.F183]+[.G182]" office:value-type="currency" office:currency="USD" office:value="17344115294.9978">
            <text:p>$17,344,115,295.00</text:p>
          </table:table-cell>
          <table:table-cell table:number-columns-repeated="1016"/>
        </table:table-row>
        <table:table-row table:style-name="ro2">
          <table:table-cell office:value-type="string">
            <text:p>Guinea-Bissau</text:p>
          </table:table-cell>
          <table:table-cell office:value-type="float" office:value="1967998">
            <text:p>1967998</text:p>
          </table:table-cell>
          <table:table-cell office:value-type="currency" office:currency="USD" office:value="1431758242.90375">
            <text:p>$1,431,758,242.90</text:p>
          </table:table-cell>
          <table:table-cell table:formula="of:=[.D183]" office:value-type="percentage" office:value="0.0025">
            <text:p>0.25%</text:p>
          </table:table-cell>
          <table:table-cell table:formula="of:=[.C184]*[.D184]" office:value-type="currency" office:currency="USD" office:value="3579395.60725937">
            <text:p>$3,579,395.61</text:p>
          </table:table-cell>
          <table:table-cell table:formula="of:=[.E184]/12" office:value-type="currency" office:currency="USD" office:value="298282.967271615">
            <text:p>$298,282.97</text:p>
          </table:table-cell>
          <table:table-cell table:formula="of:=[.F184]+[.G183]" office:value-type="currency" office:currency="USD" office:value="17344413577.9651">
            <text:p>$17,344,413,577.97</text:p>
          </table:table-cell>
          <table:table-cell table:number-columns-repeated="1016"/>
        </table:table-row>
        <table:table-row table:style-name="ro2">
          <table:table-cell office:value-type="string">
            <text:p>Antigua and Barbuda</text:p>
          </table:table-cell>
          <table:table-cell office:value-type="float" office:value="97928">
            <text:p>97928</text:p>
          </table:table-cell>
          <table:table-cell office:value-type="currency" office:currency="USD" office:value="1415059259.25926">
            <text:p>$1,415,059,259.26</text:p>
          </table:table-cell>
          <table:table-cell table:formula="of:=[.D184]" office:value-type="percentage" office:value="0.0025">
            <text:p>0.25%</text:p>
          </table:table-cell>
          <table:table-cell table:formula="of:=[.C185]*[.D185]" office:value-type="currency" office:currency="USD" office:value="3537648.14814815">
            <text:p>$3,537,648.15</text:p>
          </table:table-cell>
          <table:table-cell table:formula="of:=[.E185]/12" office:value-type="currency" office:currency="USD" office:value="294804.012345679">
            <text:p>$294,804.01</text:p>
          </table:table-cell>
          <table:table-cell table:formula="of:=[.F185]+[.G184]" office:value-type="currency" office:currency="USD" office:value="17344708381.9774">
            <text:p>$17,344,708,381.98</text:p>
          </table:table-cell>
          <table:table-cell table:number-columns-repeated="1016"/>
        </table:table-row>
        <table:table-row table:style-name="ro2">
          <table:table-cell office:value-type="string">
            <text:p>Comoros</text:p>
          </table:table-cell>
          <table:table-cell office:value-type="float" office:value="869595">
            <text:p>869595</text:p>
          </table:table-cell>
          <table:table-cell office:value-type="currency" office:currency="USD" office:value="1219690024.50287">
            <text:p>$1,219,690,024.50</text:p>
          </table:table-cell>
          <table:table-cell table:formula="of:=[.D185]" office:value-type="percentage" office:value="0.0025">
            <text:p>0.25%</text:p>
          </table:table-cell>
          <table:table-cell table:formula="of:=[.C186]*[.D186]" office:value-type="currency" office:currency="USD" office:value="3049225.06125718">
            <text:p>$3,049,225.06</text:p>
          </table:table-cell>
          <table:table-cell table:formula="of:=[.E186]/12" office:value-type="currency" office:currency="USD" office:value="254102.088438098">
            <text:p>$254,102.09</text:p>
          </table:table-cell>
          <table:table-cell table:formula="of:=[.F186]+[.G185]" office:value-type="currency" office:currency="USD" office:value="17344962484.0658">
            <text:p>$17,344,962,484.07</text:p>
          </table:table-cell>
          <table:table-cell table:number-columns-repeated="1016"/>
        </table:table-row>
        <table:table-row table:style-name="ro2">
          <table:table-cell office:value-type="string">
            <text:p>Northern Mariana Islands</text:p>
          </table:table-cell>
          <table:table-cell office:value-type="float" office:value="57557">
            <text:p>57557</text:p>
          </table:table-cell>
          <table:table-cell office:value-type="currency" office:currency="USD" office:value="1182000000">
            <text:p>$1,182,000,000.00</text:p>
          </table:table-cell>
          <table:table-cell table:formula="of:=[.D186]" office:value-type="percentage" office:value="0.0025">
            <text:p>0.25%</text:p>
          </table:table-cell>
          <table:table-cell table:formula="of:=[.C187]*[.D187]" office:value-type="currency" office:currency="USD" office:value="2955000">
            <text:p>$2,955,000.00</text:p>
          </table:table-cell>
          <table:table-cell table:formula="of:=[.E187]/12" office:value-type="currency" office:currency="USD" office:value="246250">
            <text:p>$246,250.00</text:p>
          </table:table-cell>
          <table:table-cell table:formula="of:=[.F187]+[.G186]" office:value-type="currency" office:currency="USD" office:value="17345208734.0658">
            <text:p>$17,345,208,734.07</text:p>
          </table:table-cell>
          <table:table-cell table:number-columns-repeated="1016"/>
        </table:table-row>
        <table:table-row table:style-name="ro2">
          <table:table-cell office:value-type="string">
            <text:p>Seychelles</text:p>
          </table:table-cell>
          <table:table-cell office:value-type="float" office:value="98462">
            <text:p>98462</text:p>
          </table:table-cell>
          <table:table-cell office:value-type="currency" office:currency="USD" office:value="1124937500">
            <text:p>$1,124,937,500.00</text:p>
          </table:table-cell>
          <table:table-cell table:formula="of:=[.D187]" office:value-type="percentage" office:value="0.0025">
            <text:p>0.25%</text:p>
          </table:table-cell>
          <table:table-cell table:formula="of:=[.C188]*[.D188]" office:value-type="currency" office:currency="USD" office:value="2812343.75">
            <text:p>$2,812,343.75</text:p>
          </table:table-cell>
          <table:table-cell table:formula="of:=[.E188]/12" office:value-type="currency" office:currency="USD" office:value="234361.979166667">
            <text:p>$234,361.98</text:p>
          </table:table-cell>
          <table:table-cell table:formula="of:=[.F188]+[.G187]" office:value-type="currency" office:currency="USD" office:value="17345443096.045">
            <text:p>$17,345,443,096.05</text:p>
          </table:table-cell>
          <table:table-cell table:number-columns-repeated="1016"/>
        </table:table-row>
        <table:table-row table:style-name="ro2">
          <table:table-cell office:value-type="string">
            <text:p>Saint Kitts and Nevis</text:p>
          </table:table-cell>
          <table:table-cell office:value-type="float" office:value="53192">
            <text:p>53192</text:p>
          </table:table-cell>
          <table:table-cell office:value-type="currency" office:currency="USD" office:value="927451851.851852">
            <text:p>$927,451,851.85</text:p>
          </table:table-cell>
          <table:table-cell table:formula="of:=[.D188]" office:value-type="percentage" office:value="0.0025">
            <text:p>0.25%</text:p>
          </table:table-cell>
          <table:table-cell table:formula="of:=[.C189]*[.D189]" office:value-type="currency" office:currency="USD" office:value="2318629.62962963">
            <text:p>$2,318,629.63</text:p>
          </table:table-cell>
          <table:table-cell table:formula="of:=[.E189]/12" office:value-type="currency" office:currency="USD" office:value="193219.135802469">
            <text:p>$193,219.14</text:p>
          </table:table-cell>
          <table:table-cell table:formula="of:=[.F189]+[.G188]" office:value-type="currency" office:currency="USD" office:value="17345636315.1808">
            <text:p>$17,345,636,315.18</text:p>
          </table:table-cell>
          <table:table-cell table:number-columns-repeated="1016"/>
        </table:table-row>
        <table:table-row table:style-name="ro2">
          <table:table-cell office:value-type="string">
            <text:p>Vanuatu</text:p>
          </table:table-cell>
          <table:table-cell office:value-type="float" office:value="307150">
            <text:p>307150</text:p>
          </table:table-cell>
          <table:table-cell office:value-type="currency" office:currency="USD" office:value="854793640.145606">
            <text:p>$854,793,640.15</text:p>
          </table:table-cell>
          <table:table-cell table:formula="of:=[.D189]" office:value-type="percentage" office:value="0.0025">
            <text:p>0.25%</text:p>
          </table:table-cell>
          <table:table-cell table:formula="of:=[.C190]*[.D190]" office:value-type="currency" office:currency="USD" office:value="2136984.10036401">
            <text:p>$2,136,984.10</text:p>
          </table:table-cell>
          <table:table-cell table:formula="of:=[.E190]/12" office:value-type="currency" office:currency="USD" office:value="178082.008363668">
            <text:p>$178,082.01</text:p>
          </table:table-cell>
          <table:table-cell table:formula="of:=[.F190]+[.G189]" office:value-type="currency" office:currency="USD" office:value="17345814397.1892">
            <text:p>$17,345,814,397.19</text:p>
          </table:table-cell>
          <table:table-cell table:number-columns-repeated="1016"/>
        </table:table-row>
        <table:table-row table:style-name="ro2">
          <table:table-cell office:value-type="string">
            <text:p>Saint Vincent and the Grenadines</text:p>
          </table:table-cell>
          <table:table-cell office:value-type="float" office:value="110947">
            <text:p>110947</text:p>
          </table:table-cell>
          <table:table-cell office:value-type="currency" office:currency="USD" office:value="809681481.481481">
            <text:p>$809,681,481.48</text:p>
          </table:table-cell>
          <table:table-cell table:formula="of:=[.D190]" office:value-type="percentage" office:value="0.0025">
            <text:p>0.25%</text:p>
          </table:table-cell>
          <table:table-cell table:formula="of:=[.C191]*[.D191]" office:value-type="currency" office:currency="USD" office:value="2024203.7037037">
            <text:p>$2,024,203.70</text:p>
          </table:table-cell>
          <table:table-cell table:formula="of:=[.E191]/12" office:value-type="currency" office:currency="USD" office:value="168683.641975309">
            <text:p>$168,683.64</text:p>
          </table:table-cell>
          <table:table-cell table:formula="of:=[.F191]+[.G190]" office:value-type="currency" office:currency="USD" office:value="17345983080.8312">
            <text:p>$17,345,983,080.83</text:p>
          </table:table-cell>
          <table:table-cell table:number-columns-repeated="1016"/>
        </table:table-row>
        <table:table-row table:style-name="ro2">
          <table:table-cell office:value-type="string">
            <text:p>Samoa</text:p>
          </table:table-cell>
          <table:table-cell office:value-type="float" office:value="198410">
            <text:p>198410</text:p>
          </table:table-cell>
          <table:table-cell office:value-type="currency" office:currency="USD" office:value="807027244.42138">
            <text:p>$807,027,244.42</text:p>
          </table:table-cell>
          <table:table-cell table:formula="of:=[.D191]" office:value-type="percentage" office:value="0.0025">
            <text:p>0.25%</text:p>
          </table:table-cell>
          <table:table-cell table:formula="of:=[.C192]*[.D192]" office:value-type="currency" office:currency="USD" office:value="2017568.11105345">
            <text:p>$2,017,568.11</text:p>
          </table:table-cell>
          <table:table-cell table:formula="of:=[.E192]/12" office:value-type="currency" office:currency="USD" office:value="168130.675921121">
            <text:p>$168,130.68</text:p>
          </table:table-cell>
          <table:table-cell table:formula="of:=[.F192]+[.G191]" office:value-type="currency" office:currency="USD" office:value="17346151211.5071">
            <text:p>$17,346,151,211.51</text:p>
          </table:table-cell>
          <table:table-cell table:number-columns-repeated="1016"/>
        </table:table-row>
        <table:table-row table:style-name="ro2">
          <table:table-cell office:value-type="string">
            <text:p>American Samoa</text:p>
          </table:table-cell>
          <table:table-cell office:value-type="float" office:value="55197">
            <text:p>55197</text:p>
          </table:table-cell>
          <table:table-cell office:value-type="currency" office:currency="USD" office:value="638000000">
            <text:p>$638,000,000.00</text:p>
          </table:table-cell>
          <table:table-cell table:formula="of:=[.D192]" office:value-type="percentage" office:value="0.0025">
            <text:p>0.25%</text:p>
          </table:table-cell>
          <table:table-cell table:formula="of:=[.C193]*[.D193]" office:value-type="currency" office:currency="USD" office:value="1595000">
            <text:p>$1,595,000.00</text:p>
          </table:table-cell>
          <table:table-cell table:formula="of:=[.E193]/12" office:value-type="currency" office:currency="USD" office:value="132916.666666667">
            <text:p>$132,916.67</text:p>
          </table:table-cell>
          <table:table-cell table:formula="of:=[.F193]+[.G192]" office:value-type="currency" office:currency="USD" office:value="17346284128.1737">
            <text:p>$17,346,284,128.17</text:p>
          </table:table-cell>
          <table:table-cell table:number-columns-repeated="1016"/>
        </table:table-row>
        <table:table-row table:style-name="ro2">
          <table:table-cell office:value-type="string">
            <text:p>Tonga</text:p>
          </table:table-cell>
          <table:table-cell office:value-type="float" office:value="105697">
            <text:p>105697</text:p>
          </table:table-cell>
          <table:table-cell office:value-type="currency" office:currency="USD" office:value="512350059.421629">
            <text:p>$512,350,059.42</text:p>
          </table:table-cell>
          <table:table-cell table:formula="of:=[.D193]" office:value-type="percentage" office:value="0.0025">
            <text:p>0.25%</text:p>
          </table:table-cell>
          <table:table-cell table:formula="of:=[.C194]*[.D194]" office:value-type="currency" office:currency="USD" office:value="1280875.14855407">
            <text:p>$1,280,875.15</text:p>
          </table:table-cell>
          <table:table-cell table:formula="of:=[.E194]/12" office:value-type="currency" office:currency="USD" office:value="106739.595712839">
            <text:p>$106,739.60</text:p>
          </table:table-cell>
          <table:table-cell table:formula="of:=[.F194]+[.G193]" office:value-type="currency" office:currency="USD" office:value="17346390867.7695">
            <text:p>$17,346,390,867.77</text:p>
          </table:table-cell>
          <table:table-cell table:number-columns-repeated="1016"/>
        </table:table-row>
        <table:table-row table:style-name="ro1">
          <table:table-cell office:value-type="string">
            <text:p>Sao Tome and Principe</text:p>
          </table:table-cell>
          <table:table-cell office:value-type="float" office:value="219161">
            <text:p>219161</text:p>
          </table:table-cell>
          <table:table-cell office:value-type="currency" office:currency="USD" office:value="472914469.91933">
            <text:p>$472,914,469.92</text:p>
          </table:table-cell>
          <table:table-cell table:formula="of:=[.D194]" office:value-type="percentage" office:value="0.0025">
            <text:p>0.25%</text:p>
          </table:table-cell>
          <table:table-cell table:formula="of:=[.C195]*[.D195]" office:value-type="currency" office:currency="USD" office:value="1182286.17479832">
            <text:p>$1,182,286.17</text:p>
          </table:table-cell>
          <table:table-cell table:formula="of:=[.E195]/12" office:value-type="currency" office:currency="USD" office:value="98523.8478998604">
            <text:p>$98,523.85</text:p>
          </table:table-cell>
          <table:table-cell table:formula="of:=[.F195]+[.G194]" office:value-type="currency" office:currency="USD" office:value="17346489391.6174">
            <text:p>$17,346,489,391.62</text:p>
          </table:table-cell>
          <table:table-cell table:number-columns-repeated="1016"/>
        </table:table-row>
        <table:table-row table:style-name="ro2">
          <table:table-cell office:value-type="string">
            <text:p>Dominica</text:p>
          </table:table-cell>
          <table:table-cell office:value-type="float" office:value="71991">
            <text:p>71991</text:p>
          </table:table-cell>
          <table:table-cell office:value-type="currency" office:currency="USD" office:value="469870370.37037">
            <text:p>$469,870,370.37</text:p>
          </table:table-cell>
          <table:table-cell table:formula="of:=[.D195]" office:value-type="percentage" office:value="0.0025">
            <text:p>0.25%</text:p>
          </table:table-cell>
          <table:table-cell table:formula="of:=[.C196]*[.D196]" office:value-type="currency" office:currency="USD" office:value="1174675.92592593">
            <text:p>$1,174,675.93</text:p>
          </table:table-cell>
          <table:table-cell table:formula="of:=[.E196]/12" office:value-type="currency" office:currency="USD" office:value="97889.6604938271">
            <text:p>$97,889.66</text:p>
          </table:table-cell>
          <table:table-cell table:formula="of:=[.F196]+[.G195]" office:value-type="currency" office:currency="USD" office:value="17346587281.2778">
            <text:p>$17,346,587,281.28</text:p>
          </table:table-cell>
          <table:table-cell table:number-columns-repeated="1016"/>
        </table:table-row>
        <table:table-row table:style-name="ro2">
          <table:table-cell office:value-type="string">
            <text:p>Palau</text:p>
          </table:table-cell>
          <table:table-cell office:value-type="float" office:value="18092">
            <text:p>18092</text:p>
          </table:table-cell>
          <table:table-cell office:value-type="currency" office:currency="USD" office:value="268354900">
            <text:p>$268,354,900.00</text:p>
          </table:table-cell>
          <table:table-cell table:formula="of:=[.D196]" office:value-type="percentage" office:value="0.0025">
            <text:p>0.25%</text:p>
          </table:table-cell>
          <table:table-cell table:formula="of:=[.C197]*[.D197]" office:value-type="currency" office:currency="USD" office:value="670887.25">
            <text:p>$670,887.25</text:p>
          </table:table-cell>
          <table:table-cell table:formula="of:=[.E197]/12" office:value-type="currency" office:currency="USD" office:value="55907.2708333333">
            <text:p>$55,907.27</text:p>
          </table:table-cell>
          <table:table-cell table:formula="of:=[.F197]+[.G196]" office:value-type="currency" office:currency="USD" office:value="17346643188.5487">
            <text:p>$17,346,643,188.55</text:p>
          </table:table-cell>
          <table:table-cell table:number-columns-repeated="1016"/>
        </table:table-row>
        <table:table-row table:style-name="ro2">
          <table:table-cell office:value-type="string">
            <text:p>Marshall Islands</text:p>
          </table:table-cell>
          <table:table-cell office:value-type="float" office:value="59194">
            <text:p>59194</text:p>
          </table:table-cell>
          <table:table-cell office:value-type="currency" office:currency="USD" office:value="239462200">
            <text:p>$239,462,200.00</text:p>
          </table:table-cell>
          <table:table-cell table:formula="of:=[.D197]" office:value-type="percentage" office:value="0.0025">
            <text:p>0.25%</text:p>
          </table:table-cell>
          <table:table-cell table:formula="of:=[.C198]*[.D198]" office:value-type="currency" office:currency="USD" office:value="598655.5">
            <text:p>$598,655.50</text:p>
          </table:table-cell>
          <table:table-cell table:formula="of:=[.E198]/12" office:value-type="currency" office:currency="USD" office:value="49887.9583333333">
            <text:p>$49,887.96</text:p>
          </table:table-cell>
          <table:table-cell table:formula="of:=[.F198]+[.G197]" office:value-type="currency" office:currency="USD" office:value="17346693076.507">
            <text:p>$17,346,693,076.51</text:p>
          </table:table-cell>
          <table:table-cell table:number-columns-repeated="1016"/>
        </table:table-row>
        <table:table-row table:style-name="ro2">
          <table:table-cell office:value-type="string">
            <text:p>Kiribati</text:p>
          </table:table-cell>
          <table:table-cell office:value-type="float" office:value="119446">
            <text:p>119446</text:p>
          </table:table-cell>
          <table:table-cell office:value-type="currency" office:currency="USD" office:value="199573325.992705">
            <text:p>$199,573,325.99</text:p>
          </table:table-cell>
          <table:table-cell table:formula="of:=[.D198]" office:value-type="percentage" office:value="0.0025">
            <text:p>0.25%</text:p>
          </table:table-cell>
          <table:table-cell table:formula="of:=[.C199]*[.D199]" office:value-type="currency" office:currency="USD" office:value="498933.314981763">
            <text:p>$498,933.31</text:p>
          </table:table-cell>
          <table:table-cell table:formula="of:=[.E199]/12" office:value-type="currency" office:currency="USD" office:value="41577.7762484802">
            <text:p>$41,577.78</text:p>
          </table:table-cell>
          <table:table-cell table:formula="of:=[.F199]+[.G198]" office:value-type="currency" office:currency="USD" office:value="17346734654.2833">
            <text:p>$17,346,734,654.28</text:p>
          </table:table-cell>
          <table:table-cell table:number-columns-repeated="1016"/>
        </table:table-row>
        <table:table-row table:style-name="ro2" table:number-rows-repeated="1048376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5">25/12/2021</text:date>, <text:time>02:3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5T02:32:56.83</dc:date>
    <meta:generator>OpenOffice/4.1.11$Win32 OpenOffice.org_project/4111m1$Build-9808</meta:generator>
    <meta:editing-duration>PT1H4M3S</meta:editing-duration>
    <meta:editing-cycles>3</meta:editing-cycles>
    <meta:document-statistic meta:table-count="1" meta:cell-count="1453" meta:object-count="0"/>
  </office:meta>
</office:document-meta>
</file>